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2.37066666666667cm"/>
    </style:style>
    <style:style style:name="ro1" style:family="table-row">
      <style:table-row-properties style:row-height="15.6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JS" table:style-name="ta1">
        <table:table-column table:style-name="co1" table:number-columns-repeated="16384" table:default-cell-style-name="ce1"/>
        <table:table-row table:style-name="ro1">
          <table:table-cell office:value-type="string" table:style-name="ce1">
            <text:p>Text</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24 points and had four rebounds and nine assists in 34 minutes before heading to the locker room with a left foot injury after a collision with James Harden in the fourth quarter in Utah’s Game 5 loss to Houston on Tuesday.</text:p>
            <text:p><text:s text:c="8"/></text:p>
            <text:p><text:s text:c="8"/></text:p>
            <text:p><text:s text:c="13"/>Mitchell was going insane in the third where he scored 22 of his 24 points. He never returned to the action, but did come sit with his teammates through the final buzzer. "Even though I was out, I can't just sit in the back," Mitchell said. "I want to be there with my teammates throughout the entire thing." He was seen in a walking boot for precautionary reasons, but X-rays were negative, so hopefully he just has a minor foot injury. We're wishing a quick recovery for Spida D, who had a phenomenal rookie season, averaging 20.5 points, 3.7 rebounds and 3.7 assists per game. It appears that Ben Simmons is likely to win the Rookie of the Year Award, but given how well Mitchell performed in the playoffs, as well as the regular season, that might be the wrong call.</text:p>
            <text:p><text:s text:c="8"/></text:p>
            <text:p><text:s text:c="8"/></text:p>
            <text:p><text:s text:c="13"/></text:p>
            <text:p><text:s text:c="14"/></text:p>
            <text:p><text:s text:c="13"/>Source: Jazz on Twitter <text:s text:c="34"/>May 8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c Burks</text:p>
            <text:p><text:s text:c="17"/></text:p>
            <text:p><text:s text:c="17"/></text:p>
            <text:p><text:s text:c="22"/>- G - <text:s/>Jazz</text:p>
            <text:p><text:s text:c="16"/></text:p>
            <text:p><text:s text:c="17"/></text:p>
            <text:p><text:s text:c="12"/></text:p>
            <text:p><text:s text:c="8"/></text:p>
            <text:p><text:s text:c="8"/></text:p>
            <text:p><text:s text:c="8"/></text:p>
            <text:p><text:s text:c="12"/>Alec Burks scored 22 points and had three rebounds and five assists in 32 minutes in Utah's season-ending Game 5 loss to Houston on Tuesday.</text:p>
            <text:p><text:s text:c="8"/></text:p>
            <text:p><text:s text:c="8"/></text:p>
            <text:p><text:s text:c="13"/>This was the most minutes Burks logged all season and the most points he's scored since December 4th, 2017. Even with his big night, it wasn't enough to avoid being eliminated. This was another decent season for Burks, averaging 7.7 points and three boards per game as a role player for the Jazz, who he's set to return with in 2018-19.</text:p>
            <text:p><text:s text:c="8"/></text:p>
            <text:p><text:s text:c="8"/></text:p>
            <text:p><text:s text:c="13"/></text:p>
            <text:p><text:s text:c="14"/></text:p>
            <text:p><text:s text:c="13"/>May 8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cored 18 points, going 1-of-7 from deep and had four rebounds and four assists in Houston's Game 5 win over Utah on Tuesday.</text:p>
            <text:p><text:s text:c="8"/></text:p>
            <text:p><text:s text:c="8"/></text:p>
            <text:p><text:s text:c="13"/>After the game, Chris Paul said that Harden was sick, which could explain the Beard having his first game scoring less than 20 points since April 18th. Regardless, the Rockets got the win and are moving onto the Western Conference Finals for the first time since 2015.</text:p>
            <text:p><text:s text:c="8"/></text:p>
            <text:p><text:s text:c="8"/></text:p>
            <text:p><text:s text:c="13"/></text:p>
            <text:p><text:s text:c="14"/></text:p>
            <text:p><text:s text:c="13"/>May 8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had 19 points with five 3-pointers as well as six rebounds, two assists and three blocks in Houston's Game 5 win over Utah on Tuesday.</text:p>
            <text:p><text:s text:c="8"/></text:p>
            <text:p><text:s text:c="8"/></text:p>
            <text:p><text:s text:c="13"/>Tucker scored a postseason high and his second highest point total of the season in the series-ending victory. He went 4-of-4 from the field and scored 10 of his 19 points in the second quarter.</text:p>
            <text:p><text:s text:c="8"/></text:p>
            <text:p><text:s text:c="8"/></text:p>
            <text:p><text:s text:c="13"/></text:p>
            <text:p><text:s text:c="14"/></text:p>
            <text:p><text:s text:c="13"/>May 8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d 41 points, making eight 3-pointers to go along with seven rebounds, 10 assists and no turnovers in the Rockets 112-110 series-clinching win over the Jazz on Tuesday.</text:p>
            <text:p><text:s text:c="8"/></text:p>
            <text:p><text:s text:c="8"/></text:p>
            <text:p><text:s text:c="13"/>CP3 took over in the fourth, scoring 20 of his career postseason-high 41 points in the final frame en route to a series win and his first ever trip to the Western Conference Finals. This is the first time Paul has ever scored 20 in a quarter in his career, going 7-of-9 from the field and 4-of-4 from deep during the fourth. He had no turnovers in this one and has only turned it over once over his last three games. He's also the first player to have 40 points, 10 assists and no turnovers in a playoff game since turnovers became an official stat in 1977-78.</text:p>
            <text:p><text:s text:c="8"/></text:p>
            <text:p><text:s text:c="8"/></text:p>
            <text:p><text:s text:c="13"/></text:p>
            <text:p><text:s text:c="14"/></text:p>
            <text:p><text:s text:c="13"/>Source: Adam Wexler on Twitter <text:s text:c="27"/>May 8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was helped to the locker room after a left knee collision with James Harden with seven minutes to go in the fourth quarter during Game 5 against Houston on Tuesday. His return is questionable.</text:p>
            <text:p><text:s text:c="8"/></text:p>
            <text:p><text:s text:c="8"/></text:p>
            <text:p><text:s text:c="13"/>Mitchell exploded for 22 points in the third quarter, doing everything to keep Utah's season alive. This would be a terrible way for the rookie's great season to end and his left foot is being looked at due to soreness.</text:p>
            <text:p><text:s text:c="8"/></text:p>
            <text:p><text:s text:c="8"/></text:p>
            <text:p><text:s text:c="13"/></text:p>
            <text:p><text:s text:c="14"/></text:p>
            <text:p><text:s text:c="13"/>May 8 - 10: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is questionable to play in Wednesday's Game 5 against the 76ers.</text:p>
            <text:p><text:s text:c="8"/></text:p>
            <text:p><text:s text:c="8"/></text:p>
            <text:p><text:s text:c="13"/>Larkin suffered the shoulder injury during the first half of Monday's Game 4 loss to Philly and did not return. Head coach Brad Stevens said he'll have more info on Larkin following Wednesday morning's shootaround, but it looks like he could be headed for a game-time call.</text:p>
            <text:p><text:s text:c="8"/></text:p>
            <text:p><text:s text:c="8"/></text:p>
            <text:p><text:s text:c="13"/></text:p>
            <text:p><text:s text:c="14"/></text:p>
            <text:p><text:s text:c="13"/>Source: A. Sherrod Blakely on Twitter <text:s text:c="20"/>May 8 - 3: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aid his knee was feeling better at Tuesday's pregame presser.</text:p>
            <text:p><text:s text:c="8"/></text:p>
            <text:p><text:s text:c="8"/></text:p>
            <text:p><text:s text:c="13"/>"I feel pretty good when it comes to getting over the knee injury and building up my endurance to get back to where I was before I got hurt," said Curry. "And with a month or hopefully 6 weeks or 7 weeks left in the season, I think I should be able to get to the finish line." Curry couldn't say exactly when he expects to get back to 100%, but he did look better during Sunday's Game 4 win when he went 8-of-17 from the field and 4-for-9 from 3-point range. He's getting there.</text:p>
            <text:p><text:s text:c="8"/></text:p>
            <text:p><text:s text:c="8"/></text:p>
            <text:p><text:s text:c="13"/></text:p>
            <text:p><text:s text:c="14"/></text:p>
            <text:p><text:s text:c="13"/>Source: Melissa Rohlin on Twitter <text:s text:c="24"/>May 8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Toronto management is reportedly "strongly leaning" towards making a coaching change.</text:p>
            <text:p><text:s text:c="8"/></text:p>
            <text:p><text:s text:c="8"/></text:p>
            <text:p><text:s text:c="13"/>Despite Toronto taking the No. 1 seed out East this season, the Cavs easily brush them off in just four games, so Dwane Casey's days are likely numbered as the head coach of the Raptors. His offense wasn't exactly innovative, and he made questionable decisions with the big man rotations, so his departure would be good news for Jonas Valanciunas. Assistant coach Nick Nurse will be in the running to take over, and Jerry Stackhouse will also likely be a name that comes up.</text:p>
            <text:p><text:s text:c="8"/></text:p>
            <text:p><text:s text:c="8"/></text:p>
            <text:p><text:s text:c="13"/>Related: Jonas Valanciunas</text:p>
            <text:p><text:s text:c="14"/></text:p>
            <text:p><text:s text:c="13"/>Source: TSN <text:s text:c="46"/>May 8 - 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Borrego</text:p>
            <text:p><text:s text:c="17"/></text:p>
            <text:p><text:s text:c="17"/></text:p>
            <text:p><text:s text:c="22"/>- C - <text:s/>Hornets</text:p>
            <text:p><text:s text:c="16"/></text:p>
            <text:p><text:s text:c="17"/></text:p>
            <text:p><text:s text:c="12"/></text:p>
            <text:p><text:s text:c="8"/></text:p>
            <text:p><text:s text:c="8"/></text:p>
            <text:p><text:s text:c="8"/></text:p>
            <text:p><text:s text:c="12"/>Spurs assistant James Borrego is finalizing a deal to become the next head coach of the Charlotte Hornets, according to Adrian Wojnarowski‏ of ESPN.</text:p>
            <text:p><text:s text:c="8"/></text:p>
            <text:p><text:s text:c="8"/></text:p>
            <text:p><text:s text:c="13"/>Borrego has 15 years of NBA experience. He was an assistant in San Antonio under Gregg Popovich from 2003 through 2010, before joining the Hornets for two seasons and then moving onto Orlando. He served as the Magic's interim head coach for 30 games after they fired Jacque Vaughn in 2015. He then headed back to San Antonio. Charlotte finished last season with a disappointing 36-46 record, despite having one of the league's highest payrolls.</text:p>
            <text:p><text:s text:c="8"/></text:p>
            <text:p><text:s text:c="8"/></text:p>
            <text:p><text:s text:c="13"/></text:p>
            <text:p><text:s text:c="14"/></text:p>
            <text:p><text:s text:c="13"/>Source: Adrian Wojnarowski‏ on Twitter <text:s text:c="13"/>May 8 - 1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At his introductory press conference, Knicks coach David Fizdale said he was not ready to commit to playing Kristaps Porzingis at power forward or center, and wanted to keep an "open mind."</text:p>
            <text:p><text:s text:c="8"/></text:p>
            <text:p><text:s text:c="8"/></text:p>
            <text:p><text:s text:c="13"/>When asked directly if he planned on playing Porzingis primarily at the 4 or 5, Fizdale responded: "All of it. Why limit it. Why put a ceiling on it. Right? I just see so many ways to use him. I want to have a real open mind." He also stated that KP represented the future of the NBA in that he could be viewed as "positionless" and can impact the game from all over the floor.</text:p>
            <text:p><text:s text:c="8"/></text:p>
            <text:p><text:s text:c="8"/></text:p>
            <text:p><text:s text:c="13"/></text:p>
            <text:p><text:s text:c="14"/></text:p>
            <text:p><text:s text:c="13"/>Source: James Herbert on Twitter <text:s text:c="25"/>May 8 - 12: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akim Noah</text:p>
            <text:p><text:s text:c="17"/></text:p>
            <text:p><text:s text:c="17"/></text:p>
            <text:p><text:s text:c="22"/>- C - <text:s/>Knicks</text:p>
            <text:p><text:s text:c="16"/></text:p>
            <text:p><text:s text:c="17"/></text:p>
            <text:p><text:s text:c="12"/></text:p>
            <text:p><text:s text:c="8"/></text:p>
            <text:p><text:s text:c="8"/></text:p>
            <text:p><text:s text:c="8"/></text:p>
            <text:p><text:s text:c="12"/>New Knicks head coach David Fizdale said that Joakim Noah reached out to him after he was hired and that Fizdale is open to the possibility of Noah returning to the team.</text:p>
            <text:p><text:s text:c="8"/></text:p>
            <text:p><text:s text:c="8"/></text:p>
            <text:p><text:s text:c="13"/>Noah got into an argument with former coach Jeff Hornacek back in February and never rejoined the team after that. With Fizdale now coaching the Knicks, it likely increases the chances of a reconciliation between the player and the franchise. GM Scott Perry said on Tuesday that "all options are on the table."</text:p>
            <text:p><text:s text:c="8"/></text:p>
            <text:p><text:s text:c="8"/></text:p>
            <text:p><text:s text:c="13"/></text:p>
            <text:p><text:s text:c="14"/></text:p>
            <text:p><text:s text:c="13"/>Source: Ian Begley on Twitter <text:s text:c="28"/>May 8 - 12: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aid he will travel to New York to see a specialist for his nagging shoulder injury.</text:p>
            <text:p><text:s text:c="8"/></text:p>
            <text:p><text:s text:c="8"/></text:p>
            <text:p><text:s text:c="13"/>Meeting with reporters on Tuesday after the Raps were eliminated, VanVleet said that the shoulder injury that sidelined him earlier in the postseason was worse than he let on, or even admitted to himself. "I wish I would've been at full strength for this team but those were the cards I was dealt," said VanVleet. He told reporters he will have plenty of rehab work this summer and plans to re-work his shooting form.</text:p>
            <text:p><text:s text:c="8"/></text:p>
            <text:p><text:s text:c="8"/></text:p>
            <text:p><text:s text:c="13"/></text:p>
            <text:p><text:s text:c="14"/></text:p>
            <text:p><text:s text:c="13"/>Source: Josh Lewenberg on Twitter <text:s text:c="24"/>May 8 - 12: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ill not be suspended or fined for refusing to enter the game in the fourth quarter of Monday's win over the Raptors, according to Jeff Zillgitt of USA Today.</text:p>
            <text:p><text:s text:c="8"/></text:p>
            <text:p><text:s text:c="8"/></text:p>
            <text:p><text:s text:c="13"/>With the Cavs up 30 late in the fourth quarter of Game 4, coach Ty Lue told Hood to check in. However, Hood, who had yet to play, refused. Per Zillgitt's report, ''the Cavs' front office and Hood had a conversation Tuesday morning, and Hood feels badly for causing a distraction at a time when the focus should be on Cleveland’s sweep of the Raptors and spot in the conference finals." Despite not being suspended, Hood will likely remain out of the Cavs rotation the conference finals.</text:p>
            <text:p><text:s text:c="8"/></text:p>
            <text:p><text:s text:c="8"/></text:p>
            <text:p><text:s text:c="13"/></text:p>
            <text:p><text:s text:c="14"/></text:p>
            <text:p><text:s text:c="13"/>Source: USA Today <text:s text:c="40"/>May 8 - 11: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 Stackhouse</text:p>
            <text:p><text:s text:c="17"/></text:p>
            <text:p><text:s text:c="17"/></text:p>
            <text:p><text:s text:c="22"/>- G/F - <text:s/>Nets</text:p>
            <text:p><text:s text:c="16"/></text:p>
            <text:p><text:s text:c="17"/></text:p>
            <text:p><text:s text:c="12"/></text:p>
            <text:p><text:s text:c="8"/></text:p>
            <text:p><text:s text:c="8"/></text:p>
            <text:p><text:s text:c="8"/></text:p>
            <text:p><text:s text:c="12"/>Jerry Stackhouse and Mike Budenholzer are potential head coaching candidates for the Pistons, according to Vincent Ellis of the Detroit Free Press.</text:p>
            <text:p><text:s text:c="8"/></text:p>
            <text:p><text:s text:c="8"/></text:p>
            <text:p><text:s text:c="13"/>Stackhouse spent five seasons in Detroit during his playing career, and twice represented the Pistons in the All-Star game. An up-and-coming coach, he may be considered the odds-on favorite to land the Detroit job. Vincent Ellis also tweeted out that the Pistons may look to bring in former Cavs GM David Griffin as the team's next general manager.</text:p>
            <text:p><text:s text:c="8"/></text:p>
            <text:p><text:s text:c="8"/></text:p>
            <text:p><text:s text:c="13"/></text:p>
            <text:p><text:s text:c="14"/></text:p>
            <text:p><text:s text:c="13"/>Source: Vincent Ellis on Twitter <text:s text:c="25"/>May 8 - 10: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an Van Gundy</text:p>
            <text:p><text:s text:c="17"/></text:p>
            <text:p><text:s text:c="17"/></text:p>
            <text:p><text:s text:c="22"/>- C - <text:s/>Pistons</text:p>
            <text:p><text:s text:c="16"/></text:p>
            <text:p><text:s text:c="17"/></text:p>
            <text:p><text:s text:c="12"/></text:p>
            <text:p><text:s text:c="8"/></text:p>
            <text:p><text:s text:c="8"/></text:p>
            <text:p><text:s text:c="8"/></text:p>
            <text:p><text:s text:c="12"/>Stan Van Gundy said he was willing to give up his front office duties and just coach the Pistons next season.</text:p>
            <text:p><text:s text:c="8"/></text:p>
            <text:p><text:s text:c="8"/></text:p>
            <text:p><text:s text:c="13"/>The Pistons parted ways with Van Gundy on Monday. SVG was serving as both head coach and President of Basketball Operations. "When it came down to this, I was perfectly willing to only go in one role and to give up the front office and go into [just] coaching," said Van Gundy. "I didn’t fight to hang on to that at all. I was more than willing to just move over into the [coaching] role." SVG also said he'd like to coach again if the right situation presented itself.</text:p>
            <text:p><text:s text:c="8"/></text:p>
            <text:p><text:s text:c="8"/></text:p>
            <text:p><text:s text:c="13"/></text:p>
            <text:p><text:s text:c="14"/></text:p>
            <text:p><text:s text:c="13"/>Source: Rod Beard on Twitter <text:s text:c="29"/>May 8 - 10: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refused to check into the game in the fourth quarter of Monday's win over Toronto, according to Jason Llyod of The Athletic.</text:p>
            <text:p><text:s text:c="8"/></text:p>
            <text:p><text:s text:c="8"/></text:p>
            <text:p><text:s text:c="13"/>Hood has been awful this postseason, averaging just 4.6 points on 39.6 percent shooting. He hadn't played at all in Game 4 on Monday until the Cavs were up 30 with under eight minutes remaining. Coach Ty Lue told him to check in for LeBron James, but Hood refused. According to the report in The Athletic, Cavs GM Koby Altman intends to meet with Hood soon to discuss why he refused to go into the game and to get his side of the story. We should have an update on this situation on Tuesday. Hood could be fined or suspended.</text:p>
            <text:p><text:s text:c="8"/></text:p>
            <text:p><text:s text:c="8"/></text:p>
            <text:p><text:s text:c="13"/></text:p>
            <text:p><text:s text:c="14"/></text:p>
            <text:p><text:s text:c="13"/>Source: The Athletic <text:s text:c="37"/>May 8 - 9: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ad 10 assists and four rebounds but only scored five points in 30 minutes during Toronto's Game 4 loss to Cleveland on Monday.</text:p>
            <text:p><text:s text:c="8"/></text:p>
            <text:p><text:s text:c="8"/></text:p>
            <text:p><text:s text:c="13"/>This was the first time Lowry scored in single digits this postseason and tied for his fewest points of the season when playing at least 30 minutes. Lowry was having a good series up to this game, but being in a 3-0 hole may explain the lack of intensity.</text:p>
            <text:p><text:s text:c="8"/></text:p>
            <text:p><text:s text:c="8"/></text:p>
            <text:p><text:s text:c="13"/></text:p>
            <text:p><text:s text:c="14"/></text:p>
            <text:p><text:s text:c="13"/>May 7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had 18 points, five rebounds, two assists and three blocks in just 16 minutes in Toronto's 128-93 season-ending loss to Cleveland on Monday.</text:p>
            <text:p><text:s text:c="8"/></text:p>
            <text:p><text:s text:c="8"/></text:p>
            <text:p><text:s text:c="13"/>Valanciunas came off the bench for the first time this season and only got 16 minutes, but that didn't stop him from leading the team with 18 points. He had another solid season averaging 12.7 points per game and 8.6 rebounds per game. He's set to be back with the Raptors in 2018-19.</text:p>
            <text:p><text:s text:c="8"/></text:p>
            <text:p><text:s text:c="8"/></text:p>
            <text:p><text:s text:c="13"/></text:p>
            <text:p><text:s text:c="14"/></text:p>
            <text:p><text:s text:c="13"/>May 7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ad 23 points on 8-of-13 shooting with six rebounds, two blocks and two steals in Cleveland's 128-93 series-clinching victory on Monday.</text:p>
            <text:p><text:s text:c="8"/></text:p>
            <text:p><text:s text:c="8"/></text:p>
            <text:p><text:s text:c="13"/>Love continued his quality play from the previous two games. He's now averaging 25 points and 11 rebounds over the last three games. If he can keep up this level of play into the Eastern Conference Finals, it could potentially mean a fourth straight Finals appearance for the Cavs.</text:p>
            <text:p><text:s text:c="8"/></text:p>
            <text:p><text:s text:c="8"/></text:p>
            <text:p><text:s text:c="13"/></text:p>
            <text:p><text:s text:c="14"/></text:p>
            <text:p><text:s text:c="13"/>May 7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ad 29 points, eight rebounds and 11 assists with two steals in Cleveland's 128-93 domination of Toronto in Game 4 on Monday.</text:p>
            <text:p><text:s text:c="8"/></text:p>
            <text:p><text:s text:c="8"/></text:p>
            <text:p><text:s text:c="13"/>Another big night for LeBron means the end of Toronto's season being a sweep. LeBron has now been a part of a sweep an NBA record six consecutive seasons. After many people questioned whether he and the Cavaliers could make it out of the first round, LeBron-led Cleveland now appears to be the Eastern Conference favorite.</text:p>
            <text:p><text:s text:c="8"/></text:p>
            <text:p><text:s text:c="8"/></text:p>
            <text:p><text:s text:c="13"/></text:p>
            <text:p><text:s text:c="14"/></text:p>
            <text:p><text:s text:c="13"/>May 7 - 11: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was ejected after being assessed with a Flagrant 2 for hitting Jordan Clarkson in the head while he was going up for a layup.</text:p>
            <text:p><text:s text:c="8"/></text:p>
            <text:p><text:s text:c="8"/></text:p>
            <text:p><text:s text:c="13"/>DeRozan had 13 points, five rebounds and an assist in 33 minutes. It was a somewhat fitting end to DeRozan's season the way this series has gone. The All-star wing is set to return with the Raptors in 2018-19, but with a third straight season ending at the hands of Cleveland and Boston and Philly on the rise, things won't get any easier for Toronto's franchise player.</text:p>
            <text:p><text:s text:c="8"/></text:p>
            <text:p><text:s text:c="8"/></text:p>
            <text:p><text:s text:c="13"/></text:p>
            <text:p><text:s text:c="14"/></text:p>
            <text:p><text:s text:c="13"/>May 7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will undergo tests on Tuesday to evaluate his left shoulder.</text:p>
            <text:p><text:s text:c="8"/></text:p>
            <text:p><text:s text:c="8"/></text:p>
            <text:p><text:s text:c="13"/>Larkin left Game 4 against Philadelphia on Monday after a hard screen by Joel Embiid and was unable to return. Brad Stevens said he was sore. If Larkin is out for Game 5 Terry Rozier and Marcus Smart will likely absorb his minutes.</text:p>
            <text:p><text:s text:c="8"/></text:p>
            <text:p><text:s text:c="8"/></text:p>
            <text:p><text:s text:c="13"/></text:p>
            <text:p><text:s text:c="14"/></text:p>
            <text:p><text:s text:c="13"/>Source: Chris Forsberg on Twitter <text:s text:c="24"/>May 7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had 17 points, five rebounds and two blocks as well as an assist in Boston's Game 4 loss to the Sixers on Monday.</text:p>
            <text:p><text:s text:c="8"/></text:p>
            <text:p><text:s text:c="8"/></text:p>
            <text:p><text:s text:c="13"/>Morris hit three 3-pointers to have his highest scoring performance since April 17th. Morris got into with Embiid at one point, repeatedly flashing 3-0 with his hands, something that could come back to bite him if Philly were to pull off the historic comeback. Though he didn't get one for that, he did get into foul trouble with five for the game.</text:p>
            <text:p><text:s text:c="8"/></text:p>
            <text:p><text:s text:c="8"/></text:p>
            <text:p><text:s text:c="13"/></text:p>
            <text:p><text:s text:c="14"/></text:p>
            <text:p><text:s text:c="13"/>May 7 - 10: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20 points with four rebounds and four assists to go along with a block in 36 minutes in the Celtics 103-92 loss to Philadelphia in Game 4.</text:p>
            <text:p><text:s text:c="8"/></text:p>
            <text:p><text:s text:c="8"/></text:p>
            <text:p><text:s text:c="13"/>Tatum scored at least 20 points for the sixth straight game, becoming the first Celtic to log six straight playoff games with 20-plus points since Paul Pierce in 2009. The rook continues to pour in buckets and set Celtics records.</text:p>
            <text:p><text:s text:c="8"/></text:p>
            <text:p><text:s text:c="8"/></text:p>
            <text:p><text:s text:c="13"/></text:p>
            <text:p><text:s text:c="14"/></text:p>
            <text:p><text:s text:c="13"/>Source: Celtics Stats on Twitter <text:s text:c="25"/>May 7 - 10: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had 19 points, 13 boards and five assists along with two steals in 33 minutes in Philly's Game 4 win over Boston on Monday.</text:p>
            <text:p><text:s text:c="8"/></text:p>
            <text:p><text:s text:c="8"/></text:p>
            <text:p><text:s text:c="13"/>Simmons recorded his first double-double of the series and went 7-of-8 from the stripe to force a Game 5 in the Garden on Wednesday. He'll have to outperform his last game in Boston where he only scored one point if the Sixers want to keep their season alive.</text:p>
            <text:p><text:s text:c="8"/></text:p>
            <text:p><text:s text:c="8"/></text:p>
            <text:p><text:s text:c="13"/></text:p>
            <text:p><text:s text:c="14"/></text:p>
            <text:p><text:s text:c="13"/>May 7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came off the bench for the first time this season and had three points, five rebounds and three assists in just 19 minutes in the Sixers Game 4 win on Monday.</text:p>
            <text:p><text:s text:c="8"/></text:p>
            <text:p><text:s text:c="8"/></text:p>
            <text:p><text:s text:c="13"/>Covington's struggles continued. After a one-point performance on Saturday, he went 1-of-7 from the field and had four fouls in his 19 minutes. Brett Brown has decided to start T.J. McConnell again in Game 5 with the Sixers still in must-win mode and Covington playing subpar.</text:p>
            <text:p><text:s text:c="8"/></text:p>
            <text:p><text:s text:c="8"/></text:p>
            <text:p><text:s text:c="13"/></text:p>
            <text:p><text:s text:c="14"/></text:p>
            <text:p><text:s text:c="13"/>May 7 - 9: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scored a game-high 25 points with eight rebounds, four assists and no turnovers in 39 minutes in Philadelphia's Game 4 win on Monday.</text:p>
            <text:p><text:s text:c="8"/></text:p>
            <text:p><text:s text:c="8"/></text:p>
            <text:p><text:s text:c="13"/>Saric's 25 was the most he's had all postseason and came when Philly needed it most facing elimination. He'll need to step up again on the road in Game 5 if the Sixers want to keep their season alive. This was his fourth game this postseason with 20 points or more. J.J. Reddick is the only Sixer with more with five.</text:p>
            <text:p><text:s text:c="8"/></text:p>
            <text:p><text:s text:c="8"/></text:p>
            <text:p><text:s text:c="13"/></text:p>
            <text:p><text:s text:c="14"/></text:p>
            <text:p><text:s text:c="13"/>May 7 - 9: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scored a career-high 19 points on 9-of-12 shooting and added seven rebounds and five assists in 39 minutes in the Sixers 103-92 Game 4 win over the Celtics on Monday.</text:p>
            <text:p><text:s text:c="8"/></text:p>
            <text:p><text:s text:c="8"/></text:p>
            <text:p><text:s text:c="13"/>He got his first start of the postseason and played his most minutes of the year in the season-extending win. Brett Brown has decided to keep McConnell in the starting lineup for Game 5. With Robert Covington continuing to struggle and the Sixers still in a must-win situation this doesn't come as a surprise.</text:p>
            <text:p><text:s text:c="8"/></text:p>
            <text:p><text:s text:c="8"/></text:p>
            <text:p><text:s text:c="13"/></text:p>
            <text:p><text:s text:c="14"/></text:p>
            <text:p><text:s text:c="13"/>Source: Jon Johnson on Twitter <text:s text:c="27"/>May 7 - 8: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and C.J. Miles will start Game 4 on Monday alongside Kyle Lowry, DeMar DeRozan and OG Anunoby.</text:p>
            <text:p><text:s text:c="8"/></text:p>
            <text:p><text:s text:c="8"/></text:p>
            <text:p><text:s text:c="13"/>Going back to Ibaka is a strange decision given his struggles, but the Raptors will be able to increase the pace with this lineup. Jonas Valanciunas will head back to the bench and his role is completely up in the air, while Fred VanVleet should still see a good chunk of minutes off the bench if his shoulder continues to hold up.</text:p>
            <text:p><text:s text:c="8"/></text:p>
            <text:p><text:s text:c="8"/></text:p>
            <text:p><text:s text:c="13"/>Related: C.J. Miles, Jonas Valanciunas, Fred VanVleet</text:p>
            <text:p><text:s text:c="14"/></text:p>
            <text:p><text:s text:c="13"/>Source: Tom Withers on Twitter <text:s text:c="27"/>May 7 - 8: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strained left hamstring) will not play in Game 5 on Tuesday.</text:p>
            <text:p><text:s text:c="8"/></text:p>
            <text:p><text:s text:c="8"/></text:p>
            <text:p><text:s text:c="13"/>He's dealing with the same injury as Ricky Rubio and the Jazz will be without both guys with their season on the line. Exum was averaging minutes in the low teens in this series, but has had some nice defensive moments on Harden. Look for a combination of Raul Neto, Alec Burks and Royce O'Neale to pick up the slack.</text:p>
            <text:p><text:s text:c="8"/></text:p>
            <text:p><text:s text:c="8"/></text:p>
            <text:p><text:s text:c="13"/></text:p>
            <text:p><text:s text:c="14"/></text:p>
            <text:p><text:s text:c="13"/>Source: Jazz on Twitter <text:s text:c="34"/>May 7 - 7: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will not play in Game 5 on Tuesday.</text:p>
            <text:p><text:s text:c="8"/></text:p>
            <text:p><text:s text:c="8"/></text:p>
            <text:p><text:s text:c="13"/>He was ruled out a few hours before tip-off for Game 4, but now he's getting ruled out a full day before. There's no word of any setback, but this is rough news for a Jazz team that will also be missing Dante Exum, one of their best options to defend James Harden. The Jazz will have to get creative and we should see a heavy dose of Royce O'Neale again.</text:p>
            <text:p><text:s text:c="8"/></text:p>
            <text:p><text:s text:c="8"/></text:p>
            <text:p><text:s text:c="13"/>Related: Dante Exum</text:p>
            <text:p><text:s text:c="14"/></text:p>
            <text:p><text:s text:c="13"/>Source: Jazz on Twitter <text:s text:c="34"/>May 7 - 7: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shoulder) is headed to the locker room.</text:p>
            <text:p><text:s text:c="8"/></text:p>
            <text:p><text:s text:c="8"/></text:p>
            <text:p><text:s text:c="13"/>Larkin got hit with a hard screen by Joel Embiid and immediately ran back to the locker room, clutching at his left shoulder. He's officially questionable to return, but if he's not able to get back out there tonight, Marcus Smart and Terry Rozier will split most of his minutes.</text:p>
            <text:p><text:s text:c="8"/></text:p>
            <text:p><text:s text:c="8"/></text:p>
            <text:p><text:s text:c="13"/>Related: Marcus Smart, Terry Rozier</text:p>
            <text:p><text:s text:c="14"/></text:p>
            <text:p><text:s text:c="13"/>May 7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will replace Robert Covington in the starting lineup for Monday's Game 4 in Boston.</text:p>
            <text:p><text:s text:c="8"/></text:p>
            <text:p><text:s text:c="8"/></text:p>
            <text:p><text:s text:c="13"/>The 76ers have dropped three in a row, so Brett Brown will tweak his starting five in hopes of avoiding a sweep. Joining McConnell in the starting group will be Ben Simmons, J.J. Redick, Dario Saric and Joel Embiid. Covington played very poorly in Games 1 and 2, so he might be on a short leash tonight with Philly's season on the line.</text:p>
            <text:p><text:s text:c="8"/></text:p>
            <text:p><text:s text:c="8"/></text:p>
            <text:p><text:s text:c="13"/>Related: Ben Simmons, Joel Embiid, J.J. Redick, Dario Saric, Robert Covington</text:p>
            <text:p><text:s text:c="14"/></text:p>
            <text:p><text:s text:c="13"/>Source: Tom Moore on Twitter <text:s text:c="29"/>May 7 - 5: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An MRI revealed a strained left hamstring for Dante Exum and he is being listed as day-to-day.</text:p>
            <text:p><text:s text:c="8"/></text:p>
            <text:p><text:s text:c="8"/></text:p>
            <text:p><text:s text:c="13"/>Exum exited Sunday's game with the hamstring injury and did not return, and if both he and Ricky Rubio (hamstring) are unable to play Tuesday, that would open up a lot of minutes for Raul Neto and Alec Burks. Neto would likely draw the start, but Burks would make for the more interesting play in fantasy hoops.</text:p>
            <text:p><text:s text:c="8"/></text:p>
            <text:p><text:s text:c="8"/></text:p>
            <text:p><text:s text:c="13"/>Related: Raul Neto, Ricky Rubio, Alec Burks</text:p>
            <text:p><text:s text:c="14"/></text:p>
            <text:p><text:s text:c="13"/>Source: Shams Charania on Twitter <text:s text:c="24"/>May 7 - 4: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hinted he's expecting to have a larger role with the Heat next season.</text:p>
            <text:p><text:s text:c="8"/></text:p>
            <text:p><text:s text:c="8"/></text:p>
            <text:p><text:s text:c="13"/>"I definitely had the best year of my career and I’ll keep building on that this summer, hopefully, keep expanding my game," said Olynyk. "Just kind of taking that same role that I have this year and just expanding it." Rumors regarding the Heat shopping Hassan Whiteside have been heating up, and if he does get dealt this summer, that could open up a lot of minutes for Olynyk. He was able to produce late-round value in just 23.8 minutes per contest this season, but if he could regularly earn minutes in the 30s, he'd have a solid shot at top-75 value.</text:p>
            <text:p><text:s text:c="8"/></text:p>
            <text:p><text:s text:c="8"/></text:p>
            <text:p><text:s text:c="13"/></text:p>
            <text:p><text:s text:c="14"/></text:p>
            <text:p><text:s text:c="13"/>Source: Palm Beach Post <text:s text:c="34"/>May 7 - 4: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The Knicks formally announced the hiring of David Fizdale as their new head coach on Monday.</text:p>
            <text:p><text:s text:c="8"/></text:p>
            <text:p><text:s text:c="8"/></text:p>
            <text:p><text:s text:c="13"/>"David is a bright and creative basketball mind who is highly respected throughout the NBA," said owner James Dolan during Monday's presser. " I’m confident that Steve [Mills] and Scott [Perry] identified the right coach to lead this team to the success our loyal fans deserve." The Knicks won't have much cap space this offseason, so it'll be tough for Fizdale to suddenly turn New York into a playoff team based on what their roster will look like next season.</text:p>
            <text:p><text:s text:c="8"/></text:p>
            <text:p><text:s text:c="8"/></text:p>
            <text:p><text:s text:c="13"/></text:p>
            <text:p><text:s text:c="14"/></text:p>
            <text:p><text:s text:c="13"/>Source: Ian Begley on Twitter <text:s text:c="28"/>May 7 - 3: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Steve Clifford will meet with the Bucks for their head coaching position.</text:p>
            <text:p><text:s text:c="8"/></text:p>
            <text:p><text:s text:c="8"/></text:p>
            <text:p><text:s text:c="13"/>Clifford is one of many candidates that includes Mike Budenholzer, Monty Williams, Becky Hammon, James Borrego, David Blatt and Ettore Messina. Budenholzer and Williams are believed to be the favorites, but Clifford is a defensive-minded coach and that's certainly something the Bucks could use.</text:p>
            <text:p><text:s text:c="8"/></text:p>
            <text:p><text:s text:c="8"/></text:p>
            <text:p><text:s text:c="13"/></text:p>
            <text:p><text:s text:c="14"/></text:p>
            <text:p><text:s text:c="13"/>Source: Adrian Wojnarowski on Twitter <text:s text:c="20"/>May 7 - 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 Van Gundy</text:p>
            <text:p><text:s text:c="17"/></text:p>
            <text:p><text:s text:c="17"/></text:p>
            <text:p><text:s text:c="22"/>- C - <text:s/>Pistons</text:p>
            <text:p><text:s text:c="16"/></text:p>
            <text:p><text:s text:c="17"/></text:p>
            <text:p><text:s text:c="12"/></text:p>
            <text:p><text:s text:c="8"/></text:p>
            <text:p><text:s text:c="8"/></text:p>
            <text:p><text:s text:c="8"/></text:p>
            <text:p><text:s text:c="12"/>The Pistons have parted ways with head coach Stan Van Gundy.</text:p>
            <text:p><text:s text:c="8"/></text:p>
            <text:p><text:s text:c="8"/></text:p>
            <text:p><text:s text:c="13"/>SVG was also the President of Basketball Operations, but was very underwhelming in each role. One candidate to replace SVG in the front office is Brent Barry, and it won't be long before we hear about potential candidates for the coaching vacancy. The Pistons have a bloated payroll and a limited ceiling based on their current roster, so it will be interesting to see what the new leadership will bring to the table.</text:p>
            <text:p><text:s text:c="8"/></text:p>
            <text:p><text:s text:c="8"/></text:p>
            <text:p><text:s text:c="13"/></text:p>
            <text:p><text:s text:c="14"/></text:p>
            <text:p><text:s text:c="13"/>Source: Adrian Wojnarowski on Twitter <text:s text:c="20"/>May 7 - 1: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Silas</text:p>
            <text:p><text:s text:c="17"/></text:p>
            <text:p><text:s text:c="17"/></text:p>
            <text:p><text:s text:c="22"/>- F - <text:s/>Mavericks</text:p>
            <text:p><text:s text:c="16"/></text:p>
            <text:p><text:s text:c="17"/></text:p>
            <text:p><text:s text:c="12"/></text:p>
            <text:p><text:s text:c="8"/></text:p>
            <text:p><text:s text:c="8"/></text:p>
            <text:p><text:s text:c="8"/></text:p>
            <text:p><text:s text:c="12"/>The Hawks have narrowed their head coaching job search down to four candidates.</text:p>
            <text:p><text:s text:c="8"/></text:p>
            <text:p><text:s text:c="8"/></text:p>
            <text:p><text:s text:c="13"/>Hornets assistant Stephen Silas, Sixers assistant Lloyd Pierce, Blazers assistant Nate Tibbetts and Celtics assistant Jay Larranaga are still in the running, but some of these guys have been linked to other teams as well. Lloyd Pierce is expected to interview for the job a second time and could be on the verge of an offer according to ESPN, so he's likely the favorite for now.</text:p>
            <text:p><text:s text:c="8"/></text:p>
            <text:p><text:s text:c="8"/></text:p>
            <text:p><text:s text:c="13"/></text:p>
            <text:p><text:s text:c="14"/></text:p>
            <text:p><text:s text:c="13"/>Source: AJC <text:s text:c="46"/>May 7 - 12: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Heat coach Erik Spoelstra said the experience Bam Adebayo got in the postseason was "worth its weight in gold."</text:p>
            <text:p><text:s text:c="8"/></text:p>
            <text:p><text:s text:c="8"/></text:p>
            <text:p><text:s text:c="13"/>"Every game that we played," Spoelstra said, "we were playing for our lives to get into the playoffs. That is exponentially important and then helps improvement. And Bam was able to experience all of that. That was great. He is heading into an offseason with a lot of momentum." Adebayo isn't sure if he'll play more PF or center next season, but that hinges on what the Heat do with Hassan Whiteside. Adebayo played 96% of his minutes at center, so a Whiteside trade would obviously give Adebayo's value a significant boost.</text:p>
            <text:p><text:s text:c="8"/></text:p>
            <text:p><text:s text:c="8"/></text:p>
            <text:p><text:s text:c="13"/></text:p>
            <text:p><text:s text:c="14"/></text:p>
            <text:p><text:s text:c="13"/>Source: South Florida Sun-Sentinel <text:s text:c="23"/>May 7 - 1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said he needs to work on his shot, his body and his defense so he can spend time at power forward and center in 2018-19.</text:p>
            <text:p><text:s text:c="8"/></text:p>
            <text:p><text:s text:c="8"/></text:p>
            <text:p><text:s text:c="13"/>"I think going forward it’s my responsibility to be prepared to play both positions at a high level and bring something positive to the team that regardless of if I’m at (PF) or (C) for different lineups, different matchups, different situations, different periods of the game," Powell said. "Whatever our team needs I want to be able to kind of fill that spot." Powell made some noise over the final 16 games with 10.4 points, 5.6 rebounds and 1.8 assists on 58.8% shooting, but player development was the focus down the stretch. With Dirk Nowitzki coming back, Powell's outlook hinges on what the Mavs do during the draft and free agency.</text:p>
            <text:p><text:s text:c="8"/></text:p>
            <text:p><text:s text:c="8"/></text:p>
            <text:p><text:s text:c="13"/></text:p>
            <text:p><text:s text:c="14"/></text:p>
            <text:p><text:s text:c="13"/>Source: Mavs.com <text:s text:c="41"/>May 7 - 10: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still hasn't decided if he will exercise his player option for 2018-19.</text:p>
            <text:p><text:s text:c="8"/></text:p>
            <text:p><text:s text:c="8"/></text:p>
            <text:p><text:s text:c="13"/>Gay didn't make a huge impact in San Antonio, averaging 11.5 points, 5.1 rebounds and 1.3 assists in 21.6 minutes. His option is worth $8.8 million, but if he opts out he can probably find a multi-year deal with a similar annual salary. "On the court, it’s very different," Gay said of his time in San Antonio. "It’s the epitome of team basketball. Everyone is playing for each other, and it’s always been that way." Maybe the Spurs bump up Gay's workload if they can't repair their relationship with Kawhi Leonard, but it's hard to imagine Gay being more than a late-round fantasy asset if he stays in San Antonio.</text:p>
            <text:p><text:s text:c="8"/></text:p>
            <text:p><text:s text:c="8"/></text:p>
            <text:p><text:s text:c="13"/></text:p>
            <text:p><text:s text:c="14"/></text:p>
            <text:p><text:s text:c="13"/>Source: Hoopshype <text:s text:c="40"/>May 7 - 9: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fouled out of Utah's Game 4 loss on Sunday with 25 points, nine rebounds, four steals, two 3-pointers and two assists in 38 minutes.</text:p>
            <text:p><text:s text:c="8"/></text:p>
            <text:p><text:s text:c="8"/></text:p>
            <text:p><text:s text:c="13"/>Mitchell scored 13 points in the second quarter but was held in check otherwise, finishing 8-of-24 from the field with three turnovers. Houston's elite defense has allowed a mere 103.0 points per 100 possessions in the playoffs, trailing only the Warriors, and they've mostly contained Mitchell since his Game 2 assist splurge. With the Jazz facing elimination on Tuesday, he'll need more help from teammates -- especially if Ricky Rubio and Dante Exum can't play due to their hamstring injuries.</text:p>
            <text:p><text:s text:c="8"/></text:p>
            <text:p><text:s text:c="8"/></text:p>
            <text:p><text:s text:c="13"/>Related: Ricky Rubio, Dante Exum</text:p>
            <text:p><text:s text:c="14"/></text:p>
            <text:p><text:s text:c="13"/>May 6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left ankle) played 16 minutes off the bench on Sunday, posting five points, one rebound, one assist and one steal.</text:p>
            <text:p><text:s text:c="8"/></text:p>
            <text:p><text:s text:c="8"/></text:p>
            <text:p><text:s text:c="13"/>Jae Crowder took over the starting PF spot and Favors was used as a strict backup center tonight, but the Jazz lost anyway and now face elimination with a 3-1 series deficit. Favors did fare well during his time on the court, hitting both of his field goals and posting a plus/minus rating of +14 in a game Utah lost by 13 points. The matchups vs. Houston in this series have erased him as a DFS option, whether or not he's starting Game 5.</text:p>
            <text:p><text:s text:c="8"/></text:p>
            <text:p><text:s text:c="8"/></text:p>
            <text:p><text:s text:c="13"/>Related: Jae Crowder, Rudy Gobert</text:p>
            <text:p><text:s text:c="14"/></text:p>
            <text:p><text:s text:c="13"/>May 6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ec Burks</text:p>
            <text:p><text:s text:c="17"/></text:p>
            <text:p><text:s text:c="17"/></text:p>
            <text:p><text:s text:c="22"/>- G - <text:s/>Jazz</text:p>
            <text:p><text:s text:c="16"/></text:p>
            <text:p><text:s text:c="17"/></text:p>
            <text:p><text:s text:c="12"/></text:p>
            <text:p><text:s text:c="8"/></text:p>
            <text:p><text:s text:c="8"/></text:p>
            <text:p><text:s text:c="8"/></text:p>
            <text:p><text:s text:c="12"/>Alec Burks vanished during Game 4 with zero points in nine minutes off the bench, contributing four rebounds and one assist in a 100-87 loss.</text:p>
            <text:p><text:s text:c="8"/></text:p>
            <text:p><text:s text:c="8"/></text:p>
            <text:p><text:s text:c="13"/>Burks couldn't duplicate his success from Games 2 and 3, in which he averaged 15.5 points, 4.0 rebounds and 3.5 assists. He had a bad stint in the first half and coach Quin Snyder only played him for 3:54 in the second half, despite the absence of Dante Exum (hamstring). He burned plenty of DFS owners tonight but could fare better on Tuesday if Exum is ruled out.</text:p>
            <text:p><text:s text:c="8"/></text:p>
            <text:p><text:s text:c="8"/></text:p>
            <text:p><text:s text:c="13"/>Related: Dante Exum</text:p>
            <text:p><text:s text:c="14"/></text:p>
            <text:p><text:s text:c="13"/>May 6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started on Sunday but shot 1-of-11 from the field, finishing a Game 4 defeat with five points, five rebounds, two assists, two blocks and one steal.</text:p>
            <text:p><text:s text:c="8"/></text:p>
            <text:p><text:s text:c="8"/></text:p>
            <text:p><text:s text:c="13"/>Derrick Favors was dealing with a left ankle injury but Crowder might have started anyway, since the Favors/Rudy Gobert frontcourt has been exposed by the small-ball Rockets. This was Crowder's first start since joining the Jazz and he was obviously awful from the field, including a 1-of-7 mark from deep, so it will be interesting to see if coach Quin Snyder sticks with the lineup for a must-win Game 5 on Tuesday.</text:p>
            <text:p><text:s text:c="8"/></text:p>
            <text:p><text:s text:c="8"/></text:p>
            <text:p><text:s text:c="13"/></text:p>
            <text:p><text:s text:c="14"/></text:p>
            <text:p><text:s text:c="13"/>May 6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finished Sunday's 100-87 home loss with eight points (3-of-7 FGs, 2-of-2 FTs), five rebounds, one assist and four turnovers in 28 minutes.</text:p>
            <text:p><text:s text:c="8"/></text:p>
            <text:p><text:s text:c="8"/></text:p>
            <text:p><text:s text:c="13"/>O'Neale hurt his right knee after colliding with Clint Capela in the first quarter, but he returned after getting the knee wrapped in Utah's locker room. He made a few poor decisions down the stretch which are forgivable -- we're talking about a 24-year-old rookie who has averaged 28.3 minutes in the series, more than he played in any month of the regular season. Tonight's knee injury shouldn't endanger his status for a potential elimination game on Tuesday.</text:p>
            <text:p><text:s text:c="8"/></text:p>
            <text:p><text:s text:c="8"/></text:p>
            <text:p><text:s text:c="13"/></text:p>
            <text:p><text:s text:c="14"/></text:p>
            <text:p><text:s text:c="13"/>May 6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was a healthy DNP-CD vs. the Jazz on Sunday.</text:p>
            <text:p><text:s text:c="8"/></text:p>
            <text:p><text:s text:c="8"/></text:p>
            <text:p><text:s text:c="13"/>Anderson came in averaging just 6.7 minutes per game in the series, with his role dwindling in each game, so it's no surprise to see him rooted to the bench. Mike D'Antoni has used him as a strict backup-C against Utah, and tonight it was Nene absorbing all of those minutes. Anderson may fare better in different matchups if the Rockets advance in the playoffs, but he's not a DFS option.</text:p>
            <text:p><text:s text:c="8"/></text:p>
            <text:p><text:s text:c="8"/></text:p>
            <text:p><text:s text:c="13"/></text:p>
            <text:p><text:s text:c="14"/></text:p>
            <text:p><text:s text:c="13"/>May 6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ad another dominant game on Sunday with 12 points on 6-of-11 shooting, 15 rebounds, six blocks, two assists and two steals in a team-high 37 minutes.</text:p>
            <text:p><text:s text:c="8"/></text:p>
            <text:p><text:s text:c="8"/></text:p>
            <text:p><text:s text:c="13"/>Capela was everywhere down the stretch to seal the victory, helping Houston earn a 3-1 series lead. He's been a monster all year long and is bringing his best game vs. Rudy Gobert in this series, averaging 15.0 points on 59.6% shooting, 11.5 boards, 3.0 blocks, 2.3 assists and 1.5 steals. He's also committed a mere four turnovers in 33.5 minutes per game, and is setting himself up for a massive contract in restricted free agency this summer.</text:p>
            <text:p><text:s text:c="8"/></text:p>
            <text:p><text:s text:c="8"/></text:p>
            <text:p><text:s text:c="13"/></text:p>
            <text:p><text:s text:c="14"/></text:p>
            <text:p><text:s text:c="13"/>May 6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finished the Rockets' Game 4 win on Sunday with 27 points on 12-of-23 shooting, 12 rebounds, six assists, two steals, one block and one 3-pointer in 35 minutes.</text:p>
            <text:p><text:s text:c="8"/></text:p>
            <text:p><text:s text:c="8"/></text:p>
            <text:p><text:s text:c="13"/>CP3 was celebrating his 33rd birthday and his mid-range game was cooking tonight, resulting in his best shooting performance of the series. He mixed it up with fans during the game and his lone turnover came on a bizarre attempt to sell a foul on Joe Ingles, but his court game spoke for itself. Houston is one win away from the Western Conference Finals and they can advance with a victory at home on Tuesday.</text:p>
            <text:p><text:s text:c="8"/></text:p>
            <text:p><text:s text:c="8"/></text:p>
            <text:p><text:s text:c="13"/></text:p>
            <text:p><text:s text:c="14"/></text:p>
            <text:p><text:s text:c="13"/>May 6 - 10: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left hamstring soreness) will not return to Game 4 after exiting in the third quarter, finishing with nine points and one assist in 10 minutes.</text:p>
            <text:p><text:s text:c="8"/></text:p>
            <text:p><text:s text:c="8"/></text:p>
            <text:p><text:s text:c="13"/>Exum was injured during a drive to the hoop and he quickly headed to Utah's locker room. We can only hope that the oft-injured guard didn't suffer a serious setback -- he's in the midst of a strong playoff series, taking full advantage of the absence of Ricky Rubio (hamstring). If Exum does miss Game 5, Raul Neto and Alec Burks should absorb his minutes.</text:p>
            <text:p><text:s text:c="8"/></text:p>
            <text:p><text:s text:c="8"/></text:p>
            <text:p><text:s text:c="13"/>Related: Ricky Rubio, Alec Burks</text:p>
            <text:p><text:s text:c="14"/></text:p>
            <text:p><text:s text:c="13"/>May 6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exited Game 4 on Sunday after banging knees while fighting through a screen, but he has since returned to the bench.</text:p>
            <text:p><text:s text:c="8"/></text:p>
            <text:p><text:s text:c="8"/></text:p>
            <text:p><text:s text:c="13"/>O'Neale appeared to hurt his right knee after crashing into Clint Capela, and he limped to the locker room after Utah called a timeout. His quick return in encouraging and it looks like he avoided any serious damage, but we should know more after the game.</text:p>
            <text:p><text:s text:c="8"/></text:p>
            <text:p><text:s text:c="8"/></text:p>
            <text:p><text:s text:c="13"/></text:p>
            <text:p><text:s text:c="14"/></text:p>
            <text:p><text:s text:c="13"/>May 6 - 8: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The Hawks have reportedly narrowed their search for a head coach to four candidates, including Blazers assistant Nate Tibbetts.</text:p>
            <text:p><text:s text:c="8"/></text:p>
            <text:p><text:s text:c="8"/></text:p>
            <text:p><text:s text:c="13"/>The other remaining candidates are Lloyd Pierce, Stephen Silas and Jay Larranaga, all of whom are current assistants for other teams -- the Sixers, Hornets and Celtics, respectively. Hawks principal owner Tony Ressler has interviewed Tibbetts and will reportedly meet with Pierce early this week, with ESPN reporting that a positive meeting "will likely catapult him into a job offer." It shouldn't take much longer for Atlanta to fill their vacant position.</text:p>
            <text:p><text:s text:c="8"/></text:p>
            <text:p><text:s text:c="8"/></text:p>
            <text:p><text:s text:c="13"/></text:p>
            <text:p><text:s text:c="14"/></text:p>
            <text:p><text:s text:c="13"/>Source: Atlanta Journal-Constitution <text:s text:c="21"/>May 6 - 7: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will replace Derrick Favors (ankle) in the starting lineup for Sunday's Game 4 against the Rockets.</text:p>
            <text:p><text:s text:c="8"/></text:p>
            <text:p><text:s text:c="8"/></text:p>
            <text:p><text:s text:c="13"/>Crowder should be flirting with minutes in the 30s as a starter tonight, and he'll look to bounce back after a rough 1-of-6 shooting performance during Game 3's loss. Aside from Friday's seven-point stinker, Crowder has been playing well through this second-round series with averages of 14.3 points, 6.7 boards, 3.0 triples and 1.7 dimes per contest on 48.3% shooting, and they'll need everything they can get out of him to even up this semi-finals series at two apiece.</text:p>
            <text:p><text:s text:c="8"/></text:p>
            <text:p><text:s text:c="8"/></text:p>
            <text:p><text:s text:c="13"/>Related: Derrick Favors</text:p>
            <text:p><text:s text:c="14"/></text:p>
            <text:p><text:s text:c="13"/>May 6 - 7: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left ankle) will be available to play in Game 4 on Sunday, but he will come off the bench.</text:p>
            <text:p><text:s text:c="8"/></text:p>
            <text:p><text:s text:c="8"/></text:p>
            <text:p><text:s text:c="13"/>Jae Crowder will be starting in Favors' place tonight, so it sounds like he might not be 100%, and we wouldn't expect many minutes from him anyway in an unfavorable matchup against Houston. The Jazz will also be without Ricky Rubio as well, which will result in another start for Royce O'Neale.</text:p>
            <text:p><text:s text:c="8"/></text:p>
            <text:p><text:s text:c="8"/></text:p>
            <text:p><text:s text:c="13"/>Related: Royce O'Neale, Ricky Rubio, Jae Crowder</text:p>
            <text:p><text:s text:c="14"/></text:p>
            <text:p><text:s text:c="13"/>Source: Craig Ackerman on Twitter <text:s text:c="24"/>May 6 - 7: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couldn't buy a bucket during Sunday's Game 4 loss to the Warriors, going 2-of-10 from the field and 1-of-4 from the stripe on his way to six points across 32 minutes.</text:p>
            <text:p><text:s text:c="8"/></text:p>
            <text:p><text:s text:c="8"/></text:p>
            <text:p><text:s text:c="13"/>Rondo did add 11 rebounds, six assists and one 3-pointer while he was out there, but he also turned the ball over four times, and he's been in an awful shooting slump over the past two, connecting on just 19% of his shot attempts. E'Twaun Moore was one of the few Pelicans to hit over 50% of his shots, going 8-of-14 from the field on his way to 20 points, one 3-pointer, one rebound, one assist and one turnover, but he also finished with a minus-25 plus-minus rating in the loss.</text:p>
            <text:p><text:s text:c="8"/></text:p>
            <text:p><text:s text:c="8"/></text:p>
            <text:p><text:s text:c="13"/>Related: E'Twaun Moore</text:p>
            <text:p><text:s text:c="14"/></text:p>
            <text:p><text:s text:c="13"/>May 6 - 6: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went 8-of-16 from the field and 2-of-4 from the charity stripe on his way to 19 points in Sunday's blowout loss to the Warriors.</text:p>
            <text:p><text:s text:c="8"/></text:p>
            <text:p><text:s text:c="8"/></text:p>
            <text:p><text:s text:c="13"/>Holiday added seven rebounds, three assists, one 3-pointer, one steal, one block and two turnovers while he was out there, but he struggled to get his shot to drop from long-range (1-of-4 from beyond the arc), which was a team-wide trend with New Orleans hitting just 15.4% of their 3-point shots. Their 4-of-26 shooting from 3-point territory was their worst such performance of the season, and they'll need to do better in all areas to have a chance of pulling out a win on Tuesday.</text:p>
            <text:p><text:s text:c="8"/></text:p>
            <text:p><text:s text:c="8"/></text:p>
            <text:p><text:s text:c="13"/></text:p>
            <text:p><text:s text:c="14"/></text:p>
            <text:p><text:s text:c="13"/>May 6 - 6: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posted a 26-point, 12-rebound double-double during Sunday's Game 4 loss to the Warriors, adding one assist, one steal and two blocks over 40 minutes.</text:p>
            <text:p><text:s text:c="8"/></text:p>
            <text:p><text:s text:c="8"/></text:p>
            <text:p><text:s text:c="13"/>Davis also committed an unfortunate team-high six turnovers in the loss, and as a whole, the Pelicans turned over the rock 19 times which lead to plenty of fastbreak opportunities for Golden State. New Orleans now finds themselves sitting in a 1-3 hole, which is something that only 11 teams in NBA history have been able to bounce back from.</text:p>
            <text:p><text:s text:c="8"/></text:p>
            <text:p><text:s text:c="8"/></text:p>
            <text:p><text:s text:c="13"/></text:p>
            <text:p><text:s text:c="14"/></text:p>
            <text:p><text:s text:c="13"/>May 6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did his thing during Sunday's 118-92 Game 4 win over the Pelicans, racking up eight points, nine boards, nine dimes, four steals, two swats and three turnovers in 37 minutes.</text:p>
            <text:p><text:s text:c="8"/></text:p>
            <text:p><text:s text:c="8"/></text:p>
            <text:p><text:s text:c="13"/>Green now has over 800 career-postseason rebounds, joining Wilt Chamberlain and Nate Thurmond as the only other Warriors in franchise history to accomplish such a feat. His defense against Anthony Davis (8-of-22 from the field) was excellent, and he also finished with a team-high plus-minus rating of +28. After getting embarrassed in a 19-point loss to the Pelicans on Friday, the Dubs bounced back with a 26-point blowout win of their own, and are now just one win away from advancing to the Conference Finals.</text:p>
            <text:p><text:s text:c="8"/></text:p>
            <text:p><text:s text:c="8"/></text:p>
            <text:p><text:s text:c="13"/></text:p>
            <text:p><text:s text:c="14"/></text:p>
            <text:p><text:s text:c="13"/>May 6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came through with 23 points, four 3-pointers, one rebound, two assists and two turnovers across 32 minutes in Sunday's Game 4 win over the Pelicans.</text:p>
            <text:p><text:s text:c="8"/></text:p>
            <text:p><text:s text:c="8"/></text:p>
            <text:p><text:s text:c="13"/>This was Curry's 78th post-season appearance, passing up Jeff Mullins for the third-most playoff games in Warriors' history, and he now trails just Draymond Green (89) and Klay Thompson (90) for that No. 1 spot. He also finished 8-of-17 from the field, 4-of-9 from distance and 3-of-3 from the charity stripe, so this was a solid bounce-back performance following Game 3's 6-of-19 shooting outing. Andre Iguodala replaced JaVale McGee in the starting five in this one, and Steve Kerr confirmed after the game that he'll be going with the same starting group for Game 5 on Tuesday.</text:p>
            <text:p><text:s text:c="8"/></text:p>
            <text:p><text:s text:c="8"/></text:p>
            <text:p><text:s text:c="13"/>Related: Andre Iguodala, JaVale McGee</text:p>
            <text:p><text:s text:c="14"/></text:p>
            <text:p><text:s text:c="13"/>May 6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put up 38 points on 15-of-27 shooting during Sunday's Game 4 win over the Pelicans, adding nine boards, two triples, five assists, one steal and one block across 36 minutes.</text:p>
            <text:p><text:s text:c="8"/></text:p>
            <text:p><text:s text:c="8"/></text:p>
            <text:p><text:s text:c="13"/>The 38 points accounted for a 2018 post-season high, and he was also a perfect 6-of-6 from the charity stripe as the Dubs took a commanding 3-1 lead in this second-round series against New Orleans. It's true that the Warriors blew a 3-1 lead during the 2016 Finals, but this Pelicans team just doesn't seem to have the firepower to realistically have a chance of coming back. Golden State will look to close out the series at home on Tuesday.</text:p>
            <text:p><text:s text:c="8"/></text:p>
            <text:p><text:s text:c="8"/></text:p>
            <text:p><text:s text:c="13"/></text:p>
            <text:p><text:s text:c="14"/></text:p>
            <text:p><text:s text:c="13"/>May 6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ai Ujiri</text:p>
            <text:p><text:s text:c="17"/></text:p>
            <text:p><text:s text:c="17"/></text:p>
            <text:p><text:s text:c="22"/>- C - <text:s/>Raptors</text:p>
            <text:p><text:s text:c="16"/></text:p>
            <text:p><text:s text:c="17"/></text:p>
            <text:p><text:s text:c="12"/></text:p>
            <text:p><text:s text:c="8"/></text:p>
            <text:p><text:s text:c="8"/></text:p>
            <text:p><text:s text:c="8"/></text:p>
            <text:p><text:s text:c="12"/>Raptors president Masai Ujiri has been fined $25,000 by the league for walking onto the court to "verbally confront game officials" during Game 3.</text:p>
            <text:p><text:s text:c="8"/></text:p>
            <text:p><text:s text:c="8"/></text:p>
            <text:p><text:s text:c="13"/>It's a financial slap on the wrist for one of the architects of Toronto's roster, and it's the least of Ujiri's concerns with his team facing a 3-0 deficit after LeBron James' amazing game-winner on Saturday.</text:p>
            <text:p><text:s text:c="8"/></text:p>
            <text:p><text:s text:c="8"/></text:p>
            <text:p><text:s text:c="13"/></text:p>
            <text:p><text:s text:c="14"/></text:p>
            <text:p><text:s text:c="13"/>Source: Shams Charania on Twitter <text:s text:c="24"/>May 6 - 5: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has been ruled out for Game 4 on Sunday.</text:p>
            <text:p><text:s text:c="8"/></text:p>
            <text:p><text:s text:c="8"/></text:p>
            <text:p><text:s text:c="13"/>Derrick Favors (ankle) remains questionable. The Jazz were hopeful to get Rubio back this evening and he was upgraded to questionable on Saturday, but he's getting ruled out a few hours before tip-off which suggests that he's not as close as they thought. Donovan Mitchell will continue to run the offense, but has had his struggles in this series.</text:p>
            <text:p><text:s text:c="8"/></text:p>
            <text:p><text:s text:c="8"/></text:p>
            <text:p><text:s text:c="13"/>Related: Derrick Favors</text:p>
            <text:p><text:s text:c="14"/></text:p>
            <text:p><text:s text:c="13"/>Source: Andy Larsen on Twitter <text:s text:c="27"/>May 6 - 4: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will move back into the starting lineup for Game 4 on Sunday.</text:p>
            <text:p><text:s text:c="8"/></text:p>
            <text:p><text:s text:c="8"/></text:p>
            <text:p><text:s text:c="13"/>The Warriors will roll with their "death lineup" of Stephen Curry, Klay Thompson, Iggy, Kevin Durant and Draymond Green. JaVale McGee was ineffective as the starting center in Game 3, so a change was expected. This lineup combo had a 116.3 defensive rating and struggled on the glass this season, so we'll see if coach Kerr's decision pays off.</text:p>
            <text:p><text:s text:c="8"/></text:p>
            <text:p><text:s text:c="8"/></text:p>
            <text:p><text:s text:c="13"/></text:p>
            <text:p><text:s text:c="14"/></text:p>
            <text:p><text:s text:c="13"/>Source: Anthony Slater on Twitter <text:s text:c="24"/>May 6 - 3: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was under the weather in Game 3 according to coach Ty Lue.</text:p>
            <text:p><text:s text:c="8"/></text:p>
            <text:p><text:s text:c="8"/></text:p>
            <text:p><text:s text:c="13"/>Smith had four fouls, so that kept his minutes down anyways. After scoring a combined 35 points in Games 1 and 2, Smith was scoreless (0-of-2 FGs) in Game 3. "He was sick [Saturday] and he wasn’t supposed to play but he came in and gave us his best effort, which is big," Lue added. Game 4 is on Monday, so hopefully he'll feel a little better as the Cavs attempt to sweep the Raptors.</text:p>
            <text:p><text:s text:c="8"/></text:p>
            <text:p><text:s text:c="8"/></text:p>
            <text:p><text:s text:c="13"/></text:p>
            <text:p><text:s text:c="14"/></text:p>
            <text:p><text:s text:c="13"/>Source: ESPN <text:s text:c="45"/>May 6 - 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will still have restrictions for Game 4 on Monday.</text:p>
            <text:p><text:s text:c="8"/></text:p>
            <text:p><text:s text:c="8"/></text:p>
            <text:p><text:s text:c="13"/>Brown played 26 of his 29 minutes in Game 3 before overtime, so that's probably a fair expectation for Game 4. Brown was terrific in that game, scoring 16 points with nine rebounds, one steal, two blocks and three 3-pointers.</text:p>
            <text:p><text:s text:c="8"/></text:p>
            <text:p><text:s text:c="8"/></text:p>
            <text:p><text:s text:c="13"/></text:p>
            <text:p><text:s text:c="14"/></text:p>
            <text:p><text:s text:c="13"/>Source: A. Sherrod Blakely on Twitter <text:s text:c="20"/>May 6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The Jazz are hopeful that they will get Ricky Rubio (hamstring) back for Game 4 Sunday.</text:p>
            <text:p><text:s text:c="8"/></text:p>
            <text:p><text:s text:c="8"/></text:p>
            <text:p><text:s text:c="13"/>He was able to do some running and shooting on Saturday and was listed as questionable shortly after. A team source is optimistic that Rubio will play according to Tim MacMahon of ESPN, but the team will have a better idea after he receives treatment in the early afternoon. Donovan Mitchell has been forced to play out of his comfort zone at point guard, so getting Rubio back would be a huge lift for the Jazz.</text:p>
            <text:p><text:s text:c="8"/></text:p>
            <text:p><text:s text:c="8"/></text:p>
            <text:p><text:s text:c="13"/></text:p>
            <text:p><text:s text:c="14"/></text:p>
            <text:p><text:s text:c="13"/>Source: ESPN <text:s text:c="45"/>May 6 - 1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said that shooting will be his point of emphasis this offseason.</text:p>
            <text:p><text:s text:c="8"/></text:p>
            <text:p><text:s text:c="8"/></text:p>
            <text:p><text:s text:c="13"/>"I’d definitely say work on the mid-range, coming off pick and rolls, step and shoot, lock and loaded, be ready to attack," Winslow said. "I feel like I can be a three-level scorer, getting to the rim, mid-range and three-point shots." Winslow can play multiple positions and even showcased an ability to play point forward for Miami, a position he wants to play more of in 2018-19. His shooting percentages were up across the board, but he'll need to expand his offensive game and improve his efficiency to become a reliable fantasy contributor.</text:p>
            <text:p><text:s text:c="8"/></text:p>
            <text:p><text:s text:c="8"/></text:p>
            <text:p><text:s text:c="13"/></text:p>
            <text:p><text:s text:c="14"/></text:p>
            <text:p><text:s text:c="13"/>Source: Miami Herald <text:s text:c="37"/>May 6 - 10: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aid he can take the next step on offense by "being consistently aggressive."</text:p>
            <text:p><text:s text:c="8"/></text:p>
            <text:p><text:s text:c="8"/></text:p>
            <text:p><text:s text:c="13"/>He also admitted to deferring to Dwyane Wade on offense when he arrived, but plans to be much more involved in 2018-19. One of his offseason goals is to improve his ball handling because he wants to play in isolation situations more. Richardson was one of our favorite preseason targets and shattered his ADP with top-35 value in standard leagues. Both Richardson and Heat president Pat Riley said there’s no reason he cannot average 18 points per game, so expectations will be high for the 24-year-old wing.</text:p>
            <text:p><text:s text:c="8"/></text:p>
            <text:p><text:s text:c="8"/></text:p>
            <text:p><text:s text:c="13"/></text:p>
            <text:p><text:s text:c="14"/></text:p>
            <text:p><text:s text:c="13"/>Source: Miami Herald <text:s text:c="37"/>May 6 - 10: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Barry Jackson of the Miami Herald said there is "strong support among numerous people inside the Heat to trade Hassan Whiteside."</text:p>
            <text:p><text:s text:c="8"/></text:p>
            <text:p><text:s text:c="8"/></text:p>
            <text:p><text:s text:c="13"/>We've already heard several reports that Whiteside is being shopped, and Jackson adds that Heat president Pat Riley is currently "mulling what to do with Whiteside." Riley recently said that Whiteside wasn't ready "mentally or physically" for the playoffs, and his public calls for more playing time rubbed a lot of people in the organization the wrong way. With two years and $52 million left on his deal, the Heat would be very fortunate to get a decent return for the big man.</text:p>
            <text:p><text:s text:c="8"/></text:p>
            <text:p><text:s text:c="8"/></text:p>
            <text:p><text:s text:c="13"/></text:p>
            <text:p><text:s text:c="14"/></text:p>
            <text:p><text:s text:c="13"/>Source: Miami Herald <text:s text:c="37"/>May 6 - 9: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y Williams</text:p>
            <text:p><text:s text:c="17"/></text:p>
            <text:p><text:s text:c="17"/></text:p>
            <text:p><text:s text:c="22"/>- F - <text:s/>76ers</text:p>
            <text:p><text:s text:c="16"/></text:p>
            <text:p><text:s text:c="17"/></text:p>
            <text:p><text:s text:c="12"/></text:p>
            <text:p><text:s text:c="8"/></text:p>
            <text:p><text:s text:c="8"/></text:p>
            <text:p><text:s text:c="8"/></text:p>
            <text:p><text:s text:c="12"/>Monty Williams is reportedly one of the frontrunners for the head coaching position in Milwaukee.</text:p>
            <text:p><text:s text:c="8"/></text:p>
            <text:p><text:s text:c="8"/></text:p>
            <text:p><text:s text:c="13"/>Mike Budenholzer is also considered a frontrunner. With Giannis Antetokounmpo just scratching the surface, this is arguably the most desirable opening in the NBA. The report adds that the Bucks have had interest in Williams and Budenholzer for a long time, and both are expected to meet with the franchise within the next few days.</text:p>
            <text:p><text:s text:c="8"/></text:p>
            <text:p><text:s text:c="8"/></text:p>
            <text:p><text:s text:c="13"/></text:p>
            <text:p><text:s text:c="14"/></text:p>
            <text:p><text:s text:c="13"/>Source: Gery Woelfel on Twitter <text:s text:c="26"/>May 6 - 9:2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c Rivers</text:p>
            <text:p><text:s text:c="17"/></text:p>
            <text:p><text:s text:c="17"/></text:p>
            <text:p><text:s text:c="22"/>- C - <text:s/>Clippers</text:p>
            <text:p><text:s text:c="16"/></text:p>
            <text:p><text:s text:c="17"/></text:p>
            <text:p><text:s text:c="12"/></text:p>
            <text:p><text:s text:c="8"/></text:p>
            <text:p><text:s text:c="8"/></text:p>
            <text:p><text:s text:c="8"/></text:p>
            <text:p><text:s text:c="12"/>Doc Rivers is nearing an agreement for a multi-year extension with the Clippers.</text:p>
            <text:p><text:s text:c="8"/></text:p>
            <text:p><text:s text:c="8"/></text:p>
            <text:p><text:s text:c="13"/>While the Clippers failed to reach the postseason, owner Steve Ballmer believes that Rivers did an "amazing" job this season with the amount of injuries they had. Rivers said last week in an interview that he loves where the organization is at right now, so it sounds like he's excited to be part of their rebuilding process -- that's a bit ironic because one of the reasons he left Boston was that he didn't want to rebuild at the time. With DeAndre Jordan expected to opt out, the Clippers will have lots of cap space and could be very active on the free agent market.</text:p>
            <text:p><text:s text:c="8"/></text:p>
            <text:p><text:s text:c="8"/></text:p>
            <text:p><text:s text:c="13"/></text:p>
            <text:p><text:s text:c="14"/></text:p>
            <text:p><text:s text:c="13"/>Source: Los Angeles Times <text:s text:c="32"/>May 6 - 9: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it a buzzer-beating shot to defeat the Raptors 105-103 win in Game 3 on Saturday, finishing with 38 points, six rebounds, seven assists, three steals, one block and one 3-pointer in 41 minutes.</text:p>
            <text:p><text:s text:c="8"/></text:p>
            <text:p><text:s text:c="8"/></text:p>
            <text:p><text:s text:c="13"/>Coach Ty Lue had a bold call after a timeout with eight seconds left, choosing to have the Cavs bring it out at the baseline 94-feet away to allow LeBron to get a head of steam and hit a nine-foot floater off the glass at the buzzer to earn this win (video in link below). This was LeBron's second buzzer-beating shot to earn a win this postseason to make him the only player in the last 15 seasons to have multiple game-winning shots at the buzzer in one postseason. It's also the fifth time he's hit a postseason buzzer-beater since 2009. James hasn't missed a game yet in 2017-18, and he has an excellent chance to play more than 100 games combined in the regular season and postseason in his 15-year career -- he's hit exactly 100 twice. If he hasn't passed Michael Jordan for the GOAT status yet, it may not be much longer.</text:p>
            <text:p><text:s text:c="8"/></text:p>
            <text:p><text:s text:c="8"/></text:p>
            <text:p><text:s text:c="13"/></text:p>
            <text:p><text:s text:c="14"/></text:p>
            <text:p><text:s text:c="13"/>Source: NBA.com <text:s text:c="42"/>May 5 - 1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kept it going in Game 3 against the Raptors on Saturday, scoring 21 points with 16 rebounds, two assists, one steal, one block and one 3-pointer in 38 minutes.</text:p>
            <text:p><text:s text:c="8"/></text:p>
            <text:p><text:s text:c="8"/></text:p>
            <text:p><text:s text:c="13"/>His third-quarter output was key with Love scoring nine consecutive Cavs points while LeBron James was on the bench for seven of those, which gave LeBron some rest. Love's post-up game is back and he may have played his best defensive game of the postseason. Make it two strong games in a row after a 31-11 game on Thursday, so he looks to be back in All-Star form. The Cavs are dangerous finally.</text:p>
            <text:p><text:s text:c="8"/></text:p>
            <text:p><text:s text:c="8"/></text:p>
            <text:p><text:s text:c="13"/></text:p>
            <text:p><text:s text:c="14"/></text:p>
            <text:p><text:s text:c="13"/>May 5 - 1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cored 27 points with three rebounds, seven assists, two steals, five turnovers and four 3-pointers in 41 minutes during a 105-103 loss to the Cavs in Game 3 on Saturday.</text:p>
            <text:p><text:s text:c="8"/></text:p>
            <text:p><text:s text:c="8"/></text:p>
            <text:p><text:s text:c="13"/>He really needed help in the backcourt with both DeMar DeRozan and Fred VanVleet making a combined 5-of-21 from the field with only one trey in this loss. Lowry has been productive in each of his last four games, but his teammates can't seem to string games together. It'll be interesting to see what happens to the Raptors after they get knocked out of this series.</text:p>
            <text:p><text:s text:c="8"/></text:p>
            <text:p><text:s text:c="8"/></text:p>
            <text:p><text:s text:c="13"/></text:p>
            <text:p><text:s text:c="14"/></text:p>
            <text:p><text:s text:c="13"/>May 5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made 3-of-12 from the field for eight points with four rebounds, two assists, two steals, two blocks and three turnovers in 28 minutes against the Cavs in Game 3 on Saturday.</text:p>
            <text:p><text:s text:c="8"/></text:p>
            <text:p><text:s text:c="8"/></text:p>
            <text:p><text:s text:c="13"/>He had a terrible first half with just three points before halftime and he never got it going. DeRozan didn't even close this game out as he was on the bench for the final 14:16 because he was playing so poorly, so this one will sting for much of the offseason. The Raptors could be making some changes this offseason.</text:p>
            <text:p><text:s text:c="8"/></text:p>
            <text:p><text:s text:c="8"/></text:p>
            <text:p><text:s text:c="13"/></text:p>
            <text:p><text:s text:c="14"/></text:p>
            <text:p><text:s text:c="13"/>May 5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moved to the bench against the Cavs on Saturday in Game 3, scoring 11 points with eight rebounds, one assist, four blocks, one 3-pointer and six fouls in 28 minutes.</text:p>
            <text:p><text:s text:c="8"/></text:p>
            <text:p><text:s text:c="8"/></text:p>
            <text:p><text:s text:c="13"/>He was not effective in the first half, but Ibaka made some plays on the second half with blocks and scoring in the paint to keep the Raptors in it until the last play. Before fouling out with 15 seconds left, he did also close this game out as the five man as the Raptors made a comeback, so he may be back in coach Dwane Casey's good graces. Encouraging game aside, there will be plenty of risk in using Serge in DFS for Game 4.</text:p>
            <text:p><text:s text:c="8"/></text:p>
            <text:p><text:s text:c="8"/></text:p>
            <text:p><text:s text:c="13"/></text:p>
            <text:p><text:s text:c="14"/></text:p>
            <text:p><text:s text:c="13"/>May 5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made a start against the Cavs in Game 3 on Saturday, making 2-of-9 from the field for eight points with one rebound, two assists and one 3-pointer in 33 minutes.</text:p>
            <text:p><text:s text:c="8"/></text:p>
            <text:p><text:s text:c="8"/></text:p>
            <text:p><text:s text:c="13"/>He had some good looks on 3-pointers, but he couldn't knock them down. VanVleet also made some defensive mistakes and brought help defense too soon a handful of times, but he still closed this game out in a small-ball lineup. Additionally, FVV didn't take any pressure off DeMar DeRozan or Kyle Lowry while they were on the court together. While FVV had a +14, this move was not a good one with how much DeRozan struggled, so the Raptors may change it again in Game 4.</text:p>
            <text:p><text:s text:c="8"/></text:p>
            <text:p><text:s text:c="8"/></text:p>
            <text:p><text:s text:c="13"/></text:p>
            <text:p><text:s text:c="14"/></text:p>
            <text:p><text:s text:c="13"/>May 5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is a starter over Serge Ibaka for Game 3 on Saturday.</text:p>
            <text:p><text:s text:c="8"/></text:p>
            <text:p><text:s text:c="8"/></text:p>
            <text:p><text:s text:c="13"/>Something had to be done here after the Raptors were crushed in their own gym. Ibaka was arguably the worst player on the team in the last two games, so coach Dwane Casey will go bold here. The Raptors will basically try to outscore the Cavs here, but the interesting part will be how their second unit works. VanVleet should get 25-30 minutes today while this also helps Delon Wright.</text:p>
            <text:p><text:s text:c="8"/></text:p>
            <text:p><text:s text:c="8"/></text:p>
            <text:p><text:s text:c="13"/></text:p>
            <text:p><text:s text:c="14"/></text:p>
            <text:p><text:s text:c="13"/>Source: Mike Ganter on Twitter <text:s text:c="27"/>May 5 - 8: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13 points with six rebounds, two assists, two steals, three blocks and two turnovers during a thrilling 101-98 overtime win over the 76ers on Saturday during Game 3.</text:p>
            <text:p><text:s text:c="8"/></text:p>
            <text:p><text:s text:c="8"/></text:p>
            <text:p><text:s text:c="13"/>He was the hero at the end of the game with a layup off an ATO at 5.5 seconds left to give the Celtics a one-point lead in OT, and then he stole the ball on a bounce pass to Joel Embiid to lead to two more made free throws to give the Celtics a three-point lead with three seconds left. After the game, Horford was asked about the ATO and if it was from coach Brad Stevens, and Horford said it was "absolutely" his coach. "He's a genius," Horford said on ESPN. This wasn't a big game from Playoff Al, but he really played well to help earn a commanding 3-0 lead.</text:p>
            <text:p><text:s text:c="8"/></text:p>
            <text:p><text:s text:c="8"/></text:p>
            <text:p><text:s text:c="13"/></text:p>
            <text:p><text:s text:c="14"/></text:p>
            <text:p><text:s text:c="13"/>May 5 - 8: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cored 16 points with nine rebounds, one steal, two blocks and three 3-pointers in 29 minutes against the 76ers on Saturday.</text:p>
            <text:p><text:s text:c="8"/></text:p>
            <text:p><text:s text:c="8"/></text:p>
            <text:p><text:s text:c="13"/>He was at 26 minutes at the end of regulation, but coach Brad Stevens gave him a few more minutes to start overtime. Brown looked more comfortable in this game after he was gimpy at times during Game 2. He'll likely be looking at 30-plus minutes in Game 3 and may even start.</text:p>
            <text:p><text:s text:c="8"/></text:p>
            <text:p><text:s text:c="8"/></text:p>
            <text:p><text:s text:c="13"/></text:p>
            <text:p><text:s text:c="14"/></text:p>
            <text:p><text:s text:c="13"/>May 5 - 8: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made another big impact in a win over the 76ers on Saturday, scoring 18 points with seven rebounds, three assists, two steals, two 3-pointers and no turnovers.</text:p>
            <text:p><text:s text:c="8"/></text:p>
            <text:p><text:s text:c="8"/></text:p>
            <text:p><text:s text:c="13"/>No turnovers for the second straight game and his two steals were arguably the biggest two of the game, especially the one at the end of regulation after the 76ers botched a play that led to the Celtics lead before Marco Belinelli's shot at the regulation buzzer. Rozier has been much better at home, but he's shown he is capable of being a special player. He's arguably a top-five player from the 2015 NBA Draft class.</text:p>
            <text:p><text:s text:c="8"/></text:p>
            <text:p><text:s text:c="8"/></text:p>
            <text:p><text:s text:c="13"/></text:p>
            <text:p><text:s text:c="14"/></text:p>
            <text:p><text:s text:c="13"/>May 5 - 8: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24 points with five rebounds, four assists, one steal and one 3-pointer in 41 minutes against the 76ers during a Game 3 win on Saturday.</text:p>
            <text:p><text:s text:c="8"/></text:p>
            <text:p><text:s text:c="8"/></text:p>
            <text:p><text:s text:c="13"/>He was already the youngest player ever to score 20-plus points in four straight playoff games, and now he passed Larry Bird for most consecutive 20-plus scoring games by a Celtics rookie with Tatum's fifth. Tatum has been as silky smooth in this whole series and he made some key defensive stops. This makes matters worse for the 76ers because Markelle Fultz isn't even in the rotation while Tatum is tearing the 76ers' hearts out. Would Sam Hinkie have picked Tatum over Fultz?</text:p>
            <text:p><text:s text:c="8"/></text:p>
            <text:p><text:s text:c="8"/></text:p>
            <text:p><text:s text:c="13"/></text:p>
            <text:p><text:s text:c="14"/></text:p>
            <text:p><text:s text:c="13"/>May 5 - 8: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scored 22 points during a 101-98 overtime loss to the Celtics in Game 3 on Saturday, adding 19 rebounds, two assists, one steal, one block and three turnovers in 41 minutes.</text:p>
            <text:p><text:s text:c="8"/></text:p>
            <text:p><text:s text:c="8"/></text:p>
            <text:p><text:s text:c="13"/>This one will sting in the 2-1-5 for a very, very long time as the 76ers are now down 3-0. At the end of regulation, Marco Belinelli did hit a game-tying fadeaway at the buzzer, but the 76ers operations staff fired off the confetti prematurely. The game had to be on hold because of the confetti falling for about seven minutes, and the 76ers did get an early lead in the extra frame. However, the 76ers made mistake after mistake after mistake as coach Brad Stevens just schooled coach Brett Brown. No team has ever come back from an 0-3 hole in NBA history, so the Philly fans may have some trust issues with how this pans out.</text:p>
            <text:p><text:s text:c="8"/></text:p>
            <text:p><text:s text:c="8"/></text:p>
            <text:p><text:s text:c="13"/></text:p>
            <text:p><text:s text:c="14"/></text:p>
            <text:p><text:s text:c="13"/>May 5 - 8: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scored 16 points with eight rebounds, eight assists, one steal, two blocks and four turnovers in 43 minutes during a Game 3 overtime loss to Boston on Saturday.</text:p>
            <text:p><text:s text:c="8"/></text:p>
            <text:p><text:s text:c="8"/></text:p>
            <text:p><text:s text:c="13"/>Coach Brad Stevens has his number right now. Simmons hasn't been able to take advantage of mismatches and the defense collapsing on him late has limited him. Simmons also had a wide-open missed dunk in the fourth quarter, which may have proved costly. He will be Rookie of the Year for the regular season, but he hasn't played like it in the last two games. Contrary to what the Jazz fans may say, Simmons is a rookie after all.</text:p>
            <text:p><text:s text:c="8"/></text:p>
            <text:p><text:s text:c="8"/></text:p>
            <text:p><text:s text:c="13"/></text:p>
            <text:p><text:s text:c="14"/></text:p>
            <text:p><text:s text:c="13"/>May 5 - 8: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is questionable for Sunday against the Rockets in Game 4.</text:p>
            <text:p><text:s text:c="8"/></text:p>
            <text:p><text:s text:c="8"/></text:p>
            <text:p><text:s text:c="13"/>He did some agility drills, jogging and got some shots up on Friday, but there's no word of him going through a full practice. Usually, teams like for injured players to go through some contact the day before a game, but the circumstance is a little different with the Jazz needing a win on Sunday in a big way. If Rubio does come back, Royce O'Neale, Alec Burks and Dante Exum would lose minutes. For now, Rubio would likely be limited at best.</text:p>
            <text:p><text:s text:c="8"/></text:p>
            <text:p><text:s text:c="8"/></text:p>
            <text:p><text:s text:c="13"/></text:p>
            <text:p><text:s text:c="14"/></text:p>
            <text:p><text:s text:c="13"/>Source: Jazz on Twitter <text:s text:c="34"/>May 5 - 6: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left ankle) intended to play in Game 4 on Sunday, but he is listed as questionable.</text:p>
            <text:p><text:s text:c="8"/></text:p>
            <text:p><text:s text:c="8"/></text:p>
            <text:p><text:s text:c="13"/>He suffered a minor tweak on Friday and was ruled out for a return in the second half, but the Jazz were getting blown out. Favors has a slew of knee injuries in his career and he did tweak his right ankle earlier in 2018, but this one is different. Even if he's healthy, his minutes will be cut due to the bad matchup. Jae Crowder is still in play for DFS.</text:p>
            <text:p><text:s text:c="8"/></text:p>
            <text:p><text:s text:c="8"/></text:p>
            <text:p><text:s text:c="13"/></text:p>
            <text:p><text:s text:c="14"/></text:p>
            <text:p><text:s text:c="13"/>Source: Tony Jones on Twitter <text:s text:c="28"/>May 5 - 3: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is coming off the bench again and is expected to play around 25 minutes.</text:p>
            <text:p><text:s text:c="8"/></text:p>
            <text:p><text:s text:c="8"/></text:p>
            <text:p><text:s text:c="13"/>He played 25 minutes in Game 2, but he was dealing with soreness and tightness in that win. Brown also went against the doctors' suggestion, so he likely won't be 100 percent again. Marcus Smart should see heavy minutes after a terrific outing on Thursday.</text:p>
            <text:p><text:s text:c="8"/></text:p>
            <text:p><text:s text:c="8"/></text:p>
            <text:p><text:s text:c="13"/></text:p>
            <text:p><text:s text:c="14"/></text:p>
            <text:p><text:s text:c="13"/>Source: Brian Robb on Twitter <text:s text:c="28"/>May 5 - 3: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The Hawks interviewed Lloyd Pierce for their head coaching position on Saturday.</text:p>
            <text:p><text:s text:c="8"/></text:p>
            <text:p><text:s text:c="8"/></text:p>
            <text:p><text:s text:c="13"/>Pierce has been an assistant coach with the 76ers for a few years and has also had stints with the Cavs, Warriors and Grizzlies. Pierce joins a growing list of candidates that includes Jay Larranaga, Stephen Silas, Jarron Collins, James Borrego, Ime Udoka and Nate Tibbetts. The Hawks aren't exactly in win-now mode, so hiring a coach with an emphasis on player development will likely be a priority.</text:p>
            <text:p><text:s text:c="8"/></text:p>
            <text:p><text:s text:c="8"/></text:p>
            <text:p><text:s text:c="13"/></text:p>
            <text:p><text:s text:c="14"/></text:p>
            <text:p><text:s text:c="13"/>Source: Adrian Wojnarowski on Twitter <text:s text:c="20"/>May 5 - 12: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ane Casey</text:p>
            <text:p><text:s text:c="17"/></text:p>
            <text:p><text:s text:c="17"/></text:p>
            <text:p><text:s text:c="22"/>- C - <text:s/>Pistons</text:p>
            <text:p><text:s text:c="16"/></text:p>
            <text:p><text:s text:c="17"/></text:p>
            <text:p><text:s text:c="12"/></text:p>
            <text:p><text:s text:c="8"/></text:p>
            <text:p><text:s text:c="8"/></text:p>
            <text:p><text:s text:c="8"/></text:p>
            <text:p><text:s text:c="12"/>Raptors coach Dwane Casey hinted that he will make a lineup change for Game 3.</text:p>
            <text:p><text:s text:c="8"/></text:p>
            <text:p><text:s text:c="8"/></text:p>
            <text:p><text:s text:c="13"/>Casey said he's given "a lot" of thought about tweaking his lineup, though he wouldn't specify what he had in mind. An obvious move would be to bench Serge Ibaka, as he has a combined 11 points in this series on 3-of-13 shooting while bringing nothing to the table on defense.</text:p>
            <text:p><text:s text:c="8"/></text:p>
            <text:p><text:s text:c="8"/></text:p>
            <text:p><text:s text:c="13"/>Related: Serge Ibaka</text:p>
            <text:p><text:s text:c="14"/></text:p>
            <text:p><text:s text:c="13"/>Source: Josh Lewenberg on Twitter <text:s text:c="24"/>May 5 - 11:3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New Knicks head coach David Fizdale is planning to travel to Latvia to meet with Kristaps Porzingis (knee).</text:p>
            <text:p><text:s text:c="8"/></text:p>
            <text:p><text:s text:c="8"/></text:p>
            <text:p><text:s text:c="13"/>It's been a little over 12 months since Porzingis skipped his exit meeting with the Knicks and that relationship hasn't "fully repaired" according to ESPN's Ian Begley. This is a smart move by Fizdale to make sure that he's on the same page with New York's franchise player. Porzingis is eligible for a five-year, $157 million contract extension, but Begley adds that it's unclear if they will offer him the deal while he's injured. As of right now, Porzingis' timetable is a bit murky.</text:p>
            <text:p><text:s text:c="8"/></text:p>
            <text:p><text:s text:c="8"/></text:p>
            <text:p><text:s text:c="13"/></text:p>
            <text:p><text:s text:c="14"/></text:p>
            <text:p><text:s text:c="13"/>Source: ESPN <text:s text:c="45"/>May 5 - 10: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Free agent power forward Mike Scott said he'd be happy to find a role similar to the one he had in 2017-18.</text:p>
            <text:p><text:s text:c="8"/></text:p>
            <text:p><text:s text:c="8"/></text:p>
            <text:p><text:s text:c="13"/>"I’m a realist. I’m comfortable in my role like how I am whether it’s coming off the bench," Scott said. "Either way, starting or coming off the bench I always stay the same, play my role and that’s about it." Scott had a fantastic year off the bench in Washington, averaging 8.8 points, 3.3 rebounds, 1.1 assists and 0.9 triples in 18.5 minutes. He was tied for 11th in the NBA with a 59.0 effective field goal percentage and has set himself up for a significant raise this offseason.</text:p>
            <text:p><text:s text:c="8"/></text:p>
            <text:p><text:s text:c="8"/></text:p>
            <text:p><text:s text:c="13"/></text:p>
            <text:p><text:s text:c="14"/></text:p>
            <text:p><text:s text:c="13"/>Source: NBC Sports <text:s text:c="39"/>May 5 - 9: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ice Johnson</text:p>
            <text:p><text:s text:c="17"/></text:p>
            <text:p><text:s text:c="17"/></text:p>
            <text:p><text:s text:c="22"/>- F - <text:s/>Grizzlies</text:p>
            <text:p><text:s text:c="16"/></text:p>
            <text:p><text:s text:c="17"/></text:p>
            <text:p><text:s text:c="12"/></text:p>
            <text:p><text:s text:c="8"/></text:p>
            <text:p><text:s text:c="8"/></text:p>
            <text:p><text:s text:c="8"/></text:p>
            <text:p><text:s text:c="12"/>Free agent forward Brice Johnson attended a three-day mini camp hosted by the Nets.</text:p>
            <text:p><text:s text:c="8"/></text:p>
            <text:p><text:s text:c="8"/></text:p>
            <text:p><text:s text:c="13"/>Despite being in the league for two years, Johnson has only made a total of 21 appearances for the Clippers and Grizzlies. Still only 23, Johnson will have plenty of chances to showcase himself this offseason and we'll likely see him latch on with a team for the Summer League. Some other notable free agents at the camp included Xavier Silas, Josh Gray, Naz Mitrou-Long, Jarrod Uthoff, Semaj Christon, Byron Mullens and Walt Lemon Jr.</text:p>
            <text:p><text:s text:c="8"/></text:p>
            <text:p><text:s text:c="8"/></text:p>
            <text:p><text:s text:c="13"/></text:p>
            <text:p><text:s text:c="14"/></text:p>
            <text:p><text:s text:c="13"/>Source: Alex Kennedy on Twitter <text:s text:c="26"/>May 5 - 9: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cored 25 points with four rebounds, 12 assists, one block, two steals, one turnover and two 3-pointers in 30 minutes during a 113-92 win over the Jazz in Game 3 on Friday.</text:p>
            <text:p><text:s text:c="8"/></text:p>
            <text:p><text:s text:c="8"/></text:p>
            <text:p><text:s text:c="13"/>All's well in H-Town again. The Rockets scored 70 points in the first half, which hasn't happened in a Rockets playoff game since they dropped 70 back in 1987. Although, this Rockets team has dropped 70 with some regularity, going 5-0 in those instances during the regular season. As for Harden, this was one of his worst games on the stat sheet this postseason, but he's done a great job taking care of the ball lately with just 2.0 turnovers per game over his last five. The Rockets have a 2-1 lead and could take a commanding lead with another win in Utah on Sunday.</text:p>
            <text:p><text:s text:c="8"/></text:p>
            <text:p><text:s text:c="8"/></text:p>
            <text:p><text:s text:c="13"/></text:p>
            <text:p><text:s text:c="14"/></text:p>
            <text:p><text:s text:c="13"/>May 5 - 1: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scored 11 points with eight rebounds, four assists, two steals and four blocks in 30 minutes against the Jazz on Friday.</text:p>
            <text:p><text:s text:c="8"/></text:p>
            <text:p><text:s text:c="8"/></text:p>
            <text:p><text:s text:c="13"/>Those two steals match his playoff career-high and it's the first time he's had two blocks and two steals in a postseason outing. He was tremendous on defense and there's a strong correlation with Capela blocking shots and wins with Houston now going 25-0 when he had three-plus blocks in a game during the postseason and regular season. He doesn't get enough credit as one of the best centers in the NBA.</text:p>
            <text:p><text:s text:c="8"/></text:p>
            <text:p><text:s text:c="8"/></text:p>
            <text:p><text:s text:c="13"/></text:p>
            <text:p><text:s text:c="14"/></text:p>
            <text:p><text:s text:c="13"/>May 5 - 1: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cored 25 points with two rebounds, one steal and four 3-pointers in 31 minutes against the Jazz on Friday night.</text:p>
            <text:p><text:s text:c="8"/></text:p>
            <text:p><text:s text:c="8"/></text:p>
            <text:p><text:s text:c="13"/>After going 5-of-22 in the first two games of this series, he busted out of a slump early with 17 points in the first half to help Houston get to 70 points. Gordon's minutes have been fairly high when the games are close with an average of 31.3 minutes per game in his previous postseason outings this year. He'll be highly scoring dependent, but Gordon could be a DFS play now that he could be out of his cold spell.</text:p>
            <text:p><text:s text:c="8"/></text:p>
            <text:p><text:s text:c="8"/></text:p>
            <text:p><text:s text:c="13"/></text:p>
            <text:p><text:s text:c="14"/></text:p>
            <text:p><text:s text:c="13"/>May 5 - 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made just 4-of-16 from the field for 10 points with one rebound, three assists and two 3-pointers during a blowout loss to the Rockets on Friday.</text:p>
            <text:p><text:s text:c="8"/></text:p>
            <text:p><text:s text:c="8"/></text:p>
            <text:p><text:s text:c="13"/>He was horrible in the first half, making just 1-of-10 from the field as the Jazz fell behind 70-40. The Rockets get a lot of credit as they defended screens much, much better and Clint Capela owned the paint on Mitchell's patented crafty finishes. The similarities with Mitchell and Ben Simmons both flopping in the last two nights is something, especially with how a lot of it is due to opposing adjustments. Either way, Mitchell should bounce back on Sunday in front of the home folks.</text:p>
            <text:p><text:s text:c="8"/></text:p>
            <text:p><text:s text:c="8"/></text:p>
            <text:p><text:s text:c="13"/></text:p>
            <text:p><text:s text:c="14"/></text:p>
            <text:p><text:s text:c="13"/>May 5 - 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scored 12 points with nine rebounds, two assists and two blocks in 32 minutes against the Rockets on Friday.</text:p>
            <text:p><text:s text:c="8"/></text:p>
            <text:p><text:s text:c="8"/></text:p>
            <text:p><text:s text:c="13"/>Gobert has fallen off in two games during this series and made an MVP-caliber impact in one, so not coincidentally the Jazz find themselves down 1-2. The Rockets didn't dominate the paint and this bad loss isn't on Rudy nearly as much as the other key players. That said, Clint Capela is really keeping him in check on the stat sheet.</text:p>
            <text:p><text:s text:c="8"/></text:p>
            <text:p><text:s text:c="8"/></text:p>
            <text:p><text:s text:c="13"/></text:p>
            <text:p><text:s text:c="14"/></text:p>
            <text:p><text:s text:c="13"/>May 5 - 12: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scored a playoff career-high 17 points with five rebounds, one assist and three 3-pointers in 29 minutes against the Rockets on Friday.</text:p>
            <text:p><text:s text:c="8"/></text:p>
            <text:p><text:s text:c="8"/></text:p>
            <text:p><text:s text:c="13"/>He was also on James Harden a lot in this game, and he has been the primary defender on him more than any other Jazz player. O'Neale's minutes were supposed to take a hit with Alec Burks and Dante Exum thriving in Game 2, but O'Neale was too hot to limit in the PT department. He'll have a tough time matching this output on Sunday, but he's still in play in DFS.</text:p>
            <text:p><text:s text:c="8"/></text:p>
            <text:p><text:s text:c="8"/></text:p>
            <text:p><text:s text:c="13"/></text:p>
            <text:p><text:s text:c="14"/></text:p>
            <text:p><text:s text:c="13"/>May 5 - 12: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scored seven points with five rebounds, three assists and one 3-pointer in 25 minutes against the Rockets in Game 3 on Friday.</text:p>
            <text:p><text:s text:c="8"/></text:p>
            <text:p><text:s text:c="8"/></text:p>
            <text:p><text:s text:c="13"/>He took a step back after two strong games with 21 points in Game 1 and 15 in Game 2. Crowder could be looking at additional minutes in Game 4 with Derrick Favors suffering an ankle sprain in this loss. He may not start because coach Quin Snyder would likely use Jonas Jerebko, but Crowder would be the guy you want in DFS.</text:p>
            <text:p><text:s text:c="8"/></text:p>
            <text:p><text:s text:c="8"/></text:p>
            <text:p><text:s text:c="13"/></text:p>
            <text:p><text:s text:c="14"/></text:p>
            <text:p><text:s text:c="13"/>May 5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made 2-of-10 from the field for six points with five rebounds, one assist, five turnovers and two 3-pointers in 30 minutes against the Rockets in Game 3 on Friday.</text:p>
            <text:p><text:s text:c="8"/></text:p>
            <text:p><text:s text:c="8"/></text:p>
            <text:p><text:s text:c="13"/>The Rockets finally learned something that the Thunder couldn't get as they defended Ingles along the 3-point line. Ingles was overachieving in this series and him hitting 104 eFG% in Game 2 likely won't happen again, so expect more lines like this one compared to his 27-point explosion from Game 2.</text:p>
            <text:p><text:s text:c="8"/></text:p>
            <text:p><text:s text:c="8"/></text:p>
            <text:p><text:s text:c="13"/></text:p>
            <text:p><text:s text:c="14"/></text:p>
            <text:p><text:s text:c="13"/>May 5 - 12: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left ankle sprain) will not return on Friday night.</text:p>
            <text:p><text:s text:c="8"/></text:p>
            <text:p><text:s text:c="8"/></text:p>
            <text:p><text:s text:c="13"/>The Jazz are getting run out of their own gym, so ruling him out doesn't really matter. Favors is not going to have an effective series with the Rockets spacing the floor basically on every possession. If he is limited, Jae Crowder would benefit the most while there could be some Ekpe Udoh behind Rudy Gobert.</text:p>
            <text:p><text:s text:c="8"/></text:p>
            <text:p><text:s text:c="8"/></text:p>
            <text:p><text:s text:c="13"/></text:p>
            <text:p><text:s text:c="14"/></text:p>
            <text:p><text:s text:c="13"/>Source: Jazz on Twitter <text:s text:c="34"/>May 5 - 12: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owned the paint during a 119-100 win over the Warriors in Game 3 on Friday, scoring 33 points with 18 rebounds, three assists, four steals and one 3-pointer in 41 minutes.</text:p>
            <text:p><text:s text:c="8"/></text:p>
            <text:p><text:s text:c="8"/></text:p>
            <text:p><text:s text:c="13"/>It looked like the Warriors were going to keep The Brow in check early with AD only scoring three points in the first quarter. He added just eight more in the second quarter before he exploded in the third to put this game out of reach. He and Rajon Rondo were clicking in a big way with Rondo hitting AD with an assisted bucket seven times -- New Orleans scorers were generous with some of those assists, though. The Warriors were doing a great job of keeping him out of the restricted area in Game 1 and 2, so they'll have to figure out how to get their strong defensive rotations back. As everyone knows, AD can erupt regardless of how good the defense is. We have a series.</text:p>
            <text:p><text:s text:c="8"/></text:p>
            <text:p><text:s text:c="8"/></text:p>
            <text:p><text:s text:c="13"/></text:p>
            <text:p><text:s text:c="14"/></text:p>
            <text:p><text:s text:c="13"/>May 4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had a playoff career-high 21 assists against the Warriors on Friday, adding four points, 10 rebounds and one steal in 37 minutes.</text:p>
            <text:p><text:s text:c="8"/></text:p>
            <text:p><text:s text:c="8"/></text:p>
            <text:p><text:s text:c="13"/>Playoff Rondo is rolling again. He set the franchise record for dimes in a postseason game and is the first player since himself in 2011 to have 20-plus assists in a playoff game. Rondo's usage has been higher than expected with double-digit field goal attempts in each game in this series, but this time he struggled with his shot with a 2-of-11 line from the field. His minutes are soaring after a tough Game 1 and he hasn't been a defensive liability lately.</text:p>
            <text:p><text:s text:c="8"/></text:p>
            <text:p><text:s text:c="8"/></text:p>
            <text:p><text:s text:c="13"/></text:p>
            <text:p><text:s text:c="14"/></text:p>
            <text:p><text:s text:c="13"/>Source: Pelicans PR on Twitter <text:s text:c="27"/>May 4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scored 21 points with seven rebounds, five assists, two steals, two blocks and three 3-pointers in 36 minutes against the Warriors in a Game 3 win on Friday.</text:p>
            <text:p><text:s text:c="8"/></text:p>
            <text:p><text:s text:c="8"/></text:p>
            <text:p><text:s text:c="13"/>He's completely turned it around after a disappointing 11-point Game 1 with this gem and a 24-point Tuesday. Holiday was also very effective on the defensive end with several possessions on Kevin Durant in this impressive win. Holiday did set the bar extremely high with his 27.8 points per game in the Blazers series, but maybe he can still get to 20 per night in a much tougher matchup.</text:p>
            <text:p><text:s text:c="8"/></text:p>
            <text:p><text:s text:c="8"/></text:p>
            <text:p><text:s text:c="13"/></text:p>
            <text:p><text:s text:c="14"/></text:p>
            <text:p><text:s text:c="13"/>May 4 - 10: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scored a playoff career-high 18 points with one rebound, one assist, one block and five 3-pointers in 22 minutes against the Warriors on Friday.</text:p>
            <text:p><text:s text:c="8"/></text:p>
            <text:p><text:s text:c="8"/></text:p>
            <text:p><text:s text:c="13"/>Revenge game? Clark was a weak link at time while with the Warriors and the team didn't bring him back on a minimum, and instead they went after Nick Young. While this was not a garbage-time special as Clark helped the Pels extend their lead in the third, he only scored nine points in the previous two games in this series with only six minutes in Game 2. He'll be a dicey DFS play on Sunday, but congrats if you punted with him today.</text:p>
            <text:p><text:s text:c="8"/></text:p>
            <text:p><text:s text:c="8"/></text:p>
            <text:p><text:s text:c="13"/></text:p>
            <text:p><text:s text:c="14"/></text:p>
            <text:p><text:s text:c="13"/>May 4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cored 19 points during a 119-200 blowout loss in New Orleans on Friday, adding six rebounds, two assists, four steals, two blocks and three 3-pointers in 29 minutes.</text:p>
            <text:p><text:s text:c="8"/></text:p>
            <text:p><text:s text:c="8"/></text:p>
            <text:p><text:s text:c="13"/>His shot was not falling, making 6-of-19 from the field as the Pelicans defended him much better than they did in Game 2. Curry also played 15 minutes in the first half, but he would've likely played more in the second half had coach Steve Kerr not went to the garbage-time lineup at 4:59 left in the fourth quarter. The Pelicans were also really going after him on defense, which explains the high steal/block total. Curry was adjusting his knee sleeve at times during this game and he may not be all the way back, but he has a great chance for a breakout game on Sunday.</text:p>
            <text:p><text:s text:c="8"/></text:p>
            <text:p><text:s text:c="8"/></text:p>
            <text:p><text:s text:c="13"/></text:p>
            <text:p><text:s text:c="14"/></text:p>
            <text:p><text:s text:c="13"/>May 4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2 points with three rebounds, three assists, two steals and one 3-pointer in 35 minutes against the Pelicans on Friday.</text:p>
            <text:p><text:s text:c="8"/></text:p>
            <text:p><text:s text:c="8"/></text:p>
            <text:p><text:s text:c="13"/>He was a ghost until late in the third quarter, which comes as a surprise for a guy who scored 28.0 points per game in his previous 2018 postseason outings. Durant also didn't seem as engaged on the defensive end, but there's no word of an injury.</text:p>
            <text:p><text:s text:c="8"/></text:p>
            <text:p><text:s text:c="8"/></text:p>
            <text:p><text:s text:c="13"/></text:p>
            <text:p><text:s text:c="14"/></text:p>
            <text:p><text:s text:c="13"/>May 4 - 10: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26 points with seven rebounds, one assist and three 3-poiners in 36 minutes against the Pelicans on Friday.</text:p>
            <text:p><text:s text:c="8"/></text:p>
            <text:p><text:s text:c="8"/></text:p>
            <text:p><text:s text:c="13"/>His 20-point second quarter is the most he's scored in a playoff quarter in his career, topping his signature 19-point fourth in Oklahoma City a few years ago. Thompson wasn't very effective besides that quarter and overall he hasn't done much outside of scoring in these playoffs with his seven boards as the most he's had in the postseason. He'll likely need to score 25-plus points to have value in DFS.</text:p>
            <text:p><text:s text:c="8"/></text:p>
            <text:p><text:s text:c="8"/></text:p>
            <text:p><text:s text:c="13"/></text:p>
            <text:p><text:s text:c="14"/></text:p>
            <text:p><text:s text:c="13"/>May 4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started against the Pelicans in Game 3 with two points and two boards in nine minutes.</text:p>
            <text:p><text:s text:c="8"/></text:p>
            <text:p><text:s text:c="8"/></text:p>
            <text:p><text:s text:c="13"/>This move was a failure for coach Steve Kerr and he will likely have to go with another center. McGee was -10 in his nine minutes and didn't get garbage time.</text:p>
            <text:p><text:s text:c="8"/></text:p>
            <text:p><text:s text:c="8"/></text:p>
            <text:p><text:s text:c="13"/></text:p>
            <text:p><text:s text:c="14"/></text:p>
            <text:p><text:s text:c="13"/>May 4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moved to the bench on Friday with four points, two rebounds, one assist and two steals in 28 minutes against the Pelicans.</text:p>
            <text:p><text:s text:c="8"/></text:p>
            <text:p><text:s text:c="8"/></text:p>
            <text:p><text:s text:c="13"/>The Warriors fell behind early and not even going to the Hamptons Five lineup (Iguodala, Curry, Durant, Klay, Draymond) for the final four-plus minutes of the first half could help them get going. They used that lineup for nine minutes in Game 2 and it worked, and this lineup combo could be an option to start Game 4. Iguodala will be a viable DFS play for that one after this wake-up call.</text:p>
            <text:p><text:s text:c="8"/></text:p>
            <text:p><text:s text:c="8"/></text:p>
            <text:p><text:s text:c="13"/></text:p>
            <text:p><text:s text:c="14"/></text:p>
            <text:p><text:s text:c="13"/>May 4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cored six points with five rebounds and one steal in 22 minutes against the Pelicans in Game 3 on Friday.</text:p>
            <text:p><text:s text:c="8"/></text:p>
            <text:p><text:s text:c="8"/></text:p>
            <text:p><text:s text:c="13"/>Several people were expecting to see Looney start with the four All-Stars, but it didn't happen. Coach Steve Kerr did not use this combo in Game 2 and did use it for 34 minutes during the regular season with great success (+48.0 net rating), but it didn't work today early in the third. Looney could be an option to start because JaVale McGee likely won't be staying in the first unit. It's also worth a mention that Looney did see minutes in garbage time.</text:p>
            <text:p><text:s text:c="8"/></text:p>
            <text:p><text:s text:c="8"/></text:p>
            <text:p><text:s text:c="13"/></text:p>
            <text:p><text:s text:c="14"/></text:p>
            <text:p><text:s text:c="13"/>May 4 - 10: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The Bucks plan to interview Spurs assistant Becky Hammon for the franchise’s head coaching job, according to Adrian Wojnarowski of ESPN.com.</text:p>
            <text:p><text:s text:c="8"/></text:p>
            <text:p><text:s text:c="8"/></text:p>
            <text:p><text:s text:c="13"/>This is great news in the coaching vacancy search as Hammon could get her first interview. She's still viewed as the fourth assistant on the Spurs with the three ahead of her all getting interviewed, as well (Messina, Borrego, Udoka). While it would be a great story and she almost certainly will be a coach one day, Hammon is still very new at coaching and may have to earn her stripes for a little longer. Although, she was a smashing success in Summer League a few years ago with a title.</text:p>
            <text:p><text:s text:c="8"/></text:p>
            <text:p><text:s text:c="8"/></text:p>
            <text:p><text:s text:c="13"/></text:p>
            <text:p><text:s text:c="14"/></text:p>
            <text:p><text:s text:c="13"/>Source: Adrian Wojnarowski on Twitter <text:s text:c="20"/>May 4 - 8: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will start and Andre Iguodala will move to the bench against the Pelicans in Game 3 on Friday.</text:p>
            <text:p><text:s text:c="8"/></text:p>
            <text:p><text:s text:c="8"/></text:p>
            <text:p><text:s text:c="13"/>Well, so much for using Kevon Looney or the Hampton Five. The Warriors will likely only use McGee for the start of the first quarter and perhaps the start of the third if all goes well. This is slightly bad news for Kevon Looney, but he's still an option in DFS. The same for Iggy, too.</text:p>
            <text:p><text:s text:c="8"/></text:p>
            <text:p><text:s text:c="8"/></text:p>
            <text:p><text:s text:c="13"/></text:p>
            <text:p><text:s text:c="14"/></text:p>
            <text:p><text:s text:c="13"/>Source: Anthony Slater on Twitter <text:s text:c="24"/>May 4 - 7: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aid he plans to play in Game 3 on Saturday, but he is a little sore.</text:p>
            <text:p><text:s text:c="8"/></text:p>
            <text:p><text:s text:c="8"/></text:p>
            <text:p><text:s text:c="13"/>"A little sore, a little tight, that’s about it. After recovery and ice I’ll be fine for Saturday," Brown said. He came off the bench for 25 minutes of action and looked good for the most part, but Brown was limping at times due to his hammy. Additionally, he said he went against the advice of team docs about playing. He could be limited in Game 3, which could give more run to Marcus Smart.</text:p>
            <text:p><text:s text:c="8"/></text:p>
            <text:p><text:s text:c="8"/></text:p>
            <text:p><text:s text:c="13"/></text:p>
            <text:p><text:s text:c="14"/></text:p>
            <text:p><text:s text:c="13"/>Source: Mark Murphy on Twitter <text:s text:c="27"/>May 4 - 5: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amstring) did some agility drills and jogging on Friday, but he is officially out for Game 3.</text:p>
            <text:p><text:s text:c="8"/></text:p>
            <text:p><text:s text:c="8"/></text:p>
            <text:p><text:s text:c="13"/>He does not have a target date, but he is doing some shooting drills on the move. Rubio is expected to miss the whole Houston series and he'll likely need to go through a full practice before there's any optimism for a return. Royce O'Neale will continue to start, but Alec Burks and Dante Exum were unsung heroes of Game 2. Both Exum and Burks are in play for DFS.</text:p>
            <text:p><text:s text:c="8"/></text:p>
            <text:p><text:s text:c="8"/></text:p>
            <text:p><text:s text:c="13"/></text:p>
            <text:p><text:s text:c="14"/></text:p>
            <text:p><text:s text:c="13"/>Source: Kyle Goon on Twitter <text:s text:c="29"/>May 4 - 3: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Spurs assistant James Borrego and Celtics assistant Jay Larranaga are each gathering momentum in Charlotte's search for a head coach, according to Adrian Wojnarowski of ESPN.com.</text:p>
            <text:p><text:s text:c="8"/></text:p>
            <text:p><text:s text:c="8"/></text:p>
            <text:p><text:s text:c="13"/>With David Fizdale off the market, teams like the Hornets should have a better idea of who will run their team during game action. Both Borrego and Larranga are top-five candidates in this coaching class and chances are both will be the head man of two teams next season.</text:p>
            <text:p><text:s text:c="8"/></text:p>
            <text:p><text:s text:c="8"/></text:p>
            <text:p><text:s text:c="13"/></text:p>
            <text:p><text:s text:c="14"/></text:p>
            <text:p><text:s text:c="13"/>Source: Adrian Wojnarowski on Twitter <text:s text:c="20"/>May 4 - 2: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The Wizards are interested in re-signing Mike Scott, but have limited cap space this summer.</text:p>
            <text:p><text:s text:c="8"/></text:p>
            <text:p><text:s text:c="8"/></text:p>
            <text:p><text:s text:c="13"/>Scott exceeded expectations this season. He appeared in 76 games and averaged 8.8 points while shooting a career-best 52.7 percent from the field and 40.5 percent from downtown. With three max contracts on the books (John Wall, Bradley Beal and Otto Porter Jr.), Washington is dangerously close to bumping up against the luxury tax threshold. They may also choose to prioritize defense over offense off the bench.</text:p>
            <text:p><text:s text:c="8"/></text:p>
            <text:p><text:s text:c="8"/></text:p>
            <text:p><text:s text:c="13"/></text:p>
            <text:p><text:s text:c="14"/></text:p>
            <text:p><text:s text:c="13"/>Source: NBC Sports <text:s text:c="39"/>May 4 - 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Blatt</text:p>
            <text:p><text:s text:c="17"/></text:p>
            <text:p><text:s text:c="17"/></text:p>
            <text:p><text:s text:c="22"/>- C - <text:s/>Cavaliers</text:p>
            <text:p><text:s text:c="16"/></text:p>
            <text:p><text:s text:c="17"/></text:p>
            <text:p><text:s text:c="12"/></text:p>
            <text:p><text:s text:c="8"/></text:p>
            <text:p><text:s text:c="8"/></text:p>
            <text:p><text:s text:c="8"/></text:p>
            <text:p><text:s text:c="12"/>David Blatt is planning on talking with the Bucks about their head coaching job, according to Marc Berman of the New York Post.</text:p>
            <text:p><text:s text:c="8"/></text:p>
            <text:p><text:s text:c="8"/></text:p>
            <text:p><text:s text:c="13"/>Adrian Wojnarowski‏ of ESPN reported earlier in the day that Milwaukee will interview 10 or more candidates, including Ettore Messina, Steve Clifford and Monty Williams over the next few days.</text:p>
            <text:p><text:s text:c="8"/></text:p>
            <text:p><text:s text:c="8"/></text:p>
            <text:p><text:s text:c="13"/></text:p>
            <text:p><text:s text:c="14"/></text:p>
            <text:p><text:s text:c="13"/>Source: Mark Berman on Twitter <text:s text:c="27"/>May 4 - 1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s agent said that Denver picking up Jokic's team option for next season would be "an unfavorable scenario for Nuggets."</text:p>
            <text:p><text:s text:c="8"/></text:p>
            <text:p><text:s text:c="8"/></text:p>
            <text:p><text:s text:c="13"/>Because he was a second-round pick, the Nuggets have a team option of just $1.6 million for 2018-19. However, if they pick up that option, Jokic can become an unrestricted free agent in 2019. If the Nuggets decline the team option this summer, he becomes a restricted free agent and Denver can lock him into a max extension. That is logical, likely outcome.</text:p>
            <text:p><text:s text:c="8"/></text:p>
            <text:p><text:s text:c="8"/></text:p>
            <text:p><text:s text:c="13"/></text:p>
            <text:p><text:s text:c="14"/></text:p>
            <text:p><text:s text:c="13"/>Source: Nick Kosmider on Twitter <text:s text:c="25"/>May 4 - 1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y Williams</text:p>
            <text:p><text:s text:c="17"/></text:p>
            <text:p><text:s text:c="17"/></text:p>
            <text:p><text:s text:c="22"/>- F - <text:s/>76ers</text:p>
            <text:p><text:s text:c="16"/></text:p>
            <text:p><text:s text:c="17"/></text:p>
            <text:p><text:s text:c="12"/></text:p>
            <text:p><text:s text:c="8"/></text:p>
            <text:p><text:s text:c="8"/></text:p>
            <text:p><text:s text:c="8"/></text:p>
            <text:p><text:s text:c="12"/>The Bucks will interview Ettore Messina, Steve Clifford and Monty Williams in next several days, according to Adrian Wojnarowski‏ of ESPN.</text:p>
            <text:p><text:s text:c="8"/></text:p>
            <text:p><text:s text:c="8"/></text:p>
            <text:p><text:s text:c="13"/>Woj adds that the Bucks may meet with as many as ten candidates in the first round of interviews. The Milwaukee job is arguably the most appealing and sought-after opening in the league right now due to the opportunity to coach Giannis Antetokounmpo into his prime.</text:p>
            <text:p><text:s text:c="8"/></text:p>
            <text:p><text:s text:c="8"/></text:p>
            <text:p><text:s text:c="13"/></text:p>
            <text:p><text:s text:c="14"/></text:p>
            <text:p><text:s text:c="13"/>Source: Adrian Wojnarowski‏ on Twitter <text:s text:c="13"/>May 4 - 1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The Heat are unsure if Dion Waiters will be ready for training camp, according to Miami reporter Ira Winderman.</text:p>
            <text:p><text:s text:c="8"/></text:p>
            <text:p><text:s text:c="8"/></text:p>
            <text:p><text:s text:c="13"/>Waiters underwent surgery to repair instability in his left ankle in late January. The recovery timetable was expected to be between six to nine months. "I'm not sure when, but he's going to be more than 100 percent," said coach Erik Spoelstra. "I think this is going to be a really important summer for him. He's going to be here and he'll be working a ton behind the scenes just to get his legs right." We should have an update on Waiters' status later in the summer.</text:p>
            <text:p><text:s text:c="8"/></text:p>
            <text:p><text:s text:c="8"/></text:p>
            <text:p><text:s text:c="13"/></text:p>
            <text:p><text:s text:c="14"/></text:p>
            <text:p><text:s text:c="13"/>Source: South Florida Sun-Sentinel <text:s text:c="23"/>May 4 - 11: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said that he would be able to play 30-plus minutes in Game 3 vs. the Pelicans on Friday.</text:p>
            <text:p><text:s text:c="8"/></text:p>
            <text:p><text:s text:c="8"/></text:p>
            <text:p><text:s text:c="13"/>Curry tallied 28 points, seven boards, two dimes, three steals and five 3-pointers in 27 minutes off the bench in Game 2. Coach Steve Kerr has said that Steph will be in the starting lineup in Game 3. Thus, we should expect Curry to log around 35 minutes Friday night, assuming the game stays close.</text:p>
            <text:p><text:s text:c="8"/></text:p>
            <text:p><text:s text:c="8"/></text:p>
            <text:p><text:s text:c="13"/></text:p>
            <text:p><text:s text:c="14"/></text:p>
            <text:p><text:s text:c="13"/>Source: Melissa Rohlin on Twitter <text:s text:c="24"/>May 4 - 10: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said he was "so disappointed" by his performance in Game 2 vs. Cleveland on Thursday.</text:p>
            <text:p><text:s text:c="8"/></text:p>
            <text:p><text:s text:c="8"/></text:p>
            <text:p><text:s text:c="13"/>Ibaka was invisible in arguably the most important game in franchise history, finishing with just two points, six rebounds and one assist in 12 minutes. "I was just so disappointed in myself in that moment," said Ibaka after the game. "It's one of those moments where you start thinking I just wish I can be out there playing my best game I can, like I've always done, to help my team. It just sucks, man. It sucks." The Raps will obviously need far better production from Serge if they want to compete with the Cavs.</text:p>
            <text:p><text:s text:c="8"/></text:p>
            <text:p><text:s text:c="8"/></text:p>
            <text:p><text:s text:c="13"/></text:p>
            <text:p><text:s text:c="14"/></text:p>
            <text:p><text:s text:c="13"/>Source: Josh Lewenberg on Twitter <text:s text:c="24"/>May 4 - 9: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scored 20 points with seven rebounds, nine assists, one steal, one block, four 3-pointers and no turnovers during a 108-103 victory against the 76ers in Game 2 on Thursday.</text:p>
            <text:p><text:s text:c="8"/></text:p>
            <text:p><text:s text:c="8"/></text:p>
            <text:p><text:s text:c="13"/>Every kid in Boston will be Scary Terry this Halloween. He continues to hit clutch shots, and this was his third postseason game with at least 20 points and zero turnovers. Rozier has also been lights out at TD Garden with 20-plus points in five of the six postseason games in Boston, but he has been worse on the road in three tries. As they head to Philly for Saturday, the Celtics now hold a 2-0 lead and they've gone 36-0 all time when holding that lead to take a series. Things are looking up for them to hold home-court advantage for the Eastern Conference Finals.</text:p>
            <text:p><text:s text:c="8"/></text:p>
            <text:p><text:s text:c="8"/></text:p>
            <text:p><text:s text:c="13"/></text:p>
            <text:p><text:s text:c="14"/></text:p>
            <text:p><text:s text:c="13"/>May 3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hined again during a win over the 76ers on Thursday, scoring 21 points with two rebounds, two assists, one steal, one block and two 3-pointers in 33 minutes.</text:p>
            <text:p><text:s text:c="8"/></text:p>
            <text:p><text:s text:c="8"/></text:p>
            <text:p><text:s text:c="13"/>Make it four straight games with 20-plus points for the 20-year-old rookie, making him the first Celtics rookie to accomplish that feat since Larry Bird. The 76ers put Robert Covington on Tatum more often in this game, but he made most of his money with a 10-point third and J.J. Redick on him more in that frame. Tatum is viewed as the third-best rookie by most, but he's still really, really good.</text:p>
            <text:p><text:s text:c="8"/></text:p>
            <text:p><text:s text:c="8"/></text:p>
            <text:p><text:s text:c="13"/></text:p>
            <text:p><text:s text:c="14"/></text:p>
            <text:p><text:s text:c="13"/>May 3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came off the bench after missing one game, scoring 13 points with four rebounds, one assist, one steal and two 3-pointers in 25 minutes against the 76ers on Thursday.</text:p>
            <text:p><text:s text:c="8"/></text:p>
            <text:p><text:s text:c="8"/></text:p>
            <text:p><text:s text:c="13"/>He had some emphatic dunks off the bench and looked great at times, but he was gimpy on occasion. In Brad Stevens' second-half TV interview, the coach said he was encouraged with how Brown was playing and the wing looked good. He'll likely be moving back into the starting lineup on Saturday, but there's a chance his hamstring won't be close to 100 percent.</text:p>
            <text:p><text:s text:c="8"/></text:p>
            <text:p><text:s text:c="8"/></text:p>
            <text:p><text:s text:c="13"/></text:p>
            <text:p><text:s text:c="14"/></text:p>
            <text:p><text:s text:c="13"/>May 3 - 11: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made 8-of-22 from the field for 20 points during a 108-103 loss in Boston during Game 2 on Thursday, adding 14 rebounds, five assists, one steal, one block and one 3-pointer in 37 minutes.</text:p>
            <text:p><text:s text:c="8"/></text:p>
            <text:p><text:s text:c="8"/></text:p>
            <text:p><text:s text:c="13"/>He struggled with his jumper in this game, making just 2-of-9 shots from outside the paint and 3-of-6 at the line. On defense, the Celtics clearly are doing their best to keep Embiid away from the rim and it's been working, especially now that Aron Baynes is making corner treys. Embiid's 37 minutes are the most he's played in 2018 and he'll likely be close to 40 again in Game 3 on Saturday.</text:p>
            <text:p><text:s text:c="8"/></text:p>
            <text:p><text:s text:c="8"/></text:p>
            <text:p><text:s text:c="13"/></text:p>
            <text:p><text:s text:c="14"/></text:p>
            <text:p><text:s text:c="13"/>May 3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scored eight points with one rebound, five assists and two steals in 17 minutes against the Celtics on Thursday.</text:p>
            <text:p><text:s text:c="8"/></text:p>
            <text:p><text:s text:c="8"/></text:p>
            <text:p><text:s text:c="13"/>He earned plenty of Ben Simmons' minutes in the third and fourth quarters, but coach Brett Brown went back to Simmons to close. In hindsight, it may have been a bad idea because of the 76ers struggling down the stretch. McConnell will be in the rotation, but he may not hit this minute total in Game 3.</text:p>
            <text:p><text:s text:c="8"/></text:p>
            <text:p><text:s text:c="8"/></text:p>
            <text:p><text:s text:c="13"/></text:p>
            <text:p><text:s text:c="14"/></text:p>
            <text:p><text:s text:c="13"/>May 3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struggled in just 31 minutes against the Celtics on Thursday, missing all four attempts from the field for one point with five rebounds, seven assists, one block and five turnovers.</text:p>
            <text:p><text:s text:c="8"/></text:p>
            <text:p><text:s text:c="8"/></text:p>
            <text:p><text:s text:c="13"/>Coach Brad Stevens has put together an effective plan to keep Simmons at bay. The Celtics continue to sag off him in a big way and they've been able to keep a body right on him at the rim. Simmons also missed several shots in the paint and was clearly passive with the low attempts from the field. Coach Brett Brown has some work to do.</text:p>
            <text:p><text:s text:c="8"/></text:p>
            <text:p><text:s text:c="8"/></text:p>
            <text:p><text:s text:c="13"/></text:p>
            <text:p><text:s text:c="14"/></text:p>
            <text:p><text:s text:c="13"/>May 3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dominated the Raptors during a 128-110 win in Game 2 in Toronto on Thursday, scoring 43 points with eight rebounds, 14 assists, one steal and one 3-pointer in 41 minutes.</text:p>
            <text:p><text:s text:c="8"/></text:p>
            <text:p><text:s text:c="8"/></text:p>
            <text:p><text:s text:c="13"/>Those 14 dimes match his playoff career-high and he was ridiculous with his shot making to ice this one, hitting a whopping seven fadeaway jumpers in the second half (ESPN). The Cavs take both games in Toronto to get a 2-0 lead, and LeBron is 21-0 when he has a 2-0 lead in the postseason and now he has two games coming at Quicken Loans Arena. James has ended the Raptors season in each of the previous two years, and now it looks like it'll be three in what is looking like a sweep.</text:p>
            <text:p><text:s text:c="8"/></text:p>
            <text:p><text:s text:c="8"/></text:p>
            <text:p><text:s text:c="13"/></text:p>
            <text:p><text:s text:c="14"/></text:p>
            <text:p><text:s text:c="13"/>May 3 - 8: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turned his postseason around in Game 2 against the Raptors on Thursday, scoring 31 points with 11 rebounds, two assists, one steal, one block and two 3-pointers in 35 minutes.</text:p>
            <text:p><text:s text:c="8"/></text:p>
            <text:p><text:s text:c="8"/></text:p>
            <text:p><text:s text:c="13"/>Hey, there he is. His 31 points today are more than he had in his previous three games combined (28), and he went to the line seven times after not going there at all in the previous three games, too. Coach Ty Lue wanted Love out there to space the floor and that play worked extremely well as the Cavs were able to get their offense rolling. If this version of Love keeps showing up, the Cavs should be headed to the NBA Finals again.</text:p>
            <text:p><text:s text:c="8"/></text:p>
            <text:p><text:s text:c="8"/></text:p>
            <text:p><text:s text:c="13"/></text:p>
            <text:p><text:s text:c="14"/></text:p>
            <text:p><text:s text:c="13"/>May 3 - 8: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scored 21 points with four rebounds, eight assists, four turnovers and three 3-pointers during an ugly 128-110 home loss to the Cavs in Game 2 on Thursday.</text:p>
            <text:p><text:s text:c="8"/></text:p>
            <text:p><text:s text:c="8"/></text:p>
            <text:p><text:s text:c="13"/>He had some foul trouble early in the third quarter, but coach Dwane Casey kept Lowry in there. Lowry's offensive game was just fine, but he didn't get enough help while the Raptors were getting gashed on defense. DeMar DeRozan had another subpar game with 24 points on 11-of-23 from the field while Casey put him on LeBron for several possessions in the second half. The Raptors are in deep trouble.</text:p>
            <text:p><text:s text:c="8"/></text:p>
            <text:p><text:s text:c="8"/></text:p>
            <text:p><text:s text:c="13"/></text:p>
            <text:p><text:s text:c="14"/></text:p>
            <text:p><text:s text:c="13"/>May 3 - 8: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cored 14 points with four assists and four 3-pointers in 24 minutes against the Cavs on Thursday.</text:p>
            <text:p><text:s text:c="8"/></text:p>
            <text:p><text:s text:c="8"/></text:p>
            <text:p><text:s text:c="13"/>He took a lot of Serge Ibaka's minutes as the Raptors went small even before they were blown out. VanVleet was aggressive with his jumper with seven attempts from deep today, so his shoulder must be feeling better. With how poorly Serge has played, FVV could see more minutes in Game 3.</text:p>
            <text:p><text:s text:c="8"/></text:p>
            <text:p><text:s text:c="8"/></text:p>
            <text:p><text:s text:c="13"/></text:p>
            <text:p><text:s text:c="14"/></text:p>
            <text:p><text:s text:c="13"/>May 3 - 8: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was a no-show during a loss to the Cavs on Thursday, scoring two points with six rebounds and one assist in 12 minutes.</text:p>
            <text:p><text:s text:c="8"/></text:p>
            <text:p><text:s text:c="8"/></text:p>
            <text:p><text:s text:c="13"/>He was terrible and he got the quick hook in the second half with less than two minutes off the clock in the third quarter. Ibaka has been late on everything for defense and he missed all five from the field on offense today. He was brutal in Game 1 and coach Dwane Casey has to consider taking him out of the starting lineup after this dud.</text:p>
            <text:p><text:s text:c="8"/></text:p>
            <text:p><text:s text:c="8"/></text:p>
            <text:p><text:s text:c="13"/></text:p>
            <text:p><text:s text:c="14"/></text:p>
            <text:p><text:s text:c="13"/>May 3 - 8: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has been upgraded to probable for Game 2 against the 76ers.</text:p>
            <text:p><text:s text:c="8"/></text:p>
            <text:p><text:s text:c="8"/></text:p>
            <text:p><text:s text:c="13"/>He did about a 45-minute workout at around 6:20 EDT and apparently he is feeling just fine. According to the shootaround news this morning, Brown is going to come off the bench again with Marcus Smart sticking in the first unit. Brown was terrific in the Bucks series and now things got a little tougher for the 76ers.</text:p>
            <text:p><text:s text:c="8"/></text:p>
            <text:p><text:s text:c="8"/></text:p>
            <text:p><text:s text:c="13"/></text:p>
            <text:p><text:s text:c="14"/></text:p>
            <text:p><text:s text:c="13"/>Source: Jay King on Twitter <text:s text:c="30"/>May 3 - 7: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back) has been cleared for modified on-court work, and will be re-evaluated in four weeks.</text:p>
            <text:p><text:s text:c="8"/></text:p>
            <text:p><text:s text:c="8"/></text:p>
            <text:p><text:s text:c="13"/>He had a appointment with the medical staff today and he is making "steady functional progress." It's a positive that McCaw is coming along just fine, but it doesn't sound like he will be able to play in these playoffs.</text:p>
            <text:p><text:s text:c="8"/></text:p>
            <text:p><text:s text:c="8"/></text:p>
            <text:p><text:s text:c="13"/></text:p>
            <text:p><text:s text:c="14"/></text:p>
            <text:p><text:s text:c="13"/>Source: Warriors on Twitter <text:s text:c="30"/>May 3 - 7: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David Fizdale has agreed to a deal to become the Knicks head coach, according to Adrian Wojnarowski of ESPN.com.</text:p>
            <text:p><text:s text:c="8"/></text:p>
            <text:p><text:s text:c="8"/></text:p>
            <text:p><text:s text:c="13"/>The two sides were reportedly close to a deal yesterday and they got it done today. Fizdale was one of the better assistant coaches in Miami and had a great rapport with his players there before things went south in Memphis, so his experience may help the team sign some free agents. Presumably, the Knicks will give him a longer leash than the Grizzlies did to start this past season.</text:p>
            <text:p><text:s text:c="8"/></text:p>
            <text:p><text:s text:c="8"/></text:p>
            <text:p><text:s text:c="13"/></text:p>
            <text:p><text:s text:c="14"/></text:p>
            <text:p><text:s text:c="13"/>Source: Adrian Wojnarowski on Twitter <text:s text:c="20"/>May 3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nes</text:p>
            <text:p><text:s text:c="17"/></text:p>
            <text:p><text:s text:c="17"/></text:p>
            <text:p><text:s text:c="22"/>- G/F - <text:s/>Suns</text:p>
            <text:p><text:s text:c="16"/></text:p>
            <text:p><text:s text:c="17"/></text:p>
            <text:p><text:s text:c="12"/></text:p>
            <text:p><text:s text:c="8"/></text:p>
            <text:p><text:s text:c="8"/></text:p>
            <text:p><text:s text:c="8"/></text:p>
            <text:p><text:s text:c="12"/>Vice president of basketball operations James Jones said "shooting is at a premium" for the Suns this summer.</text:p>
            <text:p><text:s text:c="8"/></text:p>
            <text:p><text:s text:c="8"/></text:p>
            <text:p><text:s text:c="13"/>Yeah, that makes sense after the Suns ranked dead last in scoring efficiency on spot-up plays at a horrible 0.918 points per possession, and not coincidentally they ranked 30th in 3-point percentage and 20th in attempts. The Suns say they wanted to move up their offseason spending this summer, but we'll see about that.</text:p>
            <text:p><text:s text:c="8"/></text:p>
            <text:p><text:s text:c="8"/></text:p>
            <text:p><text:s text:c="13"/></text:p>
            <text:p><text:s text:c="14"/></text:p>
            <text:p><text:s text:c="13"/>Source: Kellan Olson on Twitter <text:s text:c="26"/>May 3 - 4: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According to Royce Young of ESPN.com, Carmelo Anthony forgot what time Game 5 started and showed up early, but got in his car and left after realizing it was an 8:30 start.</text:p>
            <text:p><text:s text:c="8"/></text:p>
            <text:p><text:s text:c="8"/></text:p>
            <text:p><text:s text:c="13"/>Well, this is a weird one and it doesn't necessarily mean much in the grand scheme of things. It's fair to say the Thunder and its fans do not want Melo to come back on his $28 million player option next year. The OK3 was a colossal failure and now Melo says coming off the bench is "out of the question."</text:p>
            <text:p><text:s text:c="8"/></text:p>
            <text:p><text:s text:c="8"/></text:p>
            <text:p><text:s text:c="13"/></text:p>
            <text:p><text:s text:c="14"/></text:p>
            <text:p><text:s text:c="13"/>Source: ESPN.com <text:s text:c="41"/>May 3 - 4: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underwent a procedure for a sports hernia on Thursday morning.</text:p>
            <text:p><text:s text:c="8"/></text:p>
            <text:p><text:s text:c="8"/></text:p>
            <text:p><text:s text:c="13"/>He will miss approximately six weeks before returning to offseason activities, so he should be back on the court around mid-June. This means he'll be ready well in advance of training camp. The Thunder will be getting a healthy Andre Roberson back for 2018-19, but there could be a path to minutes for Abrines if Paul George leaves or if Carmelo Anthony opts out.</text:p>
            <text:p><text:s text:c="8"/></text:p>
            <text:p><text:s text:c="8"/></text:p>
            <text:p><text:s text:c="13"/></text:p>
            <text:p><text:s text:c="14"/></text:p>
            <text:p><text:s text:c="13"/>Source: Royce Young on Twitter <text:s text:c="27"/>May 3 - 1: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Unlike last summer, Giannis Antetokounmpo said he'll have more time to rest his knee this offseason.</text:p>
            <text:p><text:s text:c="8"/></text:p>
            <text:p><text:s text:c="8"/></text:p>
            <text:p><text:s text:c="13"/>"I’ve got to make sure for next year there’s no issues with my knees, ankles, taking care of my body well," Giannis said. "Of course I’m going to spend a lot of time on the court working on what I’ve got to work on." Four out of the seven games Giannis sat this season were just maintenance days for his right knee soreness, but it sounds like it may not be a concern in 2018-19. As for his offseason plans, Giannis hopes to work on his footwork with Kobe Bryant and improve his jumper. As fantasy owners know, Giannis is a 3-point shot away from becoming unfair.</text:p>
            <text:p><text:s text:c="8"/></text:p>
            <text:p><text:s text:c="8"/></text:p>
            <text:p><text:s text:c="13"/></text:p>
            <text:p><text:s text:c="14"/></text:p>
            <text:p><text:s text:c="13"/>Source: Milwaukee Journal-Sentinel <text:s text:c="23"/>May 3 - 1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Jordan</text:p>
            <text:p><text:s text:c="17"/></text:p>
            <text:p><text:s text:c="17"/></text:p>
            <text:p><text:s text:c="22"/>- G - <text:s/>Hornets</text:p>
            <text:p><text:s text:c="16"/></text:p>
            <text:p><text:s text:c="17"/></text:p>
            <text:p><text:s text:c="12"/></text:p>
            <text:p><text:s text:c="8"/></text:p>
            <text:p><text:s text:c="8"/></text:p>
            <text:p><text:s text:c="8"/></text:p>
            <text:p><text:s text:c="12"/>The Bulls have granted the Hornets permission to interview Jim Boylen for their head coaching position.</text:p>
            <text:p><text:s text:c="8"/></text:p>
            <text:p><text:s text:c="8"/></text:p>
            <text:p><text:s text:c="13"/>Boylen is currently the associate head coach in Chicago on Fred Hoiberg's staff and has held that position since 2015. The Hornets have interviewed several candidates for the job including Jerry Stackhouse, Ettore Messina, Ime Udoka, David Fizdale, David Vanterpool and James Borrego, but there's no clear frontrunner right now.</text:p>
            <text:p><text:s text:c="8"/></text:p>
            <text:p><text:s text:c="8"/></text:p>
            <text:p><text:s text:c="13"/></text:p>
            <text:p><text:s text:c="14"/></text:p>
            <text:p><text:s text:c="13"/>Source: Chicago Tribune <text:s text:c="34"/>May 3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B. Bickerstaff</text:p>
            <text:p><text:s text:c="17"/></text:p>
            <text:p><text:s text:c="17"/></text:p>
            <text:p><text:s text:c="22"/>- C - <text:s/>Grizzlies</text:p>
            <text:p><text:s text:c="16"/></text:p>
            <text:p><text:s text:c="17"/></text:p>
            <text:p><text:s text:c="12"/></text:p>
            <text:p><text:s text:c="8"/></text:p>
            <text:p><text:s text:c="8"/></text:p>
            <text:p><text:s text:c="8"/></text:p>
            <text:p><text:s text:c="12"/>Marc Gasol voiced his support of J.B. Bickerstaff as the new head coach.</text:p>
            <text:p><text:s text:c="8"/></text:p>
            <text:p><text:s text:c="8"/></text:p>
            <text:p><text:s text:c="13"/>"J.B. deserves a real shot at this without any restrictions," Gasol said. "He has earned it… He’s always so positive. He always helps me understand, ‘Do your job. Control what you can control and the rest will take care of itself.’ Our communication has been really good. We’re both going in the same direction. And that’s important." Gasol's relationship with former coach David Fizdale soured, but Gasol and Mike Conley both have a strong bond with Bickerstaff. He coached a team that was committed to tanking in 2017-18, but we'll see if he can turn things around in Memphis.</text:p>
            <text:p><text:s text:c="8"/></text:p>
            <text:p><text:s text:c="8"/></text:p>
            <text:p><text:s text:c="13"/></text:p>
            <text:p><text:s text:c="14"/></text:p>
            <text:p><text:s text:c="13"/>Source: Memphis Commercial Appeal <text:s text:c="24"/>May 3 - 1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Grizzlies general manager Chris Wallace said the Grizzlies will make a pitch to Tyreke Evans in free agency.</text:p>
            <text:p><text:s text:c="8"/></text:p>
            <text:p><text:s text:c="8"/></text:p>
            <text:p><text:s text:c="13"/>Grizzlies beat reporter Michael Wallace said that Chris Wallace didn't sound as confident about retaining Evans as he did during the trade deadline, and it's not like it will be easy for them to afford him. If the Grizzlies don't use their mid-level exception worth around $8.6 million, the most they will be able to offer is $3.9 million because they don't have his bird rights.</text:p>
            <text:p><text:s text:c="8"/></text:p>
            <text:p><text:s text:c="8"/></text:p>
            <text:p><text:s text:c="13"/></text:p>
            <text:p><text:s text:c="14"/></text:p>
            <text:p><text:s text:c="13"/>Source: NBA.com <text:s text:c="42"/>May 3 - 1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right hamstring) remains doubtful for Game 2 on Thursday.</text:p>
            <text:p><text:s text:c="8"/></text:p>
            <text:p><text:s text:c="8"/></text:p>
            <text:p><text:s text:c="13"/>Brown didn't practice at all on Wednesday, but he was able to get some shots up this morning and was put through a running test. Coach Brad Stevens said he wasn't sure how much Brown would do during shootaround, but added that he will come off the bench if he's available. Boston will roll with the same starting five, so expect to see a lot of Marcus Smart regardless of Brown's status.</text:p>
            <text:p><text:s text:c="8"/></text:p>
            <text:p><text:s text:c="8"/></text:p>
            <text:p><text:s text:c="13"/></text:p>
            <text:p><text:s text:c="14"/></text:p>
            <text:p><text:s text:c="13"/>Source: Chris Forsberg on Twitter <text:s text:c="24"/>May 3 - 1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Indiana reporter J. Michael said he expects Thaddeus Young to opt out of his player option for 2018-19 which is worth roughly $14 million.</text:p>
            <text:p><text:s text:c="8"/></text:p>
            <text:p><text:s text:c="8"/></text:p>
            <text:p><text:s text:c="13"/>Young may not earn $14 million per year if he opts out, but securing another long-term deal would make sense with the forward entering his age-30 season. Pacers GM Kevin Pritchard said Young indicated that he wants to return during his exit meeting, and we'd expect the feeling to be mutual. <text:s/>He averaged 1.7 steals per game which helped him return mid-round value to go with 11.8 points, 6.3 rebounds, 1.9 assists and 0.7 triples.</text:p>
            <text:p><text:s text:c="8"/></text:p>
            <text:p><text:s text:c="8"/></text:p>
            <text:p><text:s text:c="13"/></text:p>
            <text:p><text:s text:c="14"/></text:p>
            <text:p><text:s text:c="13"/>Source: Indianapolis Star <text:s text:c="32"/>May 3 - 10: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 Clifford</text:p>
            <text:p><text:s text:c="17"/></text:p>
            <text:p><text:s text:c="17"/></text:p>
            <text:p><text:s text:c="22"/>- C - <text:s/>Magic</text:p>
            <text:p><text:s text:c="16"/></text:p>
            <text:p><text:s text:c="17"/></text:p>
            <text:p><text:s text:c="12"/></text:p>
            <text:p><text:s text:c="8"/></text:p>
            <text:p><text:s text:c="8"/></text:p>
            <text:p><text:s text:c="8"/></text:p>
            <text:p><text:s text:c="12"/>The Bucks are expected to interview Steve Clifford for their head coach position.</text:p>
            <text:p><text:s text:c="8"/></text:p>
            <text:p><text:s text:c="8"/></text:p>
            <text:p><text:s text:c="13"/>Mike Budenholzer is likely the favorite, while the Bucks have also been linked to Monty Williams, David Fizdale and David Blatt. ESPN's Adrian Wojnarowski said they could interview several more, so this process could take a while with Milwaukee casting a wide net.</text:p>
            <text:p><text:s text:c="8"/></text:p>
            <text:p><text:s text:c="8"/></text:p>
            <text:p><text:s text:c="13"/></text:p>
            <text:p><text:s text:c="14"/></text:p>
            <text:p><text:s text:c="13"/>Source: Adrian Wojnarowski on Twitter <text:s text:c="20"/>May 3 - 9: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Warriors coach Steve Kerr said Stephen Curry (left knee) will start Friday's Game 3 against the Pelicans.</text:p>
            <text:p><text:s text:c="8"/></text:p>
            <text:p><text:s text:c="8"/></text:p>
            <text:p><text:s text:c="13"/>"Oh yeah, yeah, he'll start Game 3," Kerr said Wednesday. "You don't keep a guy like that on the bench for long... He'll be in the starting lineup." Curry was electric with 28 points, seven boards, two dimes, three steals and five 3-pointers off the bench in Game 2 and should be ready to roll full steam on Friday night. Get him in your lineup or on your team, and expect Nick Young to head to the bench for Game 3.</text:p>
            <text:p><text:s text:c="8"/></text:p>
            <text:p><text:s text:c="8"/></text:p>
            <text:p><text:s text:c="13"/></text:p>
            <text:p><text:s text:c="14"/></text:p>
            <text:p><text:s text:c="13"/>Source: ESPN.com <text:s text:c="41"/>May 3 - 1: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The Rockets lost Game 2 at home on Wednesday despite James Harden's game-high 32 points, 11 assists, seven rebounds, two 3-pointers and one steal.</text:p>
            <text:p><text:s text:c="8"/></text:p>
            <text:p><text:s text:c="8"/></text:p>
            <text:p><text:s text:c="13"/>Harden erupted in the second quarter and headed into halftime with 21 points including 10-of-11 freebies, which kept Houston within single-digits. He picked up two quick fouls in the third quarter and couldn't quite regain his rhythm after that, however, with Utah's defense holding the Rockets to just 24.0% shooting in the fourth quarter. They threw multiple looks at Harden with aggressive play from Royce O'Neale and Dante Exum, in particular, and we're expecting more of the same as the series shifts to Utah tied 1-1.</text:p>
            <text:p><text:s text:c="8"/></text:p>
            <text:p><text:s text:c="8"/></text:p>
            <text:p><text:s text:c="13"/></text:p>
            <text:p><text:s text:c="14"/></text:p>
            <text:p><text:s text:c="13"/>May 2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played 33 minutes on Wednesday but finished with just five points on 2-of-5 shooting, four rebounds and one steal.</text:p>
            <text:p><text:s text:c="8"/></text:p>
            <text:p><text:s text:c="8"/></text:p>
            <text:p><text:s text:c="13"/>Ariza is prone to disappearing during games and tonight it happened early, with zero stats to his credit until 6:05 was left in the second quarter. Solid minutes help prop up Ariza's fantasy appeal, and the same can be said for P.J. Tucker (five points, 10 boards in 33 minutes) -- Ariza, Tucker and Luc Mbah a Moute are all in the bottom-20 for usage in the playoffs (among 131 qualifying players). That leaves a pretty low ceiling while Houston's go-to guys are healthy.</text:p>
            <text:p><text:s text:c="8"/></text:p>
            <text:p><text:s text:c="8"/></text:p>
            <text:p><text:s text:c="13"/>Related: P.J. Tucker, Luc Mbah a Moute</text:p>
            <text:p><text:s text:c="14"/></text:p>
            <text:p><text:s text:c="13"/>May 2 - 11: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shot 5-of-16 to score 15 points with six rebounds, two blocks, one assist and one steal in 34 minutes on Wednesday.</text:p>
            <text:p><text:s text:c="8"/></text:p>
            <text:p><text:s text:c="8"/></text:p>
            <text:p><text:s text:c="13"/>Gordon went 0-of-6 from the field in Game 1 but he's never been shy offensively, and he finished as one of four players in double-figures for Houston. None of his bench mates joined him as the second unit shot a combined 7-of-25 from the field (28.0 percent) -- they'll need more supporting production to reclaim homecourt advantage with a victory in Utah on Friday and/or Sunday.</text:p>
            <text:p><text:s text:c="8"/></text:p>
            <text:p><text:s text:c="8"/></text:p>
            <text:p><text:s text:c="13"/></text:p>
            <text:p><text:s text:c="14"/></text:p>
            <text:p><text:s text:c="13"/>May 2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Exum</text:p>
            <text:p><text:s text:c="17"/></text:p>
            <text:p><text:s text:c="17"/></text:p>
            <text:p><text:s text:c="22"/>- G - <text:s/>Jazz</text:p>
            <text:p><text:s text:c="16"/></text:p>
            <text:p><text:s text:c="17"/></text:p>
            <text:p><text:s text:c="12"/></text:p>
            <text:p><text:s text:c="8"/></text:p>
            <text:p><text:s text:c="8"/></text:p>
            <text:p><text:s text:c="8"/></text:p>
            <text:p><text:s text:c="12"/>Dante Exum stepped up with nine points, four rebounds, two assists and two 3-pointers in 18 minutes off Utah's bench on Wednesday.</text:p>
            <text:p><text:s text:c="8"/></text:p>
            <text:p><text:s text:c="8"/></text:p>
            <text:p><text:s text:c="13"/>Utah dropped 36 points in the first quarter and weathered a third-quarter rally from Houston to claim an impressive 116-108 road win. Small-ball lineups were a key for the Jazz tonight and Exum played his part, including sticky defense vs. James Harden, a pair of unlikely 3-pointers, and an explosive dunk to pad the lead late in the fourth quarter. If nothing else, he's likely solidified his spot in the rotation until Ricky Rubio (hamstring) is healthy.</text:p>
            <text:p><text:s text:c="8"/></text:p>
            <text:p><text:s text:c="8"/></text:p>
            <text:p><text:s text:c="13"/>Related: Ricky Rubio</text:p>
            <text:p><text:s text:c="14"/></text:p>
            <text:p><text:s text:c="13"/>May 2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handed out a career-high 11 assists during Game 2, adding 17 points, five rebounds, two steals and two 3-pointers during a series-tying road win at Houston.</text:p>
            <text:p><text:s text:c="8"/></text:p>
            <text:p><text:s text:c="8"/></text:p>
            <text:p><text:s text:c="13"/>Mitchell shot just 6-of-21 from the field but showed no signs of the minor ankle injury he suffered in Game 1. He had five assists before he got into the scoring column, which incidentally came after Kobe Bryant released a video breaking down Mitchell's game and encouraging him to pass more -- Mitchell said on Wednesday that he'd already watched the video twice. He battled some foul trouble but stepped up when it mattered most, including a ridiculous follow-up dunk in the fourth quarter (see video below). Thanks to a stellar effort at both ends from the Jazz tonight, the series heads back to Utah tied 1-1.</text:p>
            <text:p><text:s text:c="8"/></text:p>
            <text:p><text:s text:c="8"/></text:p>
            <text:p><text:s text:c="13"/></text:p>
            <text:p><text:s text:c="14"/></text:p>
            <text:p><text:s text:c="13"/>Source: Jazz on Twitter <text:s text:c="34"/>May 2 - 11: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c Burks</text:p>
            <text:p><text:s text:c="17"/></text:p>
            <text:p><text:s text:c="17"/></text:p>
            <text:p><text:s text:c="22"/>- G - <text:s/>Jazz</text:p>
            <text:p><text:s text:c="16"/></text:p>
            <text:p><text:s text:c="17"/></text:p>
            <text:p><text:s text:c="12"/></text:p>
            <text:p><text:s text:c="8"/></text:p>
            <text:p><text:s text:c="8"/></text:p>
            <text:p><text:s text:c="8"/></text:p>
            <text:p><text:s text:c="12"/>Alec Burks was electric in 22 minutes off the bench during Game 2, posting 17 points (7-of-11 FGs, 3-of-3 FTs), six assists, four rebounds, one steal and one block.</text:p>
            <text:p><text:s text:c="8"/></text:p>
            <text:p><text:s text:c="8"/></text:p>
            <text:p><text:s text:c="13"/>Burks racked up DNPs late in the season and had played five minutes total prior to Game 6 vs. OKC in the first round. He's been a welcome source of production without Ricky Rubio, though, averaging 11.3 points in just 18.7 minutes over the past three games. He'll be in most winning DFS lineups tonight and may also be making a case for minutes next year, with Utah owning him a guaranteed $11.5 million.</text:p>
            <text:p><text:s text:c="8"/></text:p>
            <text:p><text:s text:c="8"/></text:p>
            <text:p><text:s text:c="13"/></text:p>
            <text:p><text:s text:c="14"/></text:p>
            <text:p><text:s text:c="13"/>May 2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started again on Wednesday, finishing Utah's Game 2 victory with six points on 2-of-5 shooting, four boards, two assists and one 3-pointer in 27 minutes.</text:p>
            <text:p><text:s text:c="8"/></text:p>
            <text:p><text:s text:c="8"/></text:p>
            <text:p><text:s text:c="13"/>O'Neale was tasked with slowing down James Harden and he did a commendable job, even though the MVP candidate still went for 32/11/7. O'Neale's usage rate is a paltry 10.5% in the postseason, which ranks 125th out of 131 qualifying players, so DFS owners are really relying on his defensive stats for value. As long as Ricky Rubio (hamstring) is sidelined, though, O'Neale should continue to get 28+ minutes in a starting role.</text:p>
            <text:p><text:s text:c="8"/></text:p>
            <text:p><text:s text:c="8"/></text:p>
            <text:p><text:s text:c="13"/></text:p>
            <text:p><text:s text:c="14"/></text:p>
            <text:p><text:s text:c="13"/>May 2 - 10: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hit multiple career-highs with 27 points and seven 3-pointers on Wednesday, shooting 10-of-13 from the field with three boards and two assists in a thrilling Game 2 win at Houston.</text:p>
            <text:p><text:s text:c="8"/></text:p>
            <text:p><text:s text:c="8"/></text:p>
            <text:p><text:s text:c="13"/>Ingles came in hot with 11 of Utah's first 18 points, and he continued to scorch the nets in the second half. He got a lot of good looks and that will likely be a focal point for Houston as they prepare for Game 3. His scoring also masks a dearth of DFS production -- with zero steals or blocks and limited boards and assists, he finished with a mediocre 30.6 fantasy points tonight. That's still good enough for 4x value, though.</text:p>
            <text:p><text:s text:c="8"/></text:p>
            <text:p><text:s text:c="8"/></text:p>
            <text:p><text:s text:c="13"/></text:p>
            <text:p><text:s text:c="14"/></text:p>
            <text:p><text:s text:c="13"/>May 2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The Suns will hire Jazz assistant Igor Kokoskov as their new head coach, according to ESPN's Adrian Wojnarowski.</text:p>
            <text:p><text:s text:c="8"/></text:p>
            <text:p><text:s text:c="8"/></text:p>
            <text:p><text:s text:c="13"/>The Suns spoke with roughly a dozen candidates for the job, but appear to have settled on Kokoskov, a former coach with the Pistons, Suns, Cavs and Jazz. He's also coached Luka Doncic with the Slovenian national team, which is an intriguing angle as Phoenix prepares for a monumentally important draft this summer. We'll get a better feel for the fantasy implications during training camp and the preseason, but Kokoskov is reputed to be particularly good with guards, so that bodes well for Devin Booker and whoever else is manning the backcourt in 2018-19.</text:p>
            <text:p><text:s text:c="8"/></text:p>
            <text:p><text:s text:c="8"/></text:p>
            <text:p><text:s text:c="13"/></text:p>
            <text:p><text:s text:c="14"/></text:p>
            <text:p><text:s text:c="13"/>Source: Adrian Wojnarowski on Twitter <text:s text:c="20"/>May 2 - 7: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Crawford</text:p>
            <text:p><text:s text:c="17"/></text:p>
            <text:p><text:s text:c="17"/></text:p>
            <text:p><text:s text:c="22"/>- G - <text:s/>Timberwolves</text:p>
            <text:p><text:s text:c="16"/></text:p>
            <text:p><text:s text:c="17"/></text:p>
            <text:p><text:s text:c="12"/></text:p>
            <text:p><text:s text:c="8"/></text:p>
            <text:p><text:s text:c="8"/></text:p>
            <text:p><text:s text:c="8"/></text:p>
            <text:p><text:s text:c="12"/>Jamal Crawford will decline his 2018-19 player option to become an unrestricted free agent this summer, according to Chris Haynes of ESPN.com.</text:p>
            <text:p><text:s text:c="8"/></text:p>
            <text:p><text:s text:c="8"/></text:p>
            <text:p><text:s text:c="13"/>The 38-year-old guard will opt out of his $4.5 million salary to hit the open market. Crawford only signed a two-year deal with Minnesota and he apparently would like to play for more than one year, or he believes he can fetch a bigger deal. He was a good fit with the Wolves and could return there, as well, especially since Jimmy Butler has reportedly been lobbying management to retain Crawford.</text:p>
            <text:p><text:s text:c="8"/></text:p>
            <text:p><text:s text:c="8"/></text:p>
            <text:p><text:s text:c="13"/></text:p>
            <text:p><text:s text:c="14"/></text:p>
            <text:p><text:s text:c="13"/>Source: ESPN.com <text:s text:c="41"/>May 2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Fizdale</text:p>
            <text:p><text:s text:c="17"/></text:p>
            <text:p><text:s text:c="17"/></text:p>
            <text:p><text:s text:c="22"/>- C - <text:s/>Knicks</text:p>
            <text:p><text:s text:c="16"/></text:p>
            <text:p><text:s text:c="17"/></text:p>
            <text:p><text:s text:c="12"/></text:p>
            <text:p><text:s text:c="8"/></text:p>
            <text:p><text:s text:c="8"/></text:p>
            <text:p><text:s text:c="8"/></text:p>
            <text:p><text:s text:c="12"/>David Fizdale has "gained serious traction" in the Knicks' search for their next head coach, according to Shams Charania of Yahoo! Sports.</text:p>
            <text:p><text:s text:c="8"/></text:p>
            <text:p><text:s text:c="8"/></text:p>
            <text:p><text:s text:c="13"/>The Knicks have a lengthy list on their candidates to take over as the head man, but they're reportedly getting close to making a decision. Fizdale never got a fair chance with Memphis on a team that overachieved in 2016-17 with him at the helm, so he remains one of the best candidates available.</text:p>
            <text:p><text:s text:c="8"/></text:p>
            <text:p><text:s text:c="8"/></text:p>
            <text:p><text:s text:c="13"/></text:p>
            <text:p><text:s text:c="14"/></text:p>
            <text:p><text:s text:c="13"/>Source: Shams Charania on Twitter <text:s text:c="24"/>May 2 - 6: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is expected to start at center again, according to coach Ty Lue.</text:p>
            <text:p><text:s text:c="8"/></text:p>
            <text:p><text:s text:c="8"/></text:p>
            <text:p><text:s text:c="13"/>Jonas Valanciunas feasted when Love was on him, scoring 11 of his points on just 24 possessions last night (per NBA.com). That starting lineup in Game 1 also got thumped with a -47.5 net rating, but Lue still wants to give it one more chance, apparently. Love has really struggled this postseason and it could be due to his hand, but he'll likely be looking at big minutes again.</text:p>
            <text:p><text:s text:c="8"/></text:p>
            <text:p><text:s text:c="8"/></text:p>
            <text:p><text:s text:c="13"/></text:p>
            <text:p><text:s text:c="14"/></text:p>
            <text:p><text:s text:c="13"/>Source: ESPN.com <text:s text:c="41"/>May 2 - 3: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a Doncic</text:p>
            <text:p><text:s text:c="17"/></text:p>
            <text:p><text:s text:c="17"/></text:p>
            <text:p><text:s text:c="22"/>- G - <text:s/>Player</text:p>
            <text:p><text:s text:c="16"/></text:p>
            <text:p><text:s text:c="17"/></text:p>
            <text:p><text:s text:c="12"/></text:p>
            <text:p><text:s text:c="8"/></text:p>
            <text:p><text:s text:c="8"/></text:p>
            <text:p><text:s text:c="8"/></text:p>
            <text:p><text:s text:c="12"/>Luka Doncic won’t be able to work out for teams on an individual basis.</text:p>
            <text:p><text:s text:c="8"/></text:p>
            <text:p><text:s text:c="8"/></text:p>
            <text:p><text:s text:c="13"/>He is playing with Real Madrid and won't even be working out for the team that wins the top pick. Doncic is almost certainly coming off the board in the top three picks and could go first overall, so not working out shouldn't be a concern. He's one of the most unique overseas prospects in some time.</text:p>
            <text:p><text:s text:c="8"/></text:p>
            <text:p><text:s text:c="8"/></text:p>
            <text:p><text:s text:c="13"/></text:p>
            <text:p><text:s text:c="14"/></text:p>
            <text:p><text:s text:c="13"/>Source: Sporting News <text:s text:c="36"/>May 2 - 3: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Coach Nate McMillan said Myles Turner should spend his offseason working on his strength and scoring as a roll man.</text:p>
            <text:p><text:s text:c="8"/></text:p>
            <text:p><text:s text:c="8"/></text:p>
            <text:p><text:s text:c="13"/>The coach added that Turner needs to work on his game, but he mentioned he liked how he grew as a pick-and-pop guy this season. McMillan didn't seem too worried about Turner's post game as much and stressed how the center position changed so much recently. Turner was a letdown in his 2017-18 season, but there's still a chance he can trend up again at just age 22.</text:p>
            <text:p><text:s text:c="8"/></text:p>
            <text:p><text:s text:c="8"/></text:p>
            <text:p><text:s text:c="13"/></text:p>
            <text:p><text:s text:c="14"/></text:p>
            <text:p><text:s text:c="13"/>Source: Pacers on Twitter <text:s text:c="32"/>May 2 - 3: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will exercise his $6.1 million player option for next season, according to Shams Charania of Yahoo! Sports.</text:p>
            <text:p><text:s text:c="8"/></text:p>
            <text:p><text:s text:c="8"/></text:p>
            <text:p><text:s text:c="13"/>It's the third year of his $18 million contract and he'll have an expiring deal next season. Johnson is going to turn 31 in July and will likely be looking for one more pay day next summer. The Clippers could start rebuilding next year, so it'll be tough to see how he fits in with what could be two lottery picks joining the roster.</text:p>
            <text:p><text:s text:c="8"/></text:p>
            <text:p><text:s text:c="8"/></text:p>
            <text:p><text:s text:c="13"/></text:p>
            <text:p><text:s text:c="14"/></text:p>
            <text:p><text:s text:c="13"/>Source: Shams Charania on Twitter <text:s text:c="24"/>May 2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shoulder) is expected to be fine for Game 2 on Thursday.</text:p>
            <text:p><text:s text:c="8"/></text:p>
            <text:p><text:s text:c="8"/></text:p>
            <text:p><text:s text:c="13"/>His shoulder was bothering him in Game 1 and he played just 15 minutes, and he's still dealing with soreness. FVV got some treatment on Wednesday morning, but said he's planning on playing through the pain. "That's just the way it's going to be," he said.</text:p>
            <text:p><text:s text:c="8"/></text:p>
            <text:p><text:s text:c="8"/></text:p>
            <text:p><text:s text:c="13"/></text:p>
            <text:p><text:s text:c="14"/></text:p>
            <text:p><text:s text:c="13"/>Source: Josh Lewenberg on Twitter <text:s text:c="24"/>May 2 - 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lly Donovan</text:p>
            <text:p><text:s text:c="17"/></text:p>
            <text:p><text:s text:c="17"/></text:p>
            <text:p><text:s text:c="22"/>- C - <text:s/>Thunder</text:p>
            <text:p><text:s text:c="16"/></text:p>
            <text:p><text:s text:c="17"/></text:p>
            <text:p><text:s text:c="12"/></text:p>
            <text:p><text:s text:c="8"/></text:p>
            <text:p><text:s text:c="8"/></text:p>
            <text:p><text:s text:c="8"/></text:p>
            <text:p><text:s text:c="12"/>Billy Donovan will return as the head coach for the Thunder in 2018-19.</text:p>
            <text:p><text:s text:c="8"/></text:p>
            <text:p><text:s text:c="8"/></text:p>
            <text:p><text:s text:c="13"/>Donovan was noncommittal about his future with OKC following their first-round playoff exit, but GM Sam Presti confirmed at Wednesday's exit interviews that he would be back. The Thunder are preparing for a crucial offseason with Paul George hitting the open market, but Presti said his dialogue with George "has really encouraged us."</text:p>
            <text:p><text:s text:c="8"/></text:p>
            <text:p><text:s text:c="8"/></text:p>
            <text:p><text:s text:c="13"/>Related: Paul George</text:p>
            <text:p><text:s text:c="14"/></text:p>
            <text:p><text:s text:c="13"/>Source: Royce Young on Twitter <text:s text:c="27"/>May 2 - 12: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be sporting a new splint on his hand for Game 2.</text:p>
            <text:p><text:s text:c="8"/></text:p>
            <text:p><text:s text:c="8"/></text:p>
            <text:p><text:s text:c="13"/>He said the splint that he wore last game was digging into his right thumb and was affecting his ability to shoot. Smart has shot a combined 9-of-35 from the field since returning from his injury, but has been difference-maker on the court because his defense, energy and toughness. He'll continue to play a big role for Boston, especially with Jaylen Brown (hamstring) still hurting.</text:p>
            <text:p><text:s text:c="8"/></text:p>
            <text:p><text:s text:c="8"/></text:p>
            <text:p><text:s text:c="13"/></text:p>
            <text:p><text:s text:c="14"/></text:p>
            <text:p><text:s text:c="13"/>Source: Marc D'Amico on Twitter <text:s text:c="26"/>May 2 - 1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right hamstring) is doubtful for Game 2 on Thursday.</text:p>
            <text:p><text:s text:c="8"/></text:p>
            <text:p><text:s text:c="8"/></text:p>
            <text:p><text:s text:c="13"/>He will be re-evaluated on Thursday afternoon, so he's not officially out. However, it sounds like coach Brad Stevens would prefer to play it safe and he said he's worried Brown would make it worse by coming back too soon. If Brown sits, we'll get a heavy dose of Marcus Smart once again.</text:p>
            <text:p><text:s text:c="8"/></text:p>
            <text:p><text:s text:c="8"/></text:p>
            <text:p><text:s text:c="13"/></text:p>
            <text:p><text:s text:c="14"/></text:p>
            <text:p><text:s text:c="13"/>Source: Scott Souza on Twitter <text:s text:c="27"/>May 2 - 11: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and his advisor have returned to San Antonio.</text:p>
            <text:p><text:s text:c="8"/></text:p>
            <text:p><text:s text:c="8"/></text:p>
            <text:p><text:s text:c="13"/>Leonard spent nearly six weeks in New York rehabbing his injury. Even though he was cleared by the San Antonio medical staff a long time ago, Leonard said he never felt healthy enough to return and didn't receive clearance from his personal medical team. A report from ESPN surfaced on Tuesday that suggested Leonard's management team may be trying to get him to a larger market such as New York, but we'd expect Leonard and the front office to meet soon in order to repair their relationship. As of right now, no meeting is scheduled.</text:p>
            <text:p><text:s text:c="8"/></text:p>
            <text:p><text:s text:c="8"/></text:p>
            <text:p><text:s text:c="13"/></text:p>
            <text:p><text:s text:c="14"/></text:p>
            <text:p><text:s text:c="13"/>Source: Chris Haynes on Twitter <text:s text:c="26"/>May 2 - 10: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When asked about Markelle Fultz picking up three straight DNPs, coach Brett Brown said his point guard rotation is not etched in stone.</text:p>
            <text:p><text:s text:c="8"/></text:p>
            <text:p><text:s text:c="8"/></text:p>
            <text:p><text:s text:c="13"/>"To say he’s dead and buried, that’s not true," Brown said. "But I got a decision to make, and I’ve made a decision." The 76ers will continue to roll with T.J. McConnell as the backup for now, but he averaged just 9.3 minutes in the three games that Fultz didn't play.</text:p>
            <text:p><text:s text:c="8"/></text:p>
            <text:p><text:s text:c="8"/></text:p>
            <text:p><text:s text:c="13"/>Related: T.J. McConnell</text:p>
            <text:p><text:s text:c="14"/></text:p>
            <text:p><text:s text:c="13"/>Source: Philadelphia Inquirer &amp; Daily News <text:s text:c="15"/>May 2 - 9:4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y Joseph</text:p>
            <text:p><text:s text:c="17"/></text:p>
            <text:p><text:s text:c="17"/></text:p>
            <text:p><text:s text:c="22"/>- G - <text:s/>Pacers</text:p>
            <text:p><text:s text:c="16"/></text:p>
            <text:p><text:s text:c="17"/></text:p>
            <text:p><text:s text:c="12"/></text:p>
            <text:p><text:s text:c="8"/></text:p>
            <text:p><text:s text:c="8"/></text:p>
            <text:p><text:s text:c="8"/></text:p>
            <text:p><text:s text:c="12"/>Cory Joseph will exercise his player option for the 2018-19 season with the Pacers.</text:p>
            <text:p><text:s text:c="8"/></text:p>
            <text:p><text:s text:c="8"/></text:p>
            <text:p><text:s text:c="13"/>He'll be on the books for $7.9 million and will hit the open market during the summer of 2019. Darren Collison is still under contract, so expect Joseph to reprise his role as the primary backup PG. Joseph averaged 7.9 points, 3.2 assists, 3.2 rebounds, 1.0 steals and 0.8 triples for the Pacers this season, playing 27.0 minutes per game across all 82 games.</text:p>
            <text:p><text:s text:c="8"/></text:p>
            <text:p><text:s text:c="8"/></text:p>
            <text:p><text:s text:c="13"/></text:p>
            <text:p><text:s text:c="14"/></text:p>
            <text:p><text:s text:c="13"/>Source: Adrian Wojnarowski on Twitter <text:s text:c="20"/>May 2 - 9: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hit 11-of-24 shots and 2-of-9 3-pointers for 24 points, eight rebounds, eight assists, a steal and a block in 47 minutes of Tuesday's 121-116 Game 2 loss to the Warriors.</text:p>
            <text:p><text:s text:c="8"/></text:p>
            <text:p><text:s text:c="8"/></text:p>
            <text:p><text:s text:c="13"/>Holiday has looked like one of the top point guards in the league for most of the season and it's nice to finally see him fully healthy and balling out. It may not matter how well the Pelicans play in this series, as the Warriors look unbeatable, despite a nonchalant walk through the Spurs in Round 1, and they got Steph Curry back tonight. Games 3 and 4 are in New Orleans on Friday and Sunday, and the Pelicans are basically in a must-win situation for both of those games.</text:p>
            <text:p><text:s text:c="8"/></text:p>
            <text:p><text:s text:c="8"/></text:p>
            <text:p><text:s text:c="13"/></text:p>
            <text:p><text:s text:c="14"/></text:p>
            <text:p><text:s text:c="13"/>May 2 - 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hit 8-of-15 shots, three 3-pointers and 3-of-3 free throws for 22 points, seven rebounds, 12 assists, five steals and seven turnovers in Tuesday's 121-116 loss to the Warriors.</text:p>
            <text:p><text:s text:c="8"/></text:p>
            <text:p><text:s text:c="8"/></text:p>
            <text:p><text:s text:c="13"/>Rondo had nine points, eight rebounds and 11 assists in Game 1, but looked much better tonight. The Pelicans tried to slow the pace and all five starters put up nice numbers tonight, but they still couldn't hang with the Warriors. Playoff Rondo hates his nickname, but there's something to it. His free throw and shooting percentage tonight say it all, not to mention the rest of his gaudy stat line.</text:p>
            <text:p><text:s text:c="8"/></text:p>
            <text:p><text:s text:c="8"/></text:p>
            <text:p><text:s text:c="13"/></text:p>
            <text:p><text:s text:c="14"/></text:p>
            <text:p><text:s text:c="13"/>May 2 - 1: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hit 12-of-24 shots and a 3-pointer for 25 points, 15 rebounds, five assists, two steals and three blocks in Tuesday's Game 2 loss to the Warriors, putting New Orleans in an 0-2 hole.</text:p>
            <text:p><text:s text:c="8"/></text:p>
            <text:p><text:s text:c="8"/></text:p>
            <text:p><text:s text:c="13"/>Davis was great, as usual, but the Pelicans are going to have their hands full trying to play on both ends of the court with the Warriors, who got Stephen Curry back tonight. Of course, AD's left shin was being attended to at halftime tonight and could be a problem going forward, but with elimination at the hands of the Warriors likely looming, our guess is he'll play if he can walk. He's powered through injury flare ups all season and should continue to do so.</text:p>
            <text:p><text:s text:c="8"/></text:p>
            <text:p><text:s text:c="8"/></text:p>
            <text:p><text:s text:c="13"/></text:p>
            <text:p><text:s text:c="14"/></text:p>
            <text:p><text:s text:c="13"/>May 2 - 1: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hit 7-of-16 shots and three 3-pointers for 18 points, nine rebounds and two steals before fouling out of Tuesday's Game 2 loss to the Warriors.</text:p>
            <text:p><text:s text:c="8"/></text:p>
            <text:p><text:s text:c="8"/></text:p>
            <text:p><text:s text:c="13"/>Mirotic scored just nine points on 3-of-9 shooting in Game 1, but the Pelicans didn't have an answer for the Warriors again tonight, despite seeing all five starters scoring at least 14 points. This series is heading to New Orleans, where the Pelicans are basically facing must-win situations on both Friday and Sunday.</text:p>
            <text:p><text:s text:c="8"/></text:p>
            <text:p><text:s text:c="8"/></text:p>
            <text:p><text:s text:c="13"/></text:p>
            <text:p><text:s text:c="14"/></text:p>
            <text:p><text:s text:c="13"/>May 2 - 1:3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left knee) came off the bench to hit 8-of-15 shots, five 3-pointers and 7-of-7 free throws for 28 points, seven rebounds, two assists and three steals in just 27 minutes of Monday's 121-116 win over the Pelicans.</text:p>
            <text:p><text:s text:c="8"/></text:p>
            <text:p><text:s text:c="8"/></text:p>
            <text:p><text:s text:c="13"/>He also had six turnovers, and if there was any rust in his game tonight, the turnovers were the only place it showed. He hadn't played since March 23 against the Hawks, and missed (most of) the seven games before that one with his injury, sans a two-minute run on March 8 against the Spurs. With Curry healthy, the Warriors look like they're setting up for a Western Finals matchup with the Rockets, which the world is anxiously awaiting. The Warriors have a 2-0 lead on the Pelicans with Games 3 and 4 set for New Orleans on Friday and Sunday. Welcome back, Steph.</text:p>
            <text:p><text:s text:c="8"/></text:p>
            <text:p><text:s text:c="8"/></text:p>
            <text:p><text:s text:c="13"/></text:p>
            <text:p><text:s text:c="14"/></text:p>
            <text:p><text:s text:c="13"/>May 2 - 1: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hit just 4-of-20 shots and 2-of-11 3-pointers for 10 points, six rebounds and three assists in Tuesday's Game 2 win against the Pelicans.</text:p>
            <text:p><text:s text:c="8"/></text:p>
            <text:p><text:s text:c="8"/></text:p>
            <text:p><text:s text:c="13"/>Stephen Curry returned to action tonight, but Thompson and Draymond Green still got all the touches they wanted. For Thompson, his shots just weren't falling in this one. His usage rate will certainly take a hit with Curry back out there, but he was coming off of 27-point and 24-point performances, and he would have been there again had his shot been falling. He's fine.</text:p>
            <text:p><text:s text:c="8"/></text:p>
            <text:p><text:s text:c="8"/></text:p>
            <text:p><text:s text:c="13"/></text:p>
            <text:p><text:s text:c="14"/></text:p>
            <text:p><text:s text:c="13"/>May 2 - 1:2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had 20 points, nine boards, 12 assists, a steal, two blocks and two 3-pointers on 7-of-11 shooting in Tuesday's Game 2 win over the Pelicans to take a 2-0 lead in the series.</text:p>
            <text:p><text:s text:c="8"/></text:p>
            <text:p><text:s text:c="8"/></text:p>
            <text:p><text:s text:c="13"/>Green's on fire, averaging 18 points, 12.0 rebounds, 11.5 assists (a triple-double), 2.0 steals, 2.0 blocks and 1.5 3-pointers over his last two games, and 14.4 points, 13.4 rebounds, 9.2 assists, 1.4 steals, 1.6 blocks and 1.6 3-pointers over his last five. And the return of Stephen Curry didn't slow him down at all tonight. Green barked at Rajon Rondo tonight and intentionally got tangled up with Anthony Davis anytime he could, but nothing more came of it. The Warriors are going to have something to say about the Rockets being the favorites to win it all, and look much better right now than they did against the Spurs last series.</text:p>
            <text:p><text:s text:c="8"/></text:p>
            <text:p><text:s text:c="8"/></text:p>
            <text:p><text:s text:c="13"/></text:p>
            <text:p><text:s text:c="14"/></text:p>
            <text:p><text:s text:c="13"/>May 2 - 1: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hit 11-of-23 shots and two 3-pointers for 29 points, six rebounds, seven assists, two steals and three blocks in Tuesday's 121-113 win over the Pelicans, giving the Warriors a 2-0 lead in their series.</text:p>
            <text:p><text:s text:c="8"/></text:p>
            <text:p><text:s text:c="8"/></text:p>
            <text:p><text:s text:c="13"/>Durant was brilliant tonight and really turned it on in the fourth quarter, when the Warriors put the Pelicans away, despite a very late run by the Pelicans to make the final score of 121-116 a little more respectable. Durant hasn't been shooting it well from downtown and was just 14-of-52 coming in during the playoffs, and hit 2-of-7 from deep tonight. That puts him at 16-of-59 this postseason (27%), but he's too good a shooter to be held down for much longer. The combination of the Warriors defense and offense has been too much for the Pelicans in Oakland and they'll try to right the ship in New Orleans on Friday and Sunday.</text:p>
            <text:p><text:s text:c="8"/></text:p>
            <text:p><text:s text:c="8"/></text:p>
            <text:p><text:s text:c="13"/></text:p>
            <text:p><text:s text:c="14"/></text:p>
            <text:p><text:s text:c="13"/>May 2 - 1:1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started in Tuesday's Game 1 as the Cavs went small against the Raptors, but hit just 2-of-7 shots for four points and three assists in 28 minutes.</text:p>
            <text:p><text:s text:c="8"/></text:p>
            <text:p><text:s text:c="8"/></text:p>
            <text:p><text:s text:c="13"/>He was negligible in this one, as LeBron James is clearly the Cavaliers' full-time point guard in the playoffs, as well as most of the regular season. Maybe the plan worked, as the Cavs stole a 113-112 overtime win to take a 1-0 lead in the series, but guys like Kyle Korver, J.R. Smith, Jeff Green and Tristan Thompson, and not Hill, stepped up for the Cavs.</text:p>
            <text:p><text:s text:c="8"/></text:p>
            <text:p><text:s text:c="8"/></text:p>
            <text:p><text:s text:c="13"/></text:p>
            <text:p><text:s text:c="14"/></text:p>
            <text:p><text:s text:c="13"/>May 2 - 12: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drick Perkins</text:p>
            <text:p><text:s text:c="17"/></text:p>
            <text:p><text:s text:c="17"/></text:p>
            <text:p><text:s text:c="22"/>- C - <text:s/>Cavaliers</text:p>
            <text:p><text:s text:c="16"/></text:p>
            <text:p><text:s text:c="17"/></text:p>
            <text:p><text:s text:c="12"/></text:p>
            <text:p><text:s text:c="8"/></text:p>
            <text:p><text:s text:c="8"/></text:p>
            <text:p><text:s text:c="8"/></text:p>
            <text:p><text:s text:c="12"/>Kendrick Perkins got into a shouting match with Drake on the way to the locker room at halftime on Tuesday, and then got into another exchange of words with the rapper after the game.</text:p>
            <text:p><text:s text:c="8"/></text:p>
            <text:p><text:s text:c="8"/></text:p>
            <text:p><text:s text:c="13"/>"What happened was I was talking to my old teammate Serge (Ibaka) walking into halftime telling him ‘We about to win this game,’ <text:s/>and Drake butted in talking [stuff] to me," Perkins texted to ESPN after the game. "So I said something back to him." In case you missed it, Perk is on the Cavaliers playoff roster, but wasn't active for tonight's game. Perkins' basketball game isn't worth much these days, but he's not a guy most human beings should be picking a fight with, in our opinion.</text:p>
            <text:p><text:s text:c="8"/></text:p>
            <text:p><text:s text:c="8"/></text:p>
            <text:p><text:s text:c="13"/></text:p>
            <text:p><text:s text:c="14"/></text:p>
            <text:p><text:s text:c="13"/>Source: Ardrian Wojnarowski on Twitter <text:s text:c="19"/>May 2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s right (shooting) shoulder was bothering him in the second half of Tuesday's Game 1 113-112 loss to the Cavaliers and he sat on the bench for much of the fourth quarter, when the Raptors shot 5-of-24.</text:p>
            <text:p><text:s text:c="8"/></text:p>
            <text:p><text:s text:c="8"/></text:p>
            <text:p><text:s text:c="13"/>He finished with nine points and a 3-pointer on 2-of-7 shooting in just 15 minutes. He returned late and missed a wide open 3-pointer that likely would have won the game for the Raptors, as there was less than a second remaining when the play was over. Then in overtime, the Raptors went back to FVV for another 3-point attempt with Jeff Green in his face and just 3.4 seconds on the clock. He missed that one, as well, and the Cavaliers stole a win in Toronto, along with home-court advantage. VanVleet's shoulder injury could linger and he might even be iffy for Thursday's Game 2, so watch for updates if you're thinking about using him in any fantasy games.</text:p>
            <text:p><text:s text:c="8"/></text:p>
            <text:p><text:s text:c="8"/></text:p>
            <text:p><text:s text:c="13"/></text:p>
            <text:p><text:s text:c="14"/></text:p>
            <text:p><text:s text:c="13"/>May 1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led the Raptors with 22 points, seven rebounds, five assists, a steal and three blocks on 10-of-20 shooting in 40 minutes on Tuesday, and missed all four of his 3-pointers.</text:p>
            <text:p><text:s text:c="8"/></text:p>
            <text:p><text:s text:c="8"/></text:p>
            <text:p><text:s text:c="13"/>DeRozan was guarding Kevin Love at times late in the game and it didn't work out too well for the Raptors, as Love was crashing the boards and hit a big 3-pointer. DeRozan did have a great block on a Love hook shot attempt, but was then blocked himself on the other end, negating the play. DeRozan took a hard, inadvertent Love elbow to the jaw in this one, but was able to stay on the court and finish the game. Outside of the third quarter, DD and the Raptors played well and probably should have won Game 1. They'll look to bounce back on Thursday night.</text:p>
            <text:p><text:s text:c="8"/></text:p>
            <text:p><text:s text:c="8"/></text:p>
            <text:p><text:s text:c="13"/></text:p>
            <text:p><text:s text:c="14"/></text:p>
            <text:p><text:s text:c="13"/>May 1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it 6-of-12 shots and three 3-pointers for 18 points, three rebounds, 10 assists and a steal in Tuesday's overtime loss in Game 1 to the Cavaliers, but didn't score in the fourth quarter.</text:p>
            <text:p><text:s text:c="8"/></text:p>
            <text:p><text:s text:c="8"/></text:p>
            <text:p><text:s text:c="13"/>Despite the Raptors hitting just 5-of-24 shots and missing 11 (or 12) straight shots in the fourth quarter, the Cavaliers only outscored them 23-18 in that stanza. Lowry didn't do much of anything in the fourth quarter and didn't score, but did bounce back in OT to hit a huge 'And-1' acrobatic layup that turned out to be the final points of the game. Most of the Raptors couldn't buy a bucket in the fourth quarter and came up one point short in overtime, as a result. Game 2 is Thursday night in Toronto.</text:p>
            <text:p><text:s text:c="8"/></text:p>
            <text:p><text:s text:c="8"/></text:p>
            <text:p><text:s text:c="13"/></text:p>
            <text:p><text:s text:c="14"/></text:p>
            <text:p><text:s text:c="13"/>May 1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had 21 points, 21 rebounds and a block on 7-of-19 shooting in Tuesday's Game 1 loss to the Cavaliers</text:p>
            <text:p><text:s text:c="8"/></text:p>
            <text:p><text:s text:c="8"/></text:p>
            <text:p><text:s text:c="13"/>That's where the good news ends. His fantasy line was pretty spectacular, but he basically missed three straight layups/putbacks, and at least a couple more, and shot 1-of-7 in the fourth quarter. He also fumbled a rebound late in overtime that eventually went off of teammate Serge Ibaka with the Raptors trailing by the final score, 113-112. It's tough to place all the blame on JV, as the Raptors missed 11 straight (we actually counted 12) shots in the fourth quarter, went nearly five minutes without scoring during that stretch, shot 5-of-24 in the fourth, and missed open 3-pointer after open 3-pointer. Game 2 is Thursday in Toronto.</text:p>
            <text:p><text:s text:c="8"/></text:p>
            <text:p><text:s text:c="8"/></text:p>
            <text:p><text:s text:c="13"/></text:p>
            <text:p><text:s text:c="14"/></text:p>
            <text:p><text:s text:c="13"/>May 1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shot a late 3-pointer and came down on LeBron James' foot, spraining his right ankle or foot in Tuesday's thrilling Game 1 loss to the Cavaliers.</text:p>
            <text:p><text:s text:c="8"/></text:p>
            <text:p><text:s text:c="8"/></text:p>
            <text:p><text:s text:c="13"/>Ibaka calmly stayed in the game and hit all three free throws he was awarded because James didn't allow him room to land, helping the Raptors hold a 105-101 lead with 1:42 left in the game. Of course, it wasn't enough in the end, but Ibaka, who had just nine points and two rebounds, was at least clutch in that instant. He really didn't play well tonight, but should be able to bounce back in Game 2. Hopefully the foot and ankle don't swell up on him overnight.</text:p>
            <text:p><text:s text:c="8"/></text:p>
            <text:p><text:s text:c="8"/></text:p>
            <text:p><text:s text:c="13"/></text:p>
            <text:p><text:s text:c="14"/></text:p>
            <text:p><text:s text:c="13"/>May 1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came off the bench and hit 5-of-8 shots and 4-of-4 free throws for 14 points and 12 rebounds in Game 1 against the Raptors.</text:p>
            <text:p><text:s text:c="8"/></text:p>
            <text:p><text:s text:c="8"/></text:p>
            <text:p><text:s text:c="13"/>His defense was stellar tonight and his offense wasn't bad, either. However, the fact remains that the Raptors couldn't buy a bucket in the fourth quarter, and half the time the defense of the Cavs wasn't involved in the misses. But it's clear that Cleveland will lean heavily on Thompson to help control the paint, and his free throw shooting was clutch tonight.</text:p>
            <text:p><text:s text:c="8"/></text:p>
            <text:p><text:s text:c="8"/></text:p>
            <text:p><text:s text:c="13"/></text:p>
            <text:p><text:s text:c="14"/></text:p>
            <text:p><text:s text:c="13"/>May 1 - 11: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hit 4-of-4 shots, a 3-pointer and 7-of-8 free throws for 16 points, two rebounds, three assists, two steals and a block in Tuesday's 113-112 Game 1 win at Toronto.</text:p>
            <text:p><text:s text:c="8"/></text:p>
            <text:p><text:s text:c="8"/></text:p>
            <text:p><text:s text:c="13"/>While the fourth quarter and overtime were a bit insane, most of Green's damage occurred earlier in the game, when the Cavs were down. Green was pretty quiet against the Pacers in Round 1 and got some extra minutes due to overtime, but still had his best game of these playoffs tonight. Maybe that will get him going.</text:p>
            <text:p><text:s text:c="8"/></text:p>
            <text:p><text:s text:c="8"/></text:p>
            <text:p><text:s text:c="13"/></text:p>
            <text:p><text:s text:c="14"/></text:p>
            <text:p><text:s text:c="13"/>May 1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hit 6-of-11 shots and 5-of-6 3-pointers for 20 points, two rebounds, two assists and two steals in Tuesday's 113-112 Game 1 win in overtime, and also made all three of his free throws.</text:p>
            <text:p><text:s text:c="8"/></text:p>
            <text:p><text:s text:c="8"/></text:p>
            <text:p><text:s text:c="13"/>LeBron James has been waiting for some help from his teammates and he got it tonight from Smith, Kyle Korver, Tristan Thompson and Jeff Green. Smith appears to be heating up, knocking down 11 3-pointers over his last three games after posting a goose egg against the Pacers in Game 3 last Wednesday. Smith kicked off the overtime period with a steal and then backed up a Korver 3-pointer with one of his own, giving the Cavs a 113-107 lead in the extra stanza. And the Cavs needed every point they got tonight, winning by just one in overtime.</text:p>
            <text:p><text:s text:c="8"/></text:p>
            <text:p><text:s text:c="8"/></text:p>
            <text:p><text:s text:c="13"/></text:p>
            <text:p><text:s text:c="14"/></text:p>
            <text:p><text:s text:c="13"/>May 1 - 11: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hit 7-of-17 shots and five 3-pointers for 19 points, two rebounds and one assist in 38 minutes of Tuesday's overtime Game 1 win over the Raptors.</text:p>
            <text:p><text:s text:c="8"/></text:p>
            <text:p><text:s text:c="8"/></text:p>
            <text:p><text:s text:c="13"/>Korver's biggest shot of the night came just after the start of overtime, when he knocked a 3-pointer down off a LeBron James pick-and-roll and gave the Cavs their first lead of the night at 108-105. The Raptors were able to cut that lead to one point, but the Cavs hung on for the comeback win on the road. Kover was very quiet in his final two games against the Pacers in the previous round, but he came through in a big way tonight.</text:p>
            <text:p><text:s text:c="8"/></text:p>
            <text:p><text:s text:c="8"/></text:p>
            <text:p><text:s text:c="13"/></text:p>
            <text:p><text:s text:c="14"/></text:p>
            <text:p><text:s text:c="13"/>May 1 - 11: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hit just 3-of-13 shots and a 3-pointer for seven points, 13 rebounds, two assists and five fouls in Tuesday's 113-112 Game 1 overtime win in Toronto.</text:p>
            <text:p><text:s text:c="8"/></text:p>
            <text:p><text:s text:c="8"/></text:p>
            <text:p><text:s text:c="13"/>Love's left thumb (torn ligament) is clearly bothering him and he appeared to have trouble gripping the ball at times, but his 3-pointer came in the clutch and he had several key rebounds for the Cavs. Love's shooting has been a nightmare, as he's hit just 15-of-57 shots over his last five, good for just 26 percent. But if guys like Kyle Korver, J.R. Smith, Jeff Green and Tristan Thompson are going to step up and score in double figures like they did tonight, in addition to LeBron James, it should work in the Cavs' favor.</text:p>
            <text:p><text:s text:c="8"/></text:p>
            <text:p><text:s text:c="8"/></text:p>
            <text:p><text:s text:c="13"/></text:p>
            <text:p><text:s text:c="14"/></text:p>
            <text:p><text:s text:c="13"/>May 1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hit 12-of-30 shots and a 3-pointer for 26 points, 11 rebounds, 13 assists, a steal and two blocks in 47 minutes of Tuesday's thrilling overtime win in Game 1 against the Raptors.</text:p>
            <text:p><text:s text:c="8"/></text:p>
            <text:p><text:s text:c="8"/></text:p>
            <text:p><text:s text:c="13"/>LeBron hit just 1-of-6 free throws and missed the game-winner at the regulation buzzer, but he also committed just one turnover on the night. The Raptors had the game in control early in the fourth quarter, but went on a five-minute scoring drought, missed their final 11 shots of the quarter, and couldn't get it done in overtime at home. This was the 21st playoff triple-double for LeBron and the Cavaliers seized home-court advantage with tonight's win at Toronto, despite being down 14 points early.</text:p>
            <text:p><text:s text:c="8"/></text:p>
            <text:p><text:s text:c="8"/></text:p>
            <text:p><text:s text:c="13"/></text:p>
            <text:p><text:s text:c="14"/></text:p>
            <text:p><text:s text:c="13"/>May 1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is expected to play on Tuesday, but is not in the starting lineup, as Nick Young will get another start for the Warriors.</text:p>
            <text:p><text:s text:c="8"/></text:p>
            <text:p><text:s text:c="8"/></text:p>
            <text:p><text:s text:c="13"/>Curry should be out there tonight, but his minutes could be limited. "He'll do what he can and if he gets tired, we'll take him out," said coach Steve Kerr.</text:p>
            <text:p><text:s text:c="8"/></text:p>
            <text:p><text:s text:c="8"/></text:p>
            <text:p><text:s text:c="13"/></text:p>
            <text:p><text:s text:c="14"/></text:p>
            <text:p><text:s text:c="13"/>Source: Daniel Sallerson on Twitter <text:s text:c="22"/>May 1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is starting Game 1 vs. the Raptors on Tuesday.</text:p>
            <text:p><text:s text:c="8"/></text:p>
            <text:p><text:s text:c="8"/></text:p>
            <text:p><text:s text:c="13"/>After going big in Game 7 vs. Indiana with Tristan Thompson at center, the Cavaliers will go back to their small-ball lineup. Hill will be joined by J.R. Smith, Kyle Korver, LeBron James and Kevin Love. Hill was banged up last round and had injections last week to alleviate his back spasms, so it will be interesting to see how he fares chasing Kyle Lowry around.</text:p>
            <text:p><text:s text:c="8"/></text:p>
            <text:p><text:s text:c="8"/></text:p>
            <text:p><text:s text:c="13"/></text:p>
            <text:p><text:s text:c="14"/></text:p>
            <text:p><text:s text:c="13"/>Source: Blake Murphy on Twitter <text:s text:c="26"/>May 1 - 7: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Coach Ty Lue would not reveal his starting lineup during his pre-game press conference for Game 1 on Tuesday.</text:p>
            <text:p><text:s text:c="8"/></text:p>
            <text:p><text:s text:c="8"/></text:p>
            <text:p><text:s text:c="13"/>No surprise here and we likely won't get word on this one until right before tip. Jonas Valanciunas is coming in hot and he handled Kevin Love in the season series, so getting Tristan Thompson out there makes some sense. Regardless, Thompson is expected to play in this series.</text:p>
            <text:p><text:s text:c="8"/></text:p>
            <text:p><text:s text:c="8"/></text:p>
            <text:p><text:s text:c="13"/></text:p>
            <text:p><text:s text:c="14"/></text:p>
            <text:p><text:s text:c="13"/>Source: Raptors Republic <text:s text:c="33"/>May 1 - 6: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Calathes</text:p>
            <text:p><text:s text:c="17"/></text:p>
            <text:p><text:s text:c="17"/></text:p>
            <text:p><text:s text:c="22"/>- G - <text:s/>Grizzlies</text:p>
            <text:p><text:s text:c="16"/></text:p>
            <text:p><text:s text:c="17"/></text:p>
            <text:p><text:s text:c="12"/></text:p>
            <text:p><text:s text:c="8"/></text:p>
            <text:p><text:s text:c="8"/></text:p>
            <text:p><text:s text:c="8"/></text:p>
            <text:p><text:s text:c="12"/>Nick Calathes plans to rejoin the NBA as a free agent this summer.</text:p>
            <text:p><text:s text:c="8"/></text:p>
            <text:p><text:s text:c="8"/></text:p>
            <text:p><text:s text:c="13"/>He's been terrific in EuroLeague and is an MVP candidate with his Athens team, but Calathes didn't make much of an impact in the NBA back in 2014-15.</text:p>
            <text:p><text:s text:c="8"/></text:p>
            <text:p><text:s text:c="8"/></text:p>
            <text:p><text:s text:c="13"/></text:p>
            <text:p><text:s text:c="14"/></text:p>
            <text:p><text:s text:c="13"/>Source: ESPN.com <text:s text:c="41"/>May 1 - 5: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aid his ankle is "100 percent."</text:p>
            <text:p><text:s text:c="8"/></text:p>
            <text:p><text:s text:c="8"/></text:p>
            <text:p><text:s text:c="13"/>"There's no problem at all," Mitchell said about his tweak from Sunday. This minor ankle issue wasn't as bad as the foot sprain he suffered in Game 1 against OKC, so there's no reason to worry about his status. Mitchell couldn't get Rudy Gobert involved as the Rockets were able to focus on him more without Ricky Rubio. Expect the rookie to be the focal point of the offense with more small-ball lineups.</text:p>
            <text:p><text:s text:c="8"/></text:p>
            <text:p><text:s text:c="8"/></text:p>
            <text:p><text:s text:c="13"/></text:p>
            <text:p><text:s text:c="14"/></text:p>
            <text:p><text:s text:c="13"/>Source: Tim MacMahon on Twitter <text:s text:c="26"/>May 1 - 4: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 Van Gundy</text:p>
            <text:p><text:s text:c="17"/></text:p>
            <text:p><text:s text:c="17"/></text:p>
            <text:p><text:s text:c="22"/>- C - <text:s/>Pistons</text:p>
            <text:p><text:s text:c="16"/></text:p>
            <text:p><text:s text:c="17"/></text:p>
            <text:p><text:s text:c="12"/></text:p>
            <text:p><text:s text:c="8"/></text:p>
            <text:p><text:s text:c="8"/></text:p>
            <text:p><text:s text:c="8"/></text:p>
            <text:p><text:s text:c="12"/>Pistons owner Tom Gores wants Stan Van Gundy to return as coach for the final year of his contract, but prefers that scenario include structural changes to the franchise's front office, according to Adrian Wojnarowski of ESPN.com.</text:p>
            <text:p><text:s text:c="8"/></text:p>
            <text:p><text:s text:c="8"/></text:p>
            <text:p><text:s text:c="13"/>According to this report, Gores has suggested changes to Van Gundy's role as president of basketball operations, but SVG is resisting. Also according to Woj, some of that discussion has centered on the future role of general manager Jeff Bower, who is also in the final year of his contract. The Pistons have been a disappointment since SVG took over, especially with several misses in the draft.</text:p>
            <text:p><text:s text:c="8"/></text:p>
            <text:p><text:s text:c="8"/></text:p>
            <text:p><text:s text:c="13"/></text:p>
            <text:p><text:s text:c="14"/></text:p>
            <text:p><text:s text:c="13"/>Source: ESPN.com <text:s text:c="41"/>May 1 - 4: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is available to play Tuesday against the Pelicans.</text:p>
            <text:p><text:s text:c="8"/></text:p>
            <text:p><text:s text:c="8"/></text:p>
            <text:p><text:s text:c="13"/>He has been expected to play since he was ruled out for Game 1, and he went through shootaround. Coach Steve Kerr won’t say if Curry is going to start, but it’s possible he comes off the bench, and he has come off the bench before when returning from injury. He will also likely be limited in his first game back, but now the defending champs have their two-time MVP back.</text:p>
            <text:p><text:s text:c="8"/></text:p>
            <text:p><text:s text:c="8"/></text:p>
            <text:p><text:s text:c="13"/></text:p>
            <text:p><text:s text:c="14"/></text:p>
            <text:p><text:s text:c="13"/>Source: Warriors on Twitter <text:s text:c="30"/>May 1 - 3: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Coach Nate McMillan said that Myles Turner needs to increase his focus on the defensive end of the floor next season.</text:p>
            <text:p><text:s text:c="8"/></text:p>
            <text:p><text:s text:c="8"/></text:p>
            <text:p><text:s text:c="13"/>Turner had a relatively disappointing season in 2017-18. He appeared in just 65 games and saw his playing time and his counting stats dip across the board compared to his production from 2016-17. Turner's block and steal rates also dropped. "There’s too much focus for him a lot of times on offense," said McMillan. Still just 22 years of age, Turner has an enormous upside.</text:p>
            <text:p><text:s text:c="8"/></text:p>
            <text:p><text:s text:c="8"/></text:p>
            <text:p><text:s text:c="13"/></text:p>
            <text:p><text:s text:c="14"/></text:p>
            <text:p><text:s text:c="13"/>Source: J. Michael on Twitter <text:s text:c="28"/>May 1 - 1: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Speaking with reporters after shootaround, Coach Ty Lue wouldn't reveal if Tristan Thompson would start Game 1 vs. the Raptors.</text:p>
            <text:p><text:s text:c="8"/></text:p>
            <text:p><text:s text:c="8"/></text:p>
            <text:p><text:s text:c="13"/>Thompson logged just 24 total minutes over the first six games of the Cavs first-round series vs. Indiana, but started in Game 7 and stepped up. Thompson delivered 15 points, ten rebounds, a steal, and a block in 35 minutes. However, per Cavs reporter Dave McMenamin, Jeff Green was very effective against the Raps in the Cavs' two regular-season wins against them when they went small. We likely won't find out who is in the starting lineup until tip-off.</text:p>
            <text:p><text:s text:c="8"/></text:p>
            <text:p><text:s text:c="8"/></text:p>
            <text:p><text:s text:c="13"/>Related: Jeff Green</text:p>
            <text:p><text:s text:c="14"/></text:p>
            <text:p><text:s text:c="13"/>Source: Dave McMenamin on Twitter <text:s text:c="24"/>May 1 - 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Coach Ty Lue said that George Hill (back) was "good to go" for Game 1 vs. the Raptors on Tuesday.</text:p>
            <text:p><text:s text:c="8"/></text:p>
            <text:p><text:s text:c="8"/></text:p>
            <text:p><text:s text:c="13"/>Hill was sidelined for Games 4-6 in the Cavs first-round matchup vs. the Pacers, but returned to play a crucial role in the second half of Game 7, finishing with 11 points, six rebounds, three assists, and a block in 19 minutes off the bench. He had injections last week to alleviate his back spasms, and they seemed to have helped. Hill staying healthy is extremely important for Cleveland.</text:p>
            <text:p><text:s text:c="8"/></text:p>
            <text:p><text:s text:c="8"/></text:p>
            <text:p><text:s text:c="13"/></text:p>
            <text:p><text:s text:c="14"/></text:p>
            <text:p><text:s text:c="13"/>Source: Dave McMenamin on Twitter <text:s text:c="24"/>May 1 - 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Silas</text:p>
            <text:p><text:s text:c="17"/></text:p>
            <text:p><text:s text:c="17"/></text:p>
            <text:p><text:s text:c="22"/>- F - <text:s/>Mavericks</text:p>
            <text:p><text:s text:c="16"/></text:p>
            <text:p><text:s text:c="17"/></text:p>
            <text:p><text:s text:c="12"/></text:p>
            <text:p><text:s text:c="8"/></text:p>
            <text:p><text:s text:c="8"/></text:p>
            <text:p><text:s text:c="8"/></text:p>
            <text:p><text:s text:c="12"/>Stephen Silas will interview for the Atlanta Hawks head coaching job on Tuesday, according to Adrian Wojnarowski‏ of ESPN.</text:p>
            <text:p><text:s text:c="8"/></text:p>
            <text:p><text:s text:c="8"/></text:p>
            <text:p><text:s text:c="13"/>Hawks GM Travis Schlenk is in the market for a new head coach after parting ways with Mike Budenholzer last week. Silas and Schlenk previously worked together as members of the Golden State Warriors staff.</text:p>
            <text:p><text:s text:c="8"/></text:p>
            <text:p><text:s text:c="8"/></text:p>
            <text:p><text:s text:c="13"/></text:p>
            <text:p><text:s text:c="14"/></text:p>
            <text:p><text:s text:c="13"/>Source: Adrian Wojnarowski‏ on Twitter <text:s text:c="13"/>May 1 - 1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According to an ESPN report, the Spurs "have grown worried" that Kawhi Leonard's management team has "an ulterior motive to... get Leonard traded to a larger market."</text:p>
            <text:p><text:s text:c="8"/></text:p>
            <text:p><text:s text:c="8"/></text:p>
            <text:p><text:s text:c="13"/>ESPN's Ramona Shelburne and Michael C. Wright co-authored an in-depth look (link below) at the confusing and seemingly troubled relationship between Leonard and the Spurs. Leonard's group purportedly targeting "Los Angeles (Leonard's hometown) or New York or Philadelphia" is just one of many interesting details. They also examine where the relationship first ran into trouble and that the two sides disagree on how the exact nature of his quad injury.</text:p>
            <text:p><text:s text:c="8"/></text:p>
            <text:p><text:s text:c="8"/></text:p>
            <text:p><text:s text:c="13"/></text:p>
            <text:p><text:s text:c="14"/></text:p>
            <text:p><text:s text:c="13"/>Source: ESPN.com <text:s text:c="41"/>May 1 - 11: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rown</text:p>
            <text:p><text:s text:c="17"/></text:p>
            <text:p><text:s text:c="17"/></text:p>
            <text:p><text:s text:c="22"/>- C - <text:s/>Warriors</text:p>
            <text:p><text:s text:c="16"/></text:p>
            <text:p><text:s text:c="17"/></text:p>
            <text:p><text:s text:c="12"/></text:p>
            <text:p><text:s text:c="8"/></text:p>
            <text:p><text:s text:c="8"/></text:p>
            <text:p><text:s text:c="8"/></text:p>
            <text:p><text:s text:c="12"/>The Knicks interviewed Warriors assistant Mike Brown and now "team officials are huddling to reach a consensus on the hiring of a candidate," according to ESPN's Adrian Wojnarowski.</text:p>
            <text:p><text:s text:c="8"/></text:p>
            <text:p><text:s text:c="8"/></text:p>
            <text:p><text:s text:c="13"/>The Knicks interviewed a total of 11 candidates: David Fizdale, David Blatt, Mark Jackson, Juwan Howard, James Borrego, Jerry Stackhouse, Jay Larranaga, Mike Woodson, Kenny Smith and Mike Budenholzer. Per Woj, the Knicks hope to hire a new coach this week.</text:p>
            <text:p><text:s text:c="8"/></text:p>
            <text:p><text:s text:c="8"/></text:p>
            <text:p><text:s text:c="13"/></text:p>
            <text:p><text:s text:c="14"/></text:p>
            <text:p><text:s text:c="13"/>Source: ESPN.com <text:s text:c="41"/>May 1 - 11: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Blatt</text:p>
            <text:p><text:s text:c="17"/></text:p>
            <text:p><text:s text:c="17"/></text:p>
            <text:p><text:s text:c="22"/>- C - <text:s/>Cavaliers</text:p>
            <text:p><text:s text:c="16"/></text:p>
            <text:p><text:s text:c="17"/></text:p>
            <text:p><text:s text:c="12"/></text:p>
            <text:p><text:s text:c="8"/></text:p>
            <text:p><text:s text:c="8"/></text:p>
            <text:p><text:s text:c="8"/></text:p>
            <text:p><text:s text:c="12"/>David Blatt said that he has not yet met with the Knicks, or any other NBA team.</text:p>
            <text:p><text:s text:c="8"/></text:p>
            <text:p><text:s text:c="8"/></text:p>
            <text:p><text:s text:c="13"/>It was reported last week by the New York Post that Knicks president Steve Mills and GM Scott Perry flew to Europe to meet with Blatt. However, Blatt told the Anadolu Agency that wasn't true. "I haven’t met with NBA teams so far. I will meet some of the NBA teams in the near future, there are the New York Knicks rumors, but there may be other teams as well," said Blatt. "I have nothing but Darussafaka in my heart in the rest of the season."</text:p>
            <text:p><text:s text:c="8"/></text:p>
            <text:p><text:s text:c="8"/></text:p>
            <text:p><text:s text:c="13"/></text:p>
            <text:p><text:s text:c="14"/></text:p>
            <text:p><text:s text:c="13"/>Source: Eurohoops.net <text:s text:c="36"/>May 1 - 10:2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me Udoka</text:p>
            <text:p><text:s text:c="17"/></text:p>
            <text:p><text:s text:c="17"/></text:p>
            <text:p><text:s text:c="22"/>- G/F - <text:s/>Nets</text:p>
            <text:p><text:s text:c="16"/></text:p>
            <text:p><text:s text:c="17"/></text:p>
            <text:p><text:s text:c="12"/></text:p>
            <text:p><text:s text:c="8"/></text:p>
            <text:p><text:s text:c="8"/></text:p>
            <text:p><text:s text:c="8"/></text:p>
            <text:p><text:s text:c="12"/>Ime Udoka will interview for the Orlando Magic coaching job this week, according to Adrian Wojnarowski‏ of ESPN.</text:p>
            <text:p><text:s text:c="8"/></text:p>
            <text:p><text:s text:c="8"/></text:p>
            <text:p><text:s text:c="13"/>Udoka, who played seven years in the NBA and is currently an assistant with the Spurs, has also interviewed with the Hornets. He is considered one of the top young assistants in the sport.</text:p>
            <text:p><text:s text:c="8"/></text:p>
            <text:p><text:s text:c="8"/></text:p>
            <text:p><text:s text:c="13"/></text:p>
            <text:p><text:s text:c="14"/></text:p>
            <text:p><text:s text:c="13"/>Source: Adrian Wojnarowski‏ on Twitter <text:s text:c="13"/>May 1 - 9:2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Budenholzer</text:p>
            <text:p><text:s text:c="17"/></text:p>
            <text:p><text:s text:c="17"/></text:p>
            <text:p><text:s text:c="22"/>- C - <text:s/>Bucks</text:p>
            <text:p><text:s text:c="16"/></text:p>
            <text:p><text:s text:c="17"/></text:p>
            <text:p><text:s text:c="12"/></text:p>
            <text:p><text:s text:c="8"/></text:p>
            <text:p><text:s text:c="8"/></text:p>
            <text:p><text:s text:c="8"/></text:p>
            <text:p><text:s text:c="12"/>The Bucks will reportedly pursue Mike Budenholzer to potentially fill their head coaching vacancy.</text:p>
            <text:p><text:s text:c="8"/></text:p>
            <text:p><text:s text:c="8"/></text:p>
            <text:p><text:s text:c="13"/>Joe Prunty served as interim head coach this past season after Jason Kidd was fired. Milwaukee went 21-16 under his stewardship, before losing to the shorthanded Celtics in the first round. It's unlikely they promote him. Budenholzer, the former Coach of the Year, is the most qualified candidate on the market. He will likely be very interested in having the opportunity to coach Giannis Antetokounmpo.</text:p>
            <text:p><text:s text:c="8"/></text:p>
            <text:p><text:s text:c="8"/></text:p>
            <text:p><text:s text:c="13"/></text:p>
            <text:p><text:s text:c="14"/></text:p>
            <text:p><text:s text:c="13"/>Source: New York Post <text:s text:c="36"/>May 1 - 9:1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s 31-point performance wasn't enough in Monday's 117-101 Game 1 loss to Boston.</text:p>
            <text:p><text:s text:c="8"/></text:p>
            <text:p><text:s text:c="8"/></text:p>
            <text:p><text:s text:c="13"/>Embiid finished 12-of-21 from the field and 5-of-6 from the line with 13 rebounds, five assists, one steal and two triples, but the Celtics made him work for everything and Al Horford got the best of him at times. Boston was one of the toughest matchups for Embiid during the regular season as he shot just 38.5% from the field against them across three games, so his strong game tonight is definitely something they will look to build on. Ben Simmons' had a tougher time, finishing with 18 points, seven rebounds, six assists, two steals, one block and a game-high seven turnovers.</text:p>
            <text:p><text:s text:c="8"/></text:p>
            <text:p><text:s text:c="8"/></text:p>
            <text:p><text:s text:c="13"/>Related: Ben Simmons</text:p>
            <text:p><text:s text:c="14"/></text:p>
            <text:p><text:s text:c="13"/>Apr 30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scored 20 in Monday's Game 1 loss to Boston, hitting 7-of-13 shots and 4-of-5 free throws.</text:p>
            <text:p><text:s text:c="8"/></text:p>
            <text:p><text:s text:c="8"/></text:p>
            <text:p><text:s text:c="13"/>Redick added a pair of triples, three boards and three assists, but as good as he was offensively, he was torched on defense by Jayson Tatum. That's a tough assignment for a player that's not exactly known for his defense, and coach Brett Brown said after the game that he'll "go back and look at" that matchup. We still expect Redick to have a big role, but moving a guy like Robert Covington over to Tatum makes a lot more sense.</text:p>
            <text:p><text:s text:c="8"/></text:p>
            <text:p><text:s text:c="8"/></text:p>
            <text:p><text:s text:c="13"/></text:p>
            <text:p><text:s text:c="14"/></text:p>
            <text:p><text:s text:c="13"/>Source: Derek Bodner on Twitter <text:s text:c="26"/>Apr 30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tarted for Jaylen Brown (hamstring) in Game 1 vs. Philly, scoring nine points with nine assists, three boards, one steal and two triples.</text:p>
            <text:p><text:s text:c="8"/></text:p>
            <text:p><text:s text:c="8"/></text:p>
            <text:p><text:s text:c="13"/>He started the game 0-of-5, tweaked his surgically-repaired thumb before halftime and ripped off his tape, but he looked much better in the second half and was sporting a new brace. Smart's shot selection wasn't great and he jacked up some wild 3s, but his defense was incredible yet again and his minutes should remain in the 30s if Brown continues to miss time. Jayson Tatum and Terry Rozier combined for 57 points in the win, while Al Horford played an outstanding game on both ends and finished with 26 points, seven rebounds, four assists and two triples.</text:p>
            <text:p><text:s text:c="8"/></text:p>
            <text:p><text:s text:c="8"/></text:p>
            <text:p><text:s text:c="13"/>Related: Al Horford</text:p>
            <text:p><text:s text:c="14"/></text:p>
            <text:p><text:s text:c="13"/>Apr 30 - 10: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scored 29 points in Monday's Game 1 win over Philly, adding eight rebounds, six assists, two steals, one block and seven 3-pointers in 35 minutes.</text:p>
            <text:p><text:s text:c="8"/></text:p>
            <text:p><text:s text:c="8"/></text:p>
            <text:p><text:s text:c="13"/>Scary Terry also took a parting shot at Milwaukee's Eric Bledsoe before the game, as he showed up at the arena rocking a Drew Bledsoe jersey. Rozier knocked down 11-of-18 shots and the 76ers didn't really have an answer for him with Ben Simmons struggling to keep up with the quick PG. Rozier joins Larry Bird as just the second Celtic in the last 30 years with at least 26 points, six rebounds and six assists in consecutive playoff games and is doing an incredible job filling the void left by Kyrie Irving (knee).</text:p>
            <text:p><text:s text:c="8"/></text:p>
            <text:p><text:s text:c="8"/></text:p>
            <text:p><text:s text:c="13"/></text:p>
            <text:p><text:s text:c="14"/></text:p>
            <text:p><text:s text:c="13"/>Source: Tommy Beer on Twitter <text:s text:c="28"/>Apr 30 - 10: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a career-high 28 points (8-of-16 FGs, 11-of-12 FTs) in Monday's 117-101 win over Philly in Game 1, adding three boards, two assists, one block and one triple in 40 minutes.</text:p>
            <text:p><text:s text:c="8"/></text:p>
            <text:p><text:s text:c="8"/></text:p>
            <text:p><text:s text:c="13"/>He becomes just the second rookie in the last 20 seasons with three straight playoff games of 20+ points. The 76ers foolishly tried to get away with putting J.J. Redick on him and paid the price. This may have been painful for the Philly front office to watch, as Bryan Colangelo dealt the No. 3 pick (Tatum) and a future lottery pick to move up to No. 1 and take Markelle Fultz (DNP-CD in Game 1). Tatum has a lot on his plate for the undermanned Celtics going forward and is becoming a superstar right before our eyes.</text:p>
            <text:p><text:s text:c="8"/></text:p>
            <text:p><text:s text:c="8"/></text:p>
            <text:p><text:s text:c="13"/></text:p>
            <text:p><text:s text:c="14"/></text:p>
            <text:p><text:s text:c="13"/>Apr 30 - 10: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right hamstring) has officially been ruled out of Game 1 vs. Philly on Monday.</text:p>
            <text:p><text:s text:c="8"/></text:p>
            <text:p><text:s text:c="8"/></text:p>
            <text:p><text:s text:c="13"/>Brown refused to reveal his availability and tried to convince the training staff to clear him, but his chances were never great with the Celtics labeling him as "very doubtful" before warmups started. Marcus Smart will <text:s/>draw the start in Brown's place, and the Celtics will likely use a committee approach to soak up the rest of Brown's minutes. Smart will join a starting five of Terry Rozier, Jayson Tatum, Al Horford and Aron Baynes.</text:p>
            <text:p><text:s text:c="8"/></text:p>
            <text:p><text:s text:c="8"/></text:p>
            <text:p><text:s text:c="13"/></text:p>
            <text:p><text:s text:c="14"/></text:p>
            <text:p><text:s text:c="13"/>Source: Mark Murphy on Twitter <text:s text:c="27"/>Apr 30 - 7: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right hamstring) is "very doubtful" to play vs. Philly on Monday, according to coach Brad Stevens.</text:p>
            <text:p><text:s text:c="8"/></text:p>
            <text:p><text:s text:c="8"/></text:p>
            <text:p><text:s text:c="13"/>Brown is trying to convince the team's trainers to let him play, but it doesn't sound like he'll get the necessary clearance. ESPN's Chris Forsberg reports that Marcus Smart will start if Brown isn't able to play, while Aron Baynes will also return to the starting lineup -- presumably sending Semi Ojeleye back to a reserve role. We'll have confirmation closer to tonight's 8pm ET tipoff.</text:p>
            <text:p><text:s text:c="8"/></text:p>
            <text:p><text:s text:c="8"/></text:p>
            <text:p><text:s text:c="13"/></text:p>
            <text:p><text:s text:c="14"/></text:p>
            <text:p><text:s text:c="13"/>Source: Jay King on Twitter <text:s text:c="30"/>Apr 30 - 6: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nee) is probable for Game 2 and he will not be on a minute-limit, according to coach Steve Kerr.</text:p>
            <text:p><text:s text:c="8"/></text:p>
            <text:p><text:s text:c="8"/></text:p>
            <text:p><text:s text:c="13"/>Curry practiced on Monday and barring a setback he should be ready to go vs. the Pelicans in Game 2. He said that his goal is "just not suck after missing five weeks," but assuming he plays 30+ minutes he will likely cut into the workload for Andre Iguodala, Shaun Livingston and Quinn Cook. We should have confirmation of his status after Golden State's shootaround on Tuesday.</text:p>
            <text:p><text:s text:c="8"/></text:p>
            <text:p><text:s text:c="8"/></text:p>
            <text:p><text:s text:c="13"/>Related: Shaun Livingston, Andre Iguodala, Quinn Cook</text:p>
            <text:p><text:s text:c="14"/></text:p>
            <text:p><text:s text:c="13"/>Source: Chris Haynes on Twitter <text:s text:c="26"/>Apr 30 - 4: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Crawford</text:p>
            <text:p><text:s text:c="17"/></text:p>
            <text:p><text:s text:c="17"/></text:p>
            <text:p><text:s text:c="22"/>- G - <text:s/>Timberwolves</text:p>
            <text:p><text:s text:c="16"/></text:p>
            <text:p><text:s text:c="17"/></text:p>
            <text:p><text:s text:c="12"/></text:p>
            <text:p><text:s text:c="8"/></text:p>
            <text:p><text:s text:c="8"/></text:p>
            <text:p><text:s text:c="8"/></text:p>
            <text:p><text:s text:c="12"/>Wolves coach Tom Thibodeau wants to add wing players and 3-point shooters during the offseason.</text:p>
            <text:p><text:s text:c="8"/></text:p>
            <text:p><text:s text:c="8"/></text:p>
            <text:p><text:s text:c="13"/>"We do have to take more [three-pointers], and that's something we're going to work on," Thibodeau said. Minnesota ranked dead last in 3-point attempts during both the regular season and the playoffs, so this isn't exactly shocking. Karl-Anthony Towns was actually their most accurate shooter from the perimeter, at 42.1%, and Nemanja Bjelica was the only other player above 37.0%. Bjelica is a restricted free agent, while Jamal Crawford has a $4.5 million player option, and if both guys leave the Wolves will be even more desperate for shooters.</text:p>
            <text:p><text:s text:c="8"/></text:p>
            <text:p><text:s text:c="8"/></text:p>
            <text:p><text:s text:c="13"/>Related: Karl-Anthony Towns, Nemanja Bjelica</text:p>
            <text:p><text:s text:c="14"/></text:p>
            <text:p><text:s text:c="13"/>Apr 30 - 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orbital fracture) will continue to wear a protective face mask until he gets more tests to determine how well he's healing.</text:p>
            <text:p><text:s text:c="8"/></text:p>
            <text:p><text:s text:c="8"/></text:p>
            <text:p><text:s text:c="13"/>Embiid had surgery on Mar. 31 and was told he'd need six weeks to fully heal, so he may need to wear the mask throughout the second round. The mask is obviously frustrating him and he's thrown it aside a few times during games, saying recently that he "will be able to make more shots and have better vision" when he's allowed to ditch the mask.</text:p>
            <text:p><text:s text:c="8"/></text:p>
            <text:p><text:s text:c="8"/></text:p>
            <text:p><text:s text:c="13"/></text:p>
            <text:p><text:s text:c="14"/></text:p>
            <text:p><text:s text:c="13"/>Source: Jessica Camerato on Twitter <text:s text:c="22"/>Apr 30 - 2: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Tom Thibodeau confirmed that "general soreness" was the reason Jimmy Butler sat out the final 14 minutes of the Wolves' season-ending loss on Wednesday.</text:p>
            <text:p><text:s text:c="8"/></text:p>
            <text:p><text:s text:c="8"/></text:p>
            <text:p><text:s text:c="13"/>Thibs added that "we saw how tough [Butler] is" to return at the end of the regular season just six weeks after surgery to repair a torn meniscus. He should be ready to go for training camp and it will be interesting to see what changes the Wolves have in store -- Thibs mentioned that he liked playing Butler at the four with two point guards on the court, so we could see more small-ball lineups next season.</text:p>
            <text:p><text:s text:c="8"/></text:p>
            <text:p><text:s text:c="8"/></text:p>
            <text:p><text:s text:c="13"/></text:p>
            <text:p><text:s text:c="14"/></text:p>
            <text:p><text:s text:c="13"/>Source: Tom Schreier on Twitter <text:s text:c="26"/>Apr 30 - 2: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eat president Pat Riley said that Hassan Whiteside wasn't ready "mentally or physically" for the playoffs.</text:p>
            <text:p><text:s text:c="8"/></text:p>
            <text:p><text:s text:c="8"/></text:p>
            <text:p><text:s text:c="13"/>"There's no doubt he was in a bad state in the playoffs," Riley said. "I'm not going to give him any kind of excuse." Riley backed up coach Erik Spoelstra's decision to bench Whiteside during the playoffs, but said he's willing to be the "intervener" for that relationship if necessary. This will one of the most intriguing storylines to follow this summer and it wouldn't be a surprise to see the big man moved. "He's going to have to do something to change, because he's a hell of a player," Riley added.</text:p>
            <text:p><text:s text:c="8"/></text:p>
            <text:p><text:s text:c="8"/></text:p>
            <text:p><text:s text:c="13"/></text:p>
            <text:p><text:s text:c="14"/></text:p>
            <text:p><text:s text:c="13"/>Source: South Florida Sun-Sentinel <text:s text:c="23"/>Apr 30 - 1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underwent surgery on Monday to repair the ulnar collateral ligament in his left thumb.</text:p>
            <text:p><text:s text:c="8"/></text:p>
            <text:p><text:s text:c="8"/></text:p>
            <text:p><text:s text:c="13"/>Johnson played the final two games of the postseason with an injured thumb, but he's not going to waste any time this offseason getting it taken care of. He's expected to be sidelined for roughly six weeks, meaning he should be cleared for basketball activities in mid-June and his status for training camp won't be in doubt. Johnson averaged 11.7 points, 3.4 rebounds, 2.3 assists, 0.8 steals and 1.7 triples in 28.5 minutes this season, but could lose value in 2018-19 if Dion Waiters is healthy and if Dwyane Wade comes back.</text:p>
            <text:p><text:s text:c="8"/></text:p>
            <text:p><text:s text:c="8"/></text:p>
            <text:p><text:s text:c="13"/></text:p>
            <text:p><text:s text:c="14"/></text:p>
            <text:p><text:s text:c="13"/>Source: South Florida Sun-Sentinel <text:s text:c="23"/>Apr 30 - 1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Matthews</text:p>
            <text:p><text:s text:c="17"/></text:p>
            <text:p><text:s text:c="17"/></text:p>
            <text:p><text:s text:c="22"/>- G/F - <text:s/>Mavericks</text:p>
            <text:p><text:s text:c="16"/></text:p>
            <text:p><text:s text:c="17"/></text:p>
            <text:p><text:s text:c="12"/></text:p>
            <text:p><text:s text:c="8"/></text:p>
            <text:p><text:s text:c="8"/></text:p>
            <text:p><text:s text:c="8"/></text:p>
            <text:p><text:s text:c="12"/>Wesley Matthews has exercised his $18.6M player option for 2018-19.</text:p>
            <text:p><text:s text:c="8"/></text:p>
            <text:p><text:s text:c="8"/></text:p>
            <text:p><text:s text:c="13"/>Matthews will be 32 in October and is coming off a stress fracture in his right fibula, so he was never expected to leave that kind of money on the table. He missed the final 16 games of the season, but he said back on April 19th that he'd be cleared for basketball-related activity within a week. He averaged 12.7 points, 3.1 rebounds, 2.7 assists, 1.2 steals and 2.4 triples on 40.6% shooting and will be nothing more than a late-round pick next season.</text:p>
            <text:p><text:s text:c="8"/></text:p>
            <text:p><text:s text:c="8"/></text:p>
            <text:p><text:s text:c="13"/></text:p>
            <text:p><text:s text:c="14"/></text:p>
            <text:p><text:s text:c="13"/>Source: Shams Charania on Twitter <text:s text:c="24"/>Apr 30 - 11:1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told coach Brad Stevens he’s "feeling better" on Monday morning.</text:p>
            <text:p><text:s text:c="8"/></text:p>
            <text:p><text:s text:c="8"/></text:p>
            <text:p><text:s text:c="13"/>"He’ll go through whatever he can in shootaround and we’ll see how it goes," Stevens said. Brown was listed as doubtful on the latest injury report, but maybe he's closer to questionable. Brown's tests did come back clean, but Boston may not throw him out there if they think he can make it worse. We'll hopefully have another update later this afternoon.</text:p>
            <text:p><text:s text:c="8"/></text:p>
            <text:p><text:s text:c="8"/></text:p>
            <text:p><text:s text:c="13"/></text:p>
            <text:p><text:s text:c="14"/></text:p>
            <text:p><text:s text:c="13"/>Source: Celtics on Twitter <text:s text:c="31"/>Apr 30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Giannis Antetokounmpo made it clear that he wants the Bucks to bring back Jabari Parker.</text:p>
            <text:p><text:s text:c="8"/></text:p>
            <text:p><text:s text:c="8"/></text:p>
            <text:p><text:s text:c="13"/>Jabari ain’t going nowhere," Antetokounmpo said. "He’s going to be here and he’s going to be ready for the next season." Parker will be a restricted free agent this summer and it's going to be interesting to see what his market is like after a tough campaign. He's one year removed from averaging over 20 points per game and will have the entire offseason to get back to full strength, so we'd expect the 23-year-old to command a monster deal. This is just one of the many tough decisions facing the Bucks as they will also be in the market for a new coach.</text:p>
            <text:p><text:s text:c="8"/></text:p>
            <text:p><text:s text:c="8"/></text:p>
            <text:p><text:s text:c="13"/>Related: Giannis Antetokounmpo</text:p>
            <text:p><text:s text:c="14"/></text:p>
            <text:p><text:s text:c="13"/>Source: Boston.com <text:s text:c="39"/>Apr 30 - 10:2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may have to wear a brace on his left thumb for the next couple months.</text:p>
            <text:p><text:s text:c="8"/></text:p>
            <text:p><text:s text:c="8"/></text:p>
            <text:p><text:s text:c="13"/>The official diagnosis is unclear, but Bledsoe picked up the injury during Game 4 and was able to play without limitations the rest of the series. He's hopeful to avoid surgery, so we'll leave him off the injury report for now heading into the offseason. Bledsoe will be entering a contract year and should reprise his role as the starting PG for 2018-19.</text:p>
            <text:p><text:s text:c="8"/></text:p>
            <text:p><text:s text:c="8"/></text:p>
            <text:p><text:s text:c="13"/></text:p>
            <text:p><text:s text:c="14"/></text:p>
            <text:p><text:s text:c="13"/>Source: Boston.com <text:s text:c="39"/>Apr 30 - 9:5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son Terry</text:p>
            <text:p><text:s text:c="17"/></text:p>
            <text:p><text:s text:c="17"/></text:p>
            <text:p><text:s text:c="22"/>- G - <text:s/>Bucks</text:p>
            <text:p><text:s text:c="16"/></text:p>
            <text:p><text:s text:c="17"/></text:p>
            <text:p><text:s text:c="12"/></text:p>
            <text:p><text:s text:c="8"/></text:p>
            <text:p><text:s text:c="8"/></text:p>
            <text:p><text:s text:c="8"/></text:p>
            <text:p><text:s text:c="12"/>Jason Terry hopes to return with the Bucks for his 20th NBA season in 2018-19.</text:p>
            <text:p><text:s text:c="8"/></text:p>
            <text:p><text:s text:c="8"/></text:p>
            <text:p><text:s text:c="13"/>"I want to play another year," Terry said. "I can honestly stand here before you and tell you all my efforts will be to come back with this organization ... I’m not saying it will be my final season. But I want to do 20 and then re-evaluate." Terry's veteran presence is just as important off the court for the youthful Bucks, and he's likely to earn a contract somewhere, even if it's not with Milwaukee.</text:p>
            <text:p><text:s text:c="8"/></text:p>
            <text:p><text:s text:c="8"/></text:p>
            <text:p><text:s text:c="13"/></text:p>
            <text:p><text:s text:c="14"/></text:p>
            <text:p><text:s text:c="13"/>Source: Milwaukee Journal-Sentinel <text:s text:c="23"/>Apr 29 - 7: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had injections recently to alleviate his back spasms, allowing him to play 19 minutes in the second half of Cleveland's Game 7 victory on Sunday.</text:p>
            <text:p><text:s text:c="8"/></text:p>
            <text:p><text:s text:c="8"/></text:p>
            <text:p><text:s text:c="13"/>The Cavs' offense was disjointed after halftime with Indiana's pressure defense causing problems, and Hill was terrific once coach Ty Lue called his number. Despite not playing in the first half, the veteran guard finished with 11 points, six rebounds, three assists and one block, while shooting 9-of-11 at the free throw line. "When I got out there I was just gonna play hard and give it all I got," Hill said. "I wasn't worried about when [I played], just wanted to do the best I can." He'll get one day to rest before Game 1 vs. the Raptors on Tuesday, and for now we're assuming he'll be in uniform.</text:p>
            <text:p><text:s text:c="8"/></text:p>
            <text:p><text:s text:c="8"/></text:p>
            <text:p><text:s text:c="13"/></text:p>
            <text:p><text:s text:c="14"/></text:p>
            <text:p><text:s text:c="13"/>Source: Cleveland.com <text:s text:c="36"/>Apr 29 - 7: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 Triano</text:p>
            <text:p><text:s text:c="17"/></text:p>
            <text:p><text:s text:c="17"/></text:p>
            <text:p><text:s text:c="22"/>- C - <text:s/>Hornets</text:p>
            <text:p><text:s text:c="16"/></text:p>
            <text:p><text:s text:c="17"/></text:p>
            <text:p><text:s text:c="12"/></text:p>
            <text:p><text:s text:c="8"/></text:p>
            <text:p><text:s text:c="8"/></text:p>
            <text:p><text:s text:c="8"/></text:p>
            <text:p><text:s text:c="12"/>Interim coach Jay Triano "was informed that he is not in the running" to be the Suns next head coach, according to Arizona radio host John Gambadoro.</text:p>
            <text:p><text:s text:c="8"/></text:p>
            <text:p><text:s text:c="8"/></text:p>
            <text:p><text:s text:c="13"/>Triano was initially included in Phoenix's batch of candidates, but the fact he's been ruled out of the process so early suggests that he never really had a chance at getting the full-time gig. After being asked to slog through another rough season and serve as the mouthpiece for a front office that likes to hide and an organization in dire need of direction, the Suns could've done a lot better to reward Triano than with this fate.</text:p>
            <text:p><text:s text:c="8"/></text:p>
            <text:p><text:s text:c="8"/></text:p>
            <text:p><text:s text:c="13"/></text:p>
            <text:p><text:s text:c="14"/></text:p>
            <text:p><text:s text:c="13"/>Source: John Gambadoro on Twitter <text:s text:c="24"/>Apr 29 - 6: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finally got going late, but it was too late to make a difference in Sunday's 110-96 loss to the Rockets.</text:p>
            <text:p><text:s text:c="8"/></text:p>
            <text:p><text:s text:c="8"/></text:p>
            <text:p><text:s text:c="13"/>Gobert had 11 points, nine boards, a steal, and zero blocks on 4-of-4 shooting in his 35.5 minutes. Simply put, Utah is going to need the big fella to be a more imposing force and a true defensive difference-maker if Utah is going to make this competitive. Gobert has spent much of the season campaigning for his Defensive Player of the Year candidacy. Now would be a good time to show the national audience why he's worthy (and he is) of the award.</text:p>
            <text:p><text:s text:c="8"/></text:p>
            <text:p><text:s text:c="8"/></text:p>
            <text:p><text:s text:c="13"/></text:p>
            <text:p><text:s text:c="14"/></text:p>
            <text:p><text:s text:c="13"/>Apr 29 - 6: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popped off for 21 points and five triples in Sunday's Game 1 loss to Houston.</text:p>
            <text:p><text:s text:c="8"/></text:p>
            <text:p><text:s text:c="8"/></text:p>
            <text:p><text:s text:c="13"/>Crowder played 33 minutes, finishing with five boards and two steals on 8-of-13 from the field. That's now two strong games for Crowder in his last three, and there is an argument to be made that Crowder is going to need to play at the expense of Derrick Favors if Utah is going to make this a series. For what it's worth, Favors finished with just five points, two rebounds, two steals, and two blocks in his 25.5 minutes.</text:p>
            <text:p><text:s text:c="8"/></text:p>
            <text:p><text:s text:c="8"/></text:p>
            <text:p><text:s text:c="13"/>Related: Derrick Favors</text:p>
            <text:p><text:s text:c="14"/></text:p>
            <text:p><text:s text:c="13"/>Apr 29 - 6: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finished Sunday's 110-96 Game 1 loss to the Rockets with 21 points on 22 shots.</text:p>
            <text:p><text:s text:c="8"/></text:p>
            <text:p><text:s text:c="8"/></text:p>
            <text:p><text:s text:c="13"/>The Rookie of the Year contender rounded out his line with three rebounds, five assists, and four turnovers in his 39 minutes on the floor. The fact that some are disappointed with this performance shows just how high Mitchell's stock has risen. The Louisville product did turn his ankle in this one, but he was walking around after the game without ice or support of any kind, so it'll just be something to watch as the Jazz prepare for Game 2.</text:p>
            <text:p><text:s text:c="8"/></text:p>
            <text:p><text:s text:c="8"/></text:p>
            <text:p><text:s text:c="13"/></text:p>
            <text:p><text:s text:c="14"/></text:p>
            <text:p><text:s text:c="13"/>Apr 29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Ingles</text:p>
            <text:p><text:s text:c="17"/></text:p>
            <text:p><text:s text:c="17"/></text:p>
            <text:p><text:s text:c="22"/>- G/F - <text:s/>Jazz</text:p>
            <text:p><text:s text:c="16"/></text:p>
            <text:p><text:s text:c="17"/></text:p>
            <text:p><text:s text:c="12"/></text:p>
            <text:p><text:s text:c="8"/></text:p>
            <text:p><text:s text:c="8"/></text:p>
            <text:p><text:s text:c="8"/></text:p>
            <text:p><text:s text:c="12"/>Joe Ingles had 15 points, six rebounds, five assists, one steal, one block, and one 3-pointer in Sunday's 110-96 loss to Houston.</text:p>
            <text:p><text:s text:c="8"/></text:p>
            <text:p><text:s text:c="8"/></text:p>
            <text:p><text:s text:c="13"/>Ingles was 6-of-11 from the field in his 32 minutes of action, and the veteran forward continues to serve as a steady source of production in the postseason. Through seven playoff games, Ingles is averaging 12.4 points, 3.6 rebounds, 3.3 assists, and 2.7 3-pointers.</text:p>
            <text:p><text:s text:c="8"/></text:p>
            <text:p><text:s text:c="8"/></text:p>
            <text:p><text:s text:c="13"/></text:p>
            <text:p><text:s text:c="14"/></text:p>
            <text:p><text:s text:c="13"/>Apr 29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played 21 minutes in his return on Sunday, finishing with three points, three boards, a steal, a block, and a 3-pointer in Houston's 110-96 victory.</text:p>
            <text:p><text:s text:c="8"/></text:p>
            <text:p><text:s text:c="8"/></text:p>
            <text:p><text:s text:c="13"/>Mbah a Moute gives Houston added versatility on the defensive end of the court, and while he has been a valuable deep-league specialist at times, we wouldn't be relying on him for fantasy production in the playoffs.</text:p>
            <text:p><text:s text:c="8"/></text:p>
            <text:p><text:s text:c="8"/></text:p>
            <text:p><text:s text:c="13"/></text:p>
            <text:p><text:s text:c="14"/></text:p>
            <text:p><text:s text:c="13"/>Apr 29 - 6: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finished Sunday's Game 1 win vs. Utah without a field goal and just seven points in his 31 minutes of action.</text:p>
            <text:p><text:s text:c="8"/></text:p>
            <text:p><text:s text:c="8"/></text:p>
            <text:p><text:s text:c="13"/>And the Rockets still won by 14 points. Gordon was 7-of-9 from the charity stripe, adding three boards, four assists, and a steal to his line. Needless to say, we expect Gordon to be better moving forward. It's going to be a challenge to be worse.</text:p>
            <text:p><text:s text:c="8"/></text:p>
            <text:p><text:s text:c="8"/></text:p>
            <text:p><text:s text:c="13"/></text:p>
            <text:p><text:s text:c="14"/></text:p>
            <text:p><text:s text:c="13"/>Apr 29 - 6: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came up big with 15 points, six rebounds, three 3-pointers, and a steal on 6-of-8 shooting in Sunday's Game 1 win vs. the Jazz.</text:p>
            <text:p><text:s text:c="8"/></text:p>
            <text:p><text:s text:c="8"/></text:p>
            <text:p><text:s text:c="13"/>Tucker didn't turn the ball over a single time in his 35 minutes, and it's a very promising sign for his role in this series that Luc Mbah a Moute (20 minutes) and Ryan Anderson (nine minutes) didn't cut into his playing time. Tucker is a strong, physical presence on the defensive end of the floor, and although he doesn't get a lot of ink on a top-heavy Rockets roster, the veteran has had a clear and consistent impact on Houston's success this season.</text:p>
            <text:p><text:s text:c="8"/></text:p>
            <text:p><text:s text:c="8"/></text:p>
            <text:p><text:s text:c="13"/>Related: Ryan Anderson, Luc Mbah a Moute</text:p>
            <text:p><text:s text:c="14"/></text:p>
            <text:p><text:s text:c="13"/>Apr 29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racked up a double-double with 16 points and 12 rebounds in Sunday's 110-96 victory over the Jazz.</text:p>
            <text:p><text:s text:c="8"/></text:p>
            <text:p><text:s text:c="8"/></text:p>
            <text:p><text:s text:c="13"/>Houston is up 1-0 in the series, and at least for one game, Capela had a much greater impact than his counterpart Rudy Gobert. Capela rounded out his line with a steal, a block, and a turnover on 7-of-13 shooting (2-of-4 free throws) in his 35.5 minutes of action. Perhaps it's finally time to stop overlooking Capela's importance to Houston's overall success.</text:p>
            <text:p><text:s text:c="8"/></text:p>
            <text:p><text:s text:c="8"/></text:p>
            <text:p><text:s text:c="13"/>Related: Rudy Gobert</text:p>
            <text:p><text:s text:c="14"/></text:p>
            <text:p><text:s text:c="13"/>Apr 29 - 6: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ad seven turnovers in Sunday's Game 1 win over Utah, finishing with 17 points, four boards, six assists, four steals, and three triples.</text:p>
            <text:p><text:s text:c="8"/></text:p>
            <text:p><text:s text:c="8"/></text:p>
            <text:p><text:s text:c="13"/>The counting stats and overall line are nice, but the seven turnovers are not, and it's rare that you see a game in which CP3 has more TO's than dimes. Regardless, Paul's performance obviously didn't impact the Rockets ability to get their attack in order, and we'd expect a bounce-back performance from Paul on Wednesday in Game 2.</text:p>
            <text:p><text:s text:c="8"/></text:p>
            <text:p><text:s text:c="8"/></text:p>
            <text:p><text:s text:c="13"/></text:p>
            <text:p><text:s text:c="14"/></text:p>
            <text:p><text:s text:c="13"/>Apr 29 - 6: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s Rockets cruised to a 110-96 Game 1 victory over Utah, finishing with 41 points, eight rebounds, seven assists, and a steal on 12-of-26 from the field.</text:p>
            <text:p><text:s text:c="8"/></text:p>
            <text:p><text:s text:c="8"/></text:p>
            <text:p><text:s text:c="13"/>Harden was also 10-of-11 from the free throw line, finishing with just three turnovers in 37 minutes. This was a wire-to-wire victory for Houston, and Harden got whatever he wanted against the Jazz defense. Utah is going to have to make some major adjustments if they're going to be competitive in Game 2 and beyond.</text:p>
            <text:p><text:s text:c="8"/></text:p>
            <text:p><text:s text:c="8"/></text:p>
            <text:p><text:s text:c="13"/></text:p>
            <text:p><text:s text:c="14"/></text:p>
            <text:p><text:s text:c="13"/>Apr 29 - 6: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 Young played through a sore back in Sunday's Game 7 loss to Cleveland without issue, finishing with 14 points, 10 rebounds, four assists, and a steal on 6-of-13 shooting.</text:p>
            <text:p><text:s text:c="8"/></text:p>
            <text:p><text:s text:c="8"/></text:p>
            <text:p><text:s text:c="13"/>The veteran forward played 38 big minutes, and it will be very interesting to see how his future is handled given the emergence of Domantas Sabonis. Young has a player option worth nearly $14 million for next season, and we're guessing he'll choose to opt-in given he's unlikely to find that annual average value on the open market.</text:p>
            <text:p><text:s text:c="8"/></text:p>
            <text:p><text:s text:c="8"/></text:p>
            <text:p><text:s text:c="13"/></text:p>
            <text:p><text:s text:c="14"/></text:p>
            <text:p><text:s text:c="13"/>Apr 29 - 4: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s shot went missing at the wrong time on Sunday, finishing his season with a three-point dud and a Game 7 loss to the Cavs.</text:p>
            <text:p><text:s text:c="8"/></text:p>
            <text:p><text:s text:c="8"/></text:p>
            <text:p><text:s text:c="13"/>Bogdanovic played 37 minutes, but he was just 1-of-9 from the field (including 1-of-7 from distance) with more turnovers (three) than assists (two) and was held without a single rebound. In his inaugural season with the Pacers, BB was a much better fit than almost anyone projected him to be, and there's currently no reason to think his role will be dramatically different next season. Bogdanovic will enter 2018-19 on an expiring $10.5 million contract.</text:p>
            <text:p><text:s text:c="8"/></text:p>
            <text:p><text:s text:c="8"/></text:p>
            <text:p><text:s text:c="13"/></text:p>
            <text:p><text:s text:c="14"/></text:p>
            <text:p><text:s text:c="13"/>Apr 29 - 4: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had just eight points, four rebounds, and no other stats before fouling out in Sunday's Game 7 loss in Cleveland.</text:p>
            <text:p><text:s text:c="8"/></text:p>
            <text:p><text:s text:c="8"/></text:p>
            <text:p><text:s text:c="13"/>Turner played just 25 minutes and had only three field goal attempts, though he was a plus-10 during his time on the court. Inconsistency was a major problem for the big man this year, and improving that has to be the focal point of his offseason work. If Turner is going to be a difference-making building block for this franchise alongside Victor Oladipo, the Pacers are going to need him to take his game to another level. Looking ahead toward next year, it's very likely that you'll be able to draft Turner at a comparative discount to what he's cost prior.</text:p>
            <text:p><text:s text:c="8"/></text:p>
            <text:p><text:s text:c="8"/></text:p>
            <text:p><text:s text:c="13"/></text:p>
            <text:p><text:s text:c="14"/></text:p>
            <text:p><text:s text:c="13"/>Apr 29 - 4: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finished Sunday's Game 7 defeat with 23 points on 9-of-13 shooting.</text:p>
            <text:p><text:s text:c="8"/></text:p>
            <text:p><text:s text:c="8"/></text:p>
            <text:p><text:s text:c="13"/>Collison had a really efficient first half before becoming invisible for the final 24 minutes, but he's not the reason the Pacers lost this game. DC will enter next season on an expiring $10M deal, but there's no reason to think Indiana will look to move on at this time. As for his fantasy stock, Collison again projects as a solid though unspectacular asset in the majority of formats.</text:p>
            <text:p><text:s text:c="8"/></text:p>
            <text:p><text:s text:c="8"/></text:p>
            <text:p><text:s text:c="13"/></text:p>
            <text:p><text:s text:c="14"/></text:p>
            <text:p><text:s text:c="13"/>Apr 29 - 4: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finished Sunday's 105-101 Game 7 loss to Cleveland with 30 points, 12 rebounds, six assists, three steals, and four triples on 10-of-21 shooting.</text:p>
            <text:p><text:s text:c="8"/></text:p>
            <text:p><text:s text:c="8"/></text:p>
            <text:p><text:s text:c="13"/>As he did all season long, VO stuffed the stat sheet, but it just wasn't enough to beat LeBron James on the road in a win-or-go-home playoff game. Despite the first-round loss, Oladipo blossomed into a superstar in front of our eyes this season, and there's every reason to think that he can keep it going entering the 2018-19 campaign. If you really want Dipo in your fantasy league(s) next season, you are likely going to have to spend a first-round pick to grab him.</text:p>
            <text:p><text:s text:c="8"/></text:p>
            <text:p><text:s text:c="8"/></text:p>
            <text:p><text:s text:c="13"/></text:p>
            <text:p><text:s text:c="14"/></text:p>
            <text:p><text:s text:c="13"/>Apr 29 - 4: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returned from his back injury in time to provide some Game 7 heroics, finishing with 11 points, six rebounds, three assists, and a block in 19 minutes off the bench.</text:p>
            <text:p><text:s text:c="8"/></text:p>
            <text:p><text:s text:c="8"/></text:p>
            <text:p><text:s text:c="13"/>The veteran guard made his money at the free throw line, finishing 9-of-11 after not playing a single second until the third quarter. It's unclear where Hill currently is with his health, so we'll have to wait and see if the Cavs feel comfortable enough to re-insert him into the first five ahead of Tuesday's Game 1 vs. the Raptors.</text:p>
            <text:p><text:s text:c="8"/></text:p>
            <text:p><text:s text:c="8"/></text:p>
            <text:p><text:s text:c="13"/></text:p>
            <text:p><text:s text:c="14"/></text:p>
            <text:p><text:s text:c="13"/>Apr 29 - 4: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got the surprise start in Sunday's Game 7 win vs. the Pacers, finishing with 15 points, 10 rebounds, a steal, and a block in 35 huge minutes.</text:p>
            <text:p><text:s text:c="8"/></text:p>
            <text:p><text:s text:c="8"/></text:p>
            <text:p><text:s text:c="13"/>TT had played just 24 minutes in the series altogether before Sunday's affair, so to say he was a difference-maker would be an understatement. It's clear that the Cavs are going to need to play Thompson more moving forward—especially with the size the Raptors present on their frontline—and it's fair to wonder why Thompson wasn't a bigger part of the Round 1 gameplan given his obvious impact when it mattered most. Needless to say, we wouldn't be surprised to see Thompson stick in the first five for Tuesday's Game 1 in Toronto.</text:p>
            <text:p><text:s text:c="8"/></text:p>
            <text:p><text:s text:c="8"/></text:p>
            <text:p><text:s text:c="13"/>Related: Kevin Love, Larry Nance</text:p>
            <text:p><text:s text:c="14"/></text:p>
            <text:p><text:s text:c="13"/>Apr 29 - 4: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survived a bout with cramps en route to dominating once again, finishing Sunday's win-or-go-home Game 7 vs. the Pacers with 45 points, nine rebounds, seven assists, four steals and the 105-101 victory.</text:p>
            <text:p><text:s text:c="8"/></text:p>
            <text:p><text:s text:c="8"/></text:p>
            <text:p><text:s text:c="13"/>James was also 16-of-25 from the field, including 11-of-15 from the charity stripe. Any questions about LeBron's future in Cleveland will again have to wait, and now the Cavs will open the second round on Tuesday in Toronto. James was predictably terrific in this one and was brilliant throughout the first round, but Cleveland will need more than LeBron's heroics alone if they're going to continue their postseason journey to the desired destination.</text:p>
            <text:p><text:s text:c="8"/></text:p>
            <text:p><text:s text:c="8"/></text:p>
            <text:p><text:s text:c="13"/></text:p>
            <text:p><text:s text:c="14"/></text:p>
            <text:p><text:s text:c="13"/>Apr 29 - 3: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The Rockets are starting Chris Paul, James Harden, Trevor Ariza, P.J. Tucker, and Clint Capela for Sunday's Game 1 vs. Utah.</text:p>
            <text:p><text:s text:c="8"/></text:p>
            <text:p><text:s text:c="8"/></text:p>
            <text:p><text:s text:c="13"/>No surprises here. Tucker is a better fit for Houston's starting five than Ryan Anderson, and the Rockets will also benefit from the return of Luc Mbah a Moute (shoulder) as well.</text:p>
            <text:p><text:s text:c="8"/></text:p>
            <text:p><text:s text:c="8"/></text:p>
            <text:p><text:s text:c="13"/>Related: Ryan Anderson, Luc Mbah a Moute</text:p>
            <text:p><text:s text:c="14"/></text:p>
            <text:p><text:s text:c="13"/>Apr 29 - 3: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k Collison</text:p>
            <text:p><text:s text:c="17"/></text:p>
            <text:p><text:s text:c="17"/></text:p>
            <text:p><text:s text:c="22"/>- F/C - <text:s/>Thunder</text:p>
            <text:p><text:s text:c="16"/></text:p>
            <text:p><text:s text:c="17"/></text:p>
            <text:p><text:s text:c="12"/></text:p>
            <text:p><text:s text:c="8"/></text:p>
            <text:p><text:s text:c="8"/></text:p>
            <text:p><text:s text:c="8"/></text:p>
            <text:p><text:s text:c="12"/>Nick Collison strongly hinted that he's leaning toward retirement.</text:p>
            <text:p><text:s text:c="8"/></text:p>
            <text:p><text:s text:c="8"/></text:p>
            <text:p><text:s text:c="13"/>When asked about his NBA future, Collison said that he believes his decision is made, but nothing is finalized just yet. It would be surprising if Collison came back for another season, but it wouldn't be surprising to see him remain with the Thunder organization in a coaching or front office role.</text:p>
            <text:p><text:s text:c="8"/></text:p>
            <text:p><text:s text:c="8"/></text:p>
            <text:p><text:s text:c="13"/></text:p>
            <text:p><text:s text:c="14"/></text:p>
            <text:p><text:s text:c="13"/>Source: Brett Dawson on Twitter <text:s text:c="26"/>Apr 29 - 2: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lly Donovan</text:p>
            <text:p><text:s text:c="17"/></text:p>
            <text:p><text:s text:c="17"/></text:p>
            <text:p><text:s text:c="22"/>- C - <text:s/>Thunder</text:p>
            <text:p><text:s text:c="16"/></text:p>
            <text:p><text:s text:c="17"/></text:p>
            <text:p><text:s text:c="12"/></text:p>
            <text:p><text:s text:c="8"/></text:p>
            <text:p><text:s text:c="8"/></text:p>
            <text:p><text:s text:c="8"/></text:p>
            <text:p><text:s text:c="12"/>Thunder head coach Billy Donovan was noncommittal about his future with the Thunder following the team's first-round playoff exit.</text:p>
            <text:p><text:s text:c="8"/></text:p>
            <text:p><text:s text:c="8"/></text:p>
            <text:p><text:s text:c="13"/>Donovan was asked if he anticipated returning as head coach, and he avoided the question entirely with the following response, "Let me say I'm excited about the organization. I love working with Sam, the people that are here. I haven't given any thought to that. My total focus has been how do we get better and improve." While we don't expect a change at the helm, anything is on the table after OKC's disappointing campaign.</text:p>
            <text:p><text:s text:c="8"/></text:p>
            <text:p><text:s text:c="8"/></text:p>
            <text:p><text:s text:c="13"/></text:p>
            <text:p><text:s text:c="14"/></text:p>
            <text:p><text:s text:c="13"/>Source: Brett Dawson on Twitter <text:s text:c="26"/>Apr 29 - 2: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hamstring) is doubtful for Monday's Game 1 vs. Philadelphia.</text:p>
            <text:p><text:s text:c="8"/></text:p>
            <text:p><text:s text:c="8"/></text:p>
            <text:p><text:s text:c="13"/>Brown's tests came back looking good, but he didn't do any running on Sunday and should be considered questionable for Thursday's Game 2. Without Brown available, Marcus Smart could find himself in the starting lineup and playing major minutes alongside Terry Rozier.</text:p>
            <text:p><text:s text:c="8"/></text:p>
            <text:p><text:s text:c="8"/></text:p>
            <text:p><text:s text:c="13"/>Related: Marcus Smart, Terry Rozier</text:p>
            <text:p><text:s text:c="14"/></text:p>
            <text:p><text:s text:c="13"/>Source: Jay King on Twitter <text:s text:c="30"/>Apr 29 - 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ymond Felton</text:p>
            <text:p><text:s text:c="17"/></text:p>
            <text:p><text:s text:c="17"/></text:p>
            <text:p><text:s text:c="22"/>- G - <text:s/>Thunder</text:p>
            <text:p><text:s text:c="16"/></text:p>
            <text:p><text:s text:c="17"/></text:p>
            <text:p><text:s text:c="12"/></text:p>
            <text:p><text:s text:c="8"/></text:p>
            <text:p><text:s text:c="8"/></text:p>
            <text:p><text:s text:c="8"/></text:p>
            <text:p><text:s text:c="12"/>Raymond Felton said he would "love" to re-sign with the Thunder.</text:p>
            <text:p><text:s text:c="8"/></text:p>
            <text:p><text:s text:c="8"/></text:p>
            <text:p><text:s text:c="13"/>Felton is unlikely to have a market that extends beyond teams willing to offer him the veteran's minimum, so if the Thunder want to have some continuity at the backup point guard position behind Russell Westbrook, re-signing Felton could make sense. No matter the outcome, Felton won't be a priority in free agency.</text:p>
            <text:p><text:s text:c="8"/></text:p>
            <text:p><text:s text:c="8"/></text:p>
            <text:p><text:s text:c="13"/>Related: Russell Westbrook</text:p>
            <text:p><text:s text:c="14"/></text:p>
            <text:p><text:s text:c="13"/>Source: Brett Dawson on Twitter <text:s text:c="26"/>Apr 29 - 2:4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acknowledged that there is again a possibility that he'll be traded during the offseason.</text:p>
            <text:p><text:s text:c="8"/></text:p>
            <text:p><text:s text:c="8"/></text:p>
            <text:p><text:s text:c="13"/>"I think if it is the worst-case scenario, I want to be ready," he said. "If something's happening, I want to be informed. I don't want to read this little headline on the bottom of ESPN: 'Gortat gets traded.'" Interestingly, Gortat said that he has no plans to begin shooting 3-pointers and plans to use the summer to work on his tan, six-pack, and bicep definition. You do you, Marcin.</text:p>
            <text:p><text:s text:c="8"/></text:p>
            <text:p><text:s text:c="8"/></text:p>
            <text:p><text:s text:c="13"/></text:p>
            <text:p><text:s text:c="14"/></text:p>
            <text:p><text:s text:c="13"/>Source: NBC Sports Washington <text:s text:c="28"/>Apr 29 - 2: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is dealing with a sore back in Sunday's Game 7 vs. Cleveland.</text:p>
            <text:p><text:s text:c="8"/></text:p>
            <text:p><text:s text:c="8"/></text:p>
            <text:p><text:s text:c="13"/>Young was originally deemed questionable to return, but he started the second half without issue. We'll keep an eye on it, but the veteran is likely to play through any pain in order to help try and keep his club's season alive.</text:p>
            <text:p><text:s text:c="8"/></text:p>
            <text:p><text:s text:c="8"/></text:p>
            <text:p><text:s text:c="13"/></text:p>
            <text:p><text:s text:c="14"/></text:p>
            <text:p><text:s text:c="13"/>Source: Pat Boylan on Twitter <text:s text:c="28"/>Apr 29 - 2: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Mahinmi</text:p>
            <text:p><text:s text:c="17"/></text:p>
            <text:p><text:s text:c="17"/></text:p>
            <text:p><text:s text:c="22"/>- F/C - <text:s/>Wizards</text:p>
            <text:p><text:s text:c="16"/></text:p>
            <text:p><text:s text:c="17"/></text:p>
            <text:p><text:s text:c="12"/></text:p>
            <text:p><text:s text:c="8"/></text:p>
            <text:p><text:s text:c="8"/></text:p>
            <text:p><text:s text:c="8"/></text:p>
            <text:p><text:s text:c="12"/>Ian Mahinmi acknowledged that the Wizards took a step back this season.</text:p>
            <text:p><text:s text:c="8"/></text:p>
            <text:p><text:s text:c="8"/></text:p>
            <text:p><text:s text:c="13"/>Mahinmi's full quote is worth digesting: "When you're talking about continuity, it's supposed to be better. You expect better. I feel like we didn't do better than last year," Mahinmi said. "It's hard. I love those guys, but we have our issues. Unless we work those issues out, we're gonna continue to struggle at times. We're gonna continue to not be consistent. We definitely have to have good communication this summer. Before looking elsewhere we have look at each other and be honest." And he didn't stop there, either. "I feel like we might not have identified the real issues...Unless we can honestly and genuinely talk and find solutions, we will have the trends that are going on right now." To be very clear, Mahinmi is spot on in his articulate assessment and Washington is going to be facing a very interesting summer ahead. The entire piece (linked below) is worth reading for additional quotes from Mahinmi, Markieff Morris, and Bradley Beal.</text:p>
            <text:p><text:s text:c="8"/></text:p>
            <text:p><text:s text:c="8"/></text:p>
            <text:p><text:s text:c="13"/>Related: Markieff Morris, Bradley Beal</text:p>
            <text:p><text:s text:c="14"/></text:p>
            <text:p><text:s text:c="13"/>Source: NBC Sports Washington <text:s text:c="28"/>Apr 29 - 2: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told ESPN's Chris Haynes that the plan is for Curry to make his return on Tuesday in Game 2 vs. New Orleans.</text:p>
            <text:p><text:s text:c="8"/></text:p>
            <text:p><text:s text:c="8"/></text:p>
            <text:p><text:s text:c="13"/>Curry added that the decision is "ultimately up to the medical staff," but every indication is that he will play. The dynamic point guard has not been out there since March 23, but he's put in a lot of practice work and we expect that he'll quickly resume getting buckets upon returning to action.</text:p>
            <text:p><text:s text:c="8"/></text:p>
            <text:p><text:s text:c="8"/></text:p>
            <text:p><text:s text:c="13"/>Related: Andre Iguodala, Quinn Cook</text:p>
            <text:p><text:s text:c="14"/></text:p>
            <text:p><text:s text:c="13"/>Source: Chris Haynes on Twitter <text:s text:c="26"/>Apr 29 - 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wan Howard</text:p>
            <text:p><text:s text:c="17"/></text:p>
            <text:p><text:s text:c="17"/></text:p>
            <text:p><text:s text:c="22"/>- F/C - <text:s/>Heat</text:p>
            <text:p><text:s text:c="16"/></text:p>
            <text:p><text:s text:c="17"/></text:p>
            <text:p><text:s text:c="12"/></text:p>
            <text:p><text:s text:c="8"/></text:p>
            <text:p><text:s text:c="8"/></text:p>
            <text:p><text:s text:c="8"/></text:p>
            <text:p><text:s text:c="12"/>The Knicks are expected to interview Heat assistant coach Juwan Howard for their head coaching vacancy, sources told ESPN's Zach Lowe.</text:p>
            <text:p><text:s text:c="8"/></text:p>
            <text:p><text:s text:c="8"/></text:p>
            <text:p><text:s text:c="13"/>Howard joins David Blatt, Mike Budenholzer, Mark Jackson, James Borrego, David Fizdale, Jerry Stackhouse, Kenny Smith, Jay Larranaga and Mike Woodson as known candidates on New York's list, but it's not yet clear where the Knicks are in their quest to find the right individual. For what it's worth, Stackhouse, Fizdale, and Budenholzer are believed to have made strong impressions.</text:p>
            <text:p><text:s text:c="8"/></text:p>
            <text:p><text:s text:c="8"/></text:p>
            <text:p><text:s text:c="13"/>Related: Knicks</text:p>
            <text:p><text:s text:c="14"/></text:p>
            <text:p><text:s text:c="13"/>Source: ESPN <text:s text:c="45"/>Apr 29 - 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yce O'Neale</text:p>
            <text:p><text:s text:c="17"/></text:p>
            <text:p><text:s text:c="17"/></text:p>
            <text:p><text:s text:c="22"/>- F - <text:s/>Jazz</text:p>
            <text:p><text:s text:c="16"/></text:p>
            <text:p><text:s text:c="17"/></text:p>
            <text:p><text:s text:c="12"/></text:p>
            <text:p><text:s text:c="8"/></text:p>
            <text:p><text:s text:c="8"/></text:p>
            <text:p><text:s text:c="8"/></text:p>
            <text:p><text:s text:c="12"/>Royce O'Neale will start in place of Ricky Rubio (hamstring) in Sunday's Game 1 vs. Houston.</text:p>
            <text:p><text:s text:c="8"/></text:p>
            <text:p><text:s text:c="8"/></text:p>
            <text:p><text:s text:c="13"/>He will be joined by Donovan Mitchell, Joe Ingles, Derrick Favors, and Rudy Gobert. Rubio could miss the entire second-round series vs. Houston, or he might be back as soon as the middle of the series. Just because O'Neale is getting the start in Game 1 doesn't necessarily mean he'll stick with the first five as the series progresses. Regardless, expect Mitchell to play a lot of point guard with Jae Crowder, Alec Burks, and potentially Dante Exum seeing an increase in playing time.</text:p>
            <text:p><text:s text:c="8"/></text:p>
            <text:p><text:s text:c="8"/></text:p>
            <text:p><text:s text:c="13"/>Related: Ricky Rubio, Alec Burks, Jae Crowder, Dante Exum</text:p>
            <text:p><text:s text:c="14"/></text:p>
            <text:p><text:s text:c="13"/>Source: Andy Larsen on Twitter <text:s text:c="27"/>Apr 29 - 2: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has been cleared to play in Game 1 vs. Utah Sunday.</text:p>
            <text:p><text:s text:c="8"/></text:p>
            <text:p><text:s text:c="8"/></text:p>
            <text:p><text:s text:c="13"/>We still don't know if he will come off the bench or how many minutes he's cleared for, but this is great news for Houston. LMAM is one of their most versatile defenders and should have a nice role going forward, but his return doesn't have a lot of fantasy implications.</text:p>
            <text:p><text:s text:c="8"/></text:p>
            <text:p><text:s text:c="8"/></text:p>
            <text:p><text:s text:c="13"/></text:p>
            <text:p><text:s text:c="14"/></text:p>
            <text:p><text:s text:c="13"/>Source: Jonathan Feigen on Twitter <text:s text:c="23"/>Apr 29 - 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istan Thompson</text:p>
            <text:p><text:s text:c="17"/></text:p>
            <text:p><text:s text:c="17"/></text:p>
            <text:p><text:s text:c="22"/>- C - <text:s/>Cavaliers</text:p>
            <text:p><text:s text:c="16"/></text:p>
            <text:p><text:s text:c="17"/></text:p>
            <text:p><text:s text:c="12"/></text:p>
            <text:p><text:s text:c="8"/></text:p>
            <text:p><text:s text:c="8"/></text:p>
            <text:p><text:s text:c="8"/></text:p>
            <text:p><text:s text:c="12"/>Tristan Thompson will enter the starting lineup for Game 7 on Sunday.</text:p>
            <text:p><text:s text:c="8"/></text:p>
            <text:p><text:s text:c="8"/></text:p>
            <text:p><text:s text:c="13"/>Even though George Hill (back) is returning, he'll come off the bench and may have restrictions after sitting out three straight games. Jose Calderon will move to the bench with the Cavaliers going big, meaning LeBron James will run the point.</text:p>
            <text:p><text:s text:c="8"/></text:p>
            <text:p><text:s text:c="8"/></text:p>
            <text:p><text:s text:c="13"/>Related: LeBron James, Jose Calderon, George Hill</text:p>
            <text:p><text:s text:c="14"/></text:p>
            <text:p><text:s text:c="13"/>Apr 29 - 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back) will give it a go for Game 7 on Sunday.</text:p>
            <text:p><text:s text:c="8"/></text:p>
            <text:p><text:s text:c="8"/></text:p>
            <text:p><text:s text:c="13"/>We'll assume that he will start, though coach Ty Lue wouldn't confirm. "Having an extra ballhandler is key," Lue said of Hill's return. The point guard has been banged up for about two weeks and was held out of the last three games. There's no word of any restrictions, so it will be interesting to see how many minutes he can handle with Cleveland's season on the line.</text:p>
            <text:p><text:s text:c="8"/></text:p>
            <text:p><text:s text:c="8"/></text:p>
            <text:p><text:s text:c="13"/></text:p>
            <text:p><text:s text:c="14"/></text:p>
            <text:p><text:s text:c="13"/>Source: Rick Noland on Twitter <text:s text:c="27"/>Apr 29 - 11:4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said he "has a lot in the tank" and wants to come back and play as the center he knows he can be.</text:p>
            <text:p><text:s text:c="8"/></text:p>
            <text:p><text:s text:c="8"/></text:p>
            <text:p><text:s text:c="13"/>Gortat added that small ball is the "worst thing" in the NBA and hopes to get back to a more physical style next season. John Wall recently addressed the media and said he wants the Wizards to bring in an "athletic big," so you would think the chances of Gortat being traded are pretty good. Gortat will be 35 next season and is coming off his worst campaign since 2010, posting averages of 8.4 points, 7.6 rebounds, 1.8 assists and 0.7 blocks.</text:p>
            <text:p><text:s text:c="8"/></text:p>
            <text:p><text:s text:c="8"/></text:p>
            <text:p><text:s text:c="13"/></text:p>
            <text:p><text:s text:c="14"/></text:p>
            <text:p><text:s text:c="13"/>Source: Candace Buckner on Twitter <text:s text:c="23"/>Apr 29 - 1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Marc Stein of the New York Times believes that the 76ers will be the frontrunners to sign LeBron James this summer.</text:p>
            <text:p><text:s text:c="8"/></text:p>
            <text:p><text:s text:c="8"/></text:p>
            <text:p><text:s text:c="13"/>Normally we'd ignore reports like these, but Stein is as credible as they come. Stein said the Sixers have "growing behind-the-scenes confidence" that they can land LeBron, and it's no secret that his best shot of reaching the Finals would be if he remains in the East -- this gives the 76ers a possible edge over the Rockets and Lakers. It's fun to speculate, but only James knows what he's going to do this summer.</text:p>
            <text:p><text:s text:c="8"/></text:p>
            <text:p><text:s text:c="8"/></text:p>
            <text:p><text:s text:c="13"/></text:p>
            <text:p><text:s text:c="14"/></text:p>
            <text:p><text:s text:c="13"/>Source: NY Times <text:s text:c="41"/>Apr 29 - 1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 Mbah a Moute</text:p>
            <text:p><text:s text:c="17"/></text:p>
            <text:p><text:s text:c="17"/></text:p>
            <text:p><text:s text:c="22"/>- F - <text:s/>Rockets</text:p>
            <text:p><text:s text:c="16"/></text:p>
            <text:p><text:s text:c="17"/></text:p>
            <text:p><text:s text:c="12"/></text:p>
            <text:p><text:s text:c="8"/></text:p>
            <text:p><text:s text:c="8"/></text:p>
            <text:p><text:s text:c="8"/></text:p>
            <text:p><text:s text:c="12"/>Luc Mbah a Moute (shoulder) believes he's ready to return for Game 1.</text:p>
            <text:p><text:s text:c="8"/></text:p>
            <text:p><text:s text:c="8"/></text:p>
            <text:p><text:s text:c="13"/>"I want to play," LMAM said on Saturday. "Obviously, it’s not fun sitting. You want to be out there. We’ve been doing a good job of rehab. We’ll see [Sunday]. I’ve done some stuff, workouts, a little bit of practice. I’m ready in my mind." He'll still need to get clearance from the training staff, but he was recently upgraded to questionable and it looks like Houston will be getting one of their top defenders back any day now.</text:p>
            <text:p><text:s text:c="8"/></text:p>
            <text:p><text:s text:c="8"/></text:p>
            <text:p><text:s text:c="13"/></text:p>
            <text:p><text:s text:c="14"/></text:p>
            <text:p><text:s text:c="13"/>Source: Houston Chronicle <text:s text:c="32"/>Apr 29 - 10: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Heat coach Erik Spoelstra has high expectations for Kelly Olynyk in 2018-19.</text:p>
            <text:p><text:s text:c="8"/></text:p>
            <text:p><text:s text:c="8"/></text:p>
            <text:p><text:s text:c="13"/>"I think he has that kind of upside, still, at 26, that he can make another big jump this summer, particularly the way he works," Spoelstra said. "He can come back something different next year." His first season in Miami was a big success, as he averaged career-highs in points (11.5), rebounds (5.7), assists (2.7) and triples (1.4) with 0.5 blocks and 0.8 steals, shooting 49.7% from the field and 77% from the line in 23.4 minutes per game. With Hassan Whiteside possibly on the move, guys like Olynyk, Bam Adebayo and James Johnson could be looking at a nice bump in value.</text:p>
            <text:p><text:s text:c="8"/></text:p>
            <text:p><text:s text:c="8"/></text:p>
            <text:p><text:s text:c="13"/></text:p>
            <text:p><text:s text:c="14"/></text:p>
            <text:p><text:s text:c="13"/>Source: South Florida Sun-Sentinel <text:s text:c="23"/>Apr 29 - 10: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called out some of his teammates during Saturday's exit interview and discussed some changes he wants the front office to make.</text:p>
            <text:p><text:s text:c="8"/></text:p>
            <text:p><text:s text:c="8"/></text:p>
            <text:p><text:s text:c="13"/>"It’s pretty obvious. I don’t need to point it out. I think the way the league is going, you need athletic bigs, you need scoring off the bench, you need all of those types of things," Wall said. "We don’t really have an athletic big." Wall added that he wants the front office to bring in players "that really want to win and really want to take that next step," and while he didn't mention anyone by name, it's not a stretch to say that this was a shot directed towards Marcin Gortat -- those two have a long history of not getting along. Apart from the core trio of Wall, Bradley Beal and Otto Porter, Washington could have an eventful summer.</text:p>
            <text:p><text:s text:c="8"/></text:p>
            <text:p><text:s text:c="8"/></text:p>
            <text:p><text:s text:c="13"/></text:p>
            <text:p><text:s text:c="14"/></text:p>
            <text:p><text:s text:c="13"/>Source: Washington Post <text:s text:c="34"/>Apr 29 - 10: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scored 16 points with 15 rebounds, 11 assists, three steals, two blocks and one 3-pointer in just 30 minutes against the Pelicans on Saturday during a 123-101 victory.</text:p>
            <text:p><text:s text:c="8"/></text:p>
            <text:p><text:s text:c="8"/></text:p>
            <text:p><text:s text:c="13"/>He recorded his fourth career postseason triple-double, passing Tom Gola for the most playoff triple-doubles in franchise history. Green was running the offense for most of the first half as the Warriors ran with the Pelicans in this up-tempo gem. He won't be running the show as much in the next game on Tuesday with Stephen Curry expected to be back in action. Of course, Dray's defense was another big storyline in this win.</text:p>
            <text:p><text:s text:c="8"/></text:p>
            <text:p><text:s text:c="8"/></text:p>
            <text:p><text:s text:c="13"/></text:p>
            <text:p><text:s text:c="14"/></text:p>
            <text:p><text:s text:c="13"/>Apr 29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6 points with 13 rebounds, two assists, two blocks and three 3-pointers in 32 minutes during a 123-101 win over the Pelicans on Saturday.</text:p>
            <text:p><text:s text:c="8"/></text:p>
            <text:p><text:s text:c="8"/></text:p>
            <text:p><text:s text:c="13"/>The Pelicans going small 1-3 is going to be a problem for them despite how they've had success with Jrue Holiday on KD in previous games. Durant was also an imposing presence on defense, which continues to be an underrated part of his game. He will likely lose some shots with Stephen Curry coming back, but he's been supremely efficient next to Steph, so KD could have some huge lines coming his way.</text:p>
            <text:p><text:s text:c="8"/></text:p>
            <text:p><text:s text:c="8"/></text:p>
            <text:p><text:s text:c="13"/></text:p>
            <text:p><text:s text:c="14"/></text:p>
            <text:p><text:s text:c="13"/>Apr 29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scored 27 points with six rebounds, two assists, two blocks and four 3-pointers in 35 minutes against the Pelicans on Saturday.</text:p>
            <text:p><text:s text:c="8"/></text:p>
            <text:p><text:s text:c="8"/></text:p>
            <text:p><text:s text:c="13"/>He's back with back-to-back 24-plus scoring games after scoring just 12 in Game 3 against the Spurs. Although, Klay may be losing some shots because of Stephen Curry likely returning in Game 2. With Steph this season, he only had a 19.8 usage rate compared to a 27.1 usage rate without him during the regular season. Thompson's upside takes a hit here.</text:p>
            <text:p><text:s text:c="8"/></text:p>
            <text:p><text:s text:c="8"/></text:p>
            <text:p><text:s text:c="13"/></text:p>
            <text:p><text:s text:c="14"/></text:p>
            <text:p><text:s text:c="13"/>Apr 29 - 1: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JaVale McGee moved to the bench with two points and one rebound in six minutes against the Pelicans on Saturday.</text:p>
            <text:p><text:s text:c="8"/></text:p>
            <text:p><text:s text:c="8"/></text:p>
            <text:p><text:s text:c="13"/>He was a DNP in the first half and he won't be a factor in this series unless something changes.</text:p>
            <text:p><text:s text:c="8"/></text:p>
            <text:p><text:s text:c="8"/></text:p>
            <text:p><text:s text:c="13"/></text:p>
            <text:p><text:s text:c="14"/></text:p>
            <text:p><text:s text:c="13"/>Apr 29 - 1: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number-rows-repeated="10482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Pau Bramon</meta:initial-creator>
    <dc:creator>paubr</dc:creator>
    <meta:creation-date>2018-06-12T12:12:33Z</meta:creation-date>
    <dc:date>2018-06-12T12:12:33Z</dc:date>
  </office:meta>
</office:document-meta>
</file>